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2b2b2"/>
      <style:text-properties fo:color="#ffffff"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21"/>
        </table:table-row>
        <table:table-row table:style-name="ro2">
          <table:table-cell table:style-name="ce1" office:value-type="string" calcext:value-type="string">
            <text:p>1. Test to look for suitable starting point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startframe <text:s/></text:p>
          </table:table-cell>
          <table:table-cell table:style-name="ce2" office:value-type="string" calcext:value-type="string">
            <text:p>EDVR [a.u.]</text:p>
          </table:table-cell>
          <table:table-cell table:style-name="ce2" office:value-type="string" calcext:value-type="string">
            <text:p>time [s]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.524" calcext:value-type="float">
            <text:p>117.524</text:p>
          </table:table-cell>
          <table:table-cell office:value-type="float" office:value="41.7" calcext:value-type="float">
            <text:p>41.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.4837" calcext:value-type="float">
            <text:p>73.4837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7834" calcext:value-type="float">
            <text:p>49.7834</text:p>
          </table:table-cell>
          <table:table-cell office:value-type="float" office:value="18.3" calcext:value-type="float">
            <text:p>18.3</text:p>
          </table:table-cell>
          <table:table-cell table:number-columns-repeated="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4.8998" calcext:value-type="float">
            <text:p>34.8998</text:p>
          </table:table-cell>
          <table:table-cell table:style-name="ce3" office:value-type="float" office:value="18.2" calcext:value-type="float">
            <text:p>18.2</text:p>
          </table:table-cell>
          <table:table-cell table:style-name="ce7"/>
          <table:table-cell table:number-columns-repeated="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0.0559" calcext:value-type="float">
            <text:p>30.0559</text:p>
          </table:table-cell>
          <table:table-cell table:style-name="ce3" office:value-type="float" office:value="17.8" calcext:value-type="float">
            <text:p>17.8</text:p>
          </table:table-cell>
          <table:table-cell table:style-name="ce7"/>
          <table:table-cell table:number-columns-repeated="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3.2994" calcext:value-type="float">
            <text:p>23.2994</text:p>
          </table:table-cell>
          <table:table-cell table:style-name="ce3" office:value-type="float" office:value="18" calcext:value-type="float">
            <text:p>18</text:p>
          </table:table-cell>
          <table:table-cell table:style-name="ce7"/>
          <table:table-cell table:number-columns-repeated="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.9914" calcext:value-type="float">
            <text:p>26.9914</text:p>
          </table:table-cell>
          <table:table-cell table:style-name="ce3" office:value-type="float" office:value="17.7" calcext:value-type="float">
            <text:p>17.7</text:p>
          </table:table-cell>
          <table:table-cell table:style-name="ce7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7.0869" calcext:value-type="float">
            <text:p>257.0869</text:p>
          </table:table-cell>
          <table:table-cell office:value-type="float" office:value="18.5" calcext:value-type="float">
            <text:p>18.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2. Check LoganSlopes for multiple files (n=24) and different ROI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 calcext:value-type="string">
            <text:p>ROI 1</text:p>
          </table:table-cell>
          <table:table-cell table:number-columns-repeated="6"/>
          <table:table-cell table:style-name="ce4" office:value-type="string" calcext:value-type="string">
            <text:p>ROI 2</text:p>
          </table:table-cell>
          <table:table-cell table:number-columns-repeated="6"/>
          <table:table-cell table:style-name="ce4" office:value-type="string" calcext:value-type="string">
            <text:p>ROI 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[50 25 40]</text:p>
          </table:table-cell>
          <table:table-cell table:number-columns-repeated="6"/>
          <table:table-cell table:style-name="ce4" office:value-type="string" calcext:value-type="string">
            <text:p>[10 10 10]</text:p>
          </table:table-cell>
          <table:table-cell table:number-columns-repeated="6"/>
          <table:table-cell table:style-name="ce4" office:value-type="string" calcext:value-type="string">
            <text:p>[70 85 35]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startframe 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startframe 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startframe 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leNr.</text:p>
          </table:table-cell>
          <table:table-cell table:number-columns-repeated="6"/>
          <table:table-cell table:style-name="ce2" office:value-type="string" calcext:value-type="string">
            <text:p>FileNr.</text:p>
          </table:table-cell>
          <table:table-cell table:number-columns-repeated="6"/>
          <table:table-cell table:style-name="ce2" office:value-type="string" calcext:value-type="string">
            <text:p>FileNr.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4.8998" calcext:value-type="float">
            <text:p>34.8998</text:p>
          </table:table-cell>
          <table:table-cell office:value-type="float" office:value="30.0559" calcext:value-type="float">
            <text:p>30.0559</text:p>
          </table:table-cell>
          <table:table-cell office:value-type="float" office:value="23.2994" calcext:value-type="float">
            <text:p>23.2994</text:p>
          </table:table-cell>
          <table:table-cell office:value-type="float" office:value="26.9914" calcext:value-type="float">
            <text:p>26.9914</text:p>
          </table:table-cell>
          <table:table-cell office:value-type="float" office:value="49.7834" calcext:value-type="float">
            <text:p>49.783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8.3968" calcext:value-type="float">
            <text:p>8.3968</text:p>
          </table:table-cell>
          <table:table-cell office:value-type="float" office:value="6.4178" calcext:value-type="float">
            <text:p>6.4178</text:p>
          </table:table-cell>
          <table:table-cell office:value-type="float" office:value="6.672" calcext:value-type="float">
            <text:p>6.672</text:p>
          </table:table-cell>
          <table:table-cell office:value-type="float" office:value="10.0371" calcext:value-type="float">
            <text:p>10.0371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7.0313" calcext:value-type="float">
            <text:p>7.0313</text:p>
          </table:table-cell>
          <table:table-cell office:value-type="float" office:value="5.5286" calcext:value-type="float">
            <text:p>5.5286</text:p>
          </table:table-cell>
          <table:table-cell office:value-type="float" office:value="9.2778" calcext:value-type="float">
            <text:p>9.2778</text:p>
          </table:table-cell>
          <table:table-cell office:value-type="float" office:value="13.9407" calcext:value-type="float">
            <text:p>13.9407</text:p>
          </table:table-cell>
          <table:table-cell office:value-type="float" office:value="9.836" calcext:value-type="float">
            <text:p>9.836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0.1565" calcext:value-type="float">
            <text:p>20.1565</text:p>
          </table:table-cell>
          <table:table-cell office:value-type="float" office:value="17.1886" calcext:value-type="float">
            <text:p>17.1886</text:p>
          </table:table-cell>
          <table:table-cell office:value-type="float" office:value="21.4775" calcext:value-type="float">
            <text:p>21.4775</text:p>
          </table:table-cell>
          <table:table-cell office:value-type="float" office:value="37.9696" calcext:value-type="float">
            <text:p>37.9696</text:p>
          </table:table-cell>
          <table:table-cell office:value-type="float" office:value="25.2871" calcext:value-type="float">
            <text:p>25.287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7.9577" calcext:value-type="float">
            <text:p>7.9577</text:p>
          </table:table-cell>
          <table:table-cell office:value-type="float" office:value="6.7374" calcext:value-type="float">
            <text:p>6.7374</text:p>
          </table:table-cell>
          <table:table-cell office:value-type="float" office:value="4.7778" calcext:value-type="float">
            <text:p>4.7778</text:p>
          </table:table-cell>
          <table:table-cell office:value-type="float" office:value="3.9296" calcext:value-type="float">
            <text:p>3.9296</text:p>
          </table:table-cell>
          <table:table-cell office:value-type="float" office:value="8.4709" calcext:value-type="float">
            <text:p>8.470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.4251" calcext:value-type="float">
            <text:p>3.4251</text:p>
          </table:table-cell>
          <table:table-cell office:value-type="float" office:value="4.9106" calcext:value-type="float">
            <text:p>4.9106</text:p>
          </table:table-cell>
          <table:table-cell office:value-type="float" office:value="2.1307" calcext:value-type="float">
            <text:p>2.1307</text:p>
          </table:table-cell>
          <table:table-cell office:value-type="float" office:value="2.539" calcext:value-type="float">
            <text:p>2.539</text:p>
          </table:table-cell>
          <table:table-cell office:value-type="float" office:value="8.4709" calcext:value-type="float">
            <text:p>8.4709</text:p>
          </table:table-cell>
          <table:table-cell office:value-type="float" office:value="7.0313" calcext:value-type="float">
            <text:p>7.031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8.1445" calcext:value-type="float">
            <text:p>28.1445</text:p>
          </table:table-cell>
          <table:table-cell office:value-type="float" office:value="16.8694" calcext:value-type="float">
            <text:p>16.8694</text:p>
          </table:table-cell>
          <table:table-cell office:value-type="float" office:value="11.8441" calcext:value-type="float">
            <text:p>11.8441</text:p>
          </table:table-cell>
          <table:table-cell office:value-type="float" office:value="10.7324" calcext:value-type="float">
            <text:p>10.7324</text:p>
          </table:table-cell>
          <table:table-cell office:value-type="float" office:value="31.2271" calcext:value-type="float">
            <text:p>31.227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.2455" calcext:value-type="float">
            <text:p>5.2455</text:p>
          </table:table-cell>
          <table:table-cell office:value-type="float" office:value="9.9545" calcext:value-type="float">
            <text:p>9.9545</text:p>
          </table:table-cell>
          <table:table-cell office:value-type="float" office:value="6.1321" calcext:value-type="float">
            <text:p>6.1321</text:p>
          </table:table-cell>
          <table:table-cell office:value-type="float" office:value="8.8233" calcext:value-type="float">
            <text:p>8.8233</text:p>
          </table:table-cell>
          <table:table-cell office:value-type="float" office:value="7.5859" calcext:value-type="float">
            <text:p>7.585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.9763" calcext:value-type="float">
            <text:p>2.9763</text:p>
          </table:table-cell>
          <table:table-cell office:value-type="float" office:value="2.8385" calcext:value-type="float">
            <text:p>2.8385</text:p>
          </table:table-cell>
          <table:table-cell office:value-type="float" office:value="3.8994" calcext:value-type="float">
            <text:p>3.8994</text:p>
          </table:table-cell>
          <table:table-cell office:value-type="float" office:value="6.6552" calcext:value-type="float">
            <text:p>6.6552</text:p>
          </table:table-cell>
          <table:table-cell office:value-type="float" office:value="7.5859" calcext:value-type="float">
            <text:p>7.5859</text:p>
          </table:table-cell>
          <table:table-cell office:value-type="float" office:value="4.5711" calcext:value-type="float">
            <text:p>4.571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1.9588" calcext:value-type="float">
            <text:p>31.9588</text:p>
          </table:table-cell>
          <table:table-cell office:value-type="float" office:value="28.2654" calcext:value-type="float">
            <text:p>28.2654</text:p>
          </table:table-cell>
          <table:table-cell office:value-type="float" office:value="24.6038" calcext:value-type="float">
            <text:p>24.6038</text:p>
          </table:table-cell>
          <table:table-cell office:value-type="float" office:value="20.9933" calcext:value-type="float">
            <text:p>20.9933</text:p>
          </table:table-cell>
          <table:table-cell office:value-type="float" office:value="31.8334" calcext:value-type="float">
            <text:p>31.833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.9941" calcext:value-type="float">
            <text:p>3.9941</text:p>
          </table:table-cell>
          <table:table-cell office:value-type="float" office:value="4.2063" calcext:value-type="float">
            <text:p>4.2063</text:p>
          </table:table-cell>
          <table:table-cell office:value-type="float" office:value="9.5519" calcext:value-type="float">
            <text:p>9.5519</text:p>
          </table:table-cell>
          <table:table-cell office:value-type="float" office:value="10.8232" calcext:value-type="float">
            <text:p>10.8232</text:p>
          </table:table-cell>
          <table:table-cell office:value-type="float" office:value="5.8445" calcext:value-type="float">
            <text:p>5.844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9.3583" calcext:value-type="float">
            <text:p>9.3583</text:p>
          </table:table-cell>
          <table:table-cell office:value-type="float" office:value="6.205" calcext:value-type="float">
            <text:p>6.205</text:p>
          </table:table-cell>
          <table:table-cell office:value-type="float" office:value="4.8092" calcext:value-type="float">
            <text:p>4.8092</text:p>
          </table:table-cell>
          <table:table-cell office:value-type="float" office:value="3.0914" calcext:value-type="float">
            <text:p>3.0914</text:p>
          </table:table-cell>
          <table:table-cell office:value-type="float" office:value="5.8445" calcext:value-type="float">
            <text:p>5.8445</text:p>
          </table:table-cell>
          <table:table-cell office:value-type="float" office:value="3.1065" calcext:value-type="float">
            <text:p>3.106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7.7973" calcext:value-type="float">
            <text:p>37.7973</text:p>
          </table:table-cell>
          <table:table-cell office:value-type="float" office:value="36.6848" calcext:value-type="float">
            <text:p>36.6848</text:p>
          </table:table-cell>
          <table:table-cell office:value-type="float" office:value="43.739" calcext:value-type="float">
            <text:p>43.739</text:p>
          </table:table-cell>
          <table:table-cell office:value-type="float" office:value="25.2466" calcext:value-type="float">
            <text:p>25.2466</text:p>
          </table:table-cell>
          <table:table-cell office:value-type="float" office:value="56.443" calcext:value-type="float">
            <text:p>56.44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.6661" calcext:value-type="float">
            <text:p>9.6661</text:p>
          </table:table-cell>
          <table:table-cell office:value-type="float" office:value="9.5744" calcext:value-type="float">
            <text:p>9.5744</text:p>
          </table:table-cell>
          <table:table-cell office:value-type="float" office:value="8.8627" calcext:value-type="float">
            <text:p>8.8627</text:p>
          </table:table-cell>
          <table:table-cell office:value-type="float" office:value="7.2779" calcext:value-type="float">
            <text:p>7.2779</text:p>
          </table:table-cell>
          <table:table-cell office:value-type="float" office:value="12.102" calcext:value-type="float">
            <text:p>12.10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1.0285" calcext:value-type="float">
            <text:p>11.0285</text:p>
          </table:table-cell>
          <table:table-cell office:value-type="float" office:value="8.7949" calcext:value-type="float">
            <text:p>8.7949</text:p>
          </table:table-cell>
          <table:table-cell office:value-type="float" office:value="6.0853" calcext:value-type="float">
            <text:p>6.0853</text:p>
          </table:table-cell>
          <table:table-cell office:value-type="float" office:value="5.4344" calcext:value-type="float">
            <text:p>5.4344</text:p>
          </table:table-cell>
          <table:table-cell office:value-type="float" office:value="12.102" calcext:value-type="float">
            <text:p>12.102</text:p>
          </table:table-cell>
          <table:table-cell office:value-type="float" office:value="12.6319" calcext:value-type="float">
            <text:p>12.63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6.4613" calcext:value-type="float">
            <text:p>26.4613</text:p>
          </table:table-cell>
          <table:table-cell office:value-type="float" office:value="21.2008" calcext:value-type="float">
            <text:p>21.2008</text:p>
          </table:table-cell>
          <table:table-cell office:value-type="float" office:value="26.6386" calcext:value-type="float">
            <text:p>26.6386</text:p>
          </table:table-cell>
          <table:table-cell office:value-type="float" office:value="25.5847" calcext:value-type="float">
            <text:p>25.5847</text:p>
          </table:table-cell>
          <table:table-cell office:value-type="float" office:value="27.9998" calcext:value-type="float">
            <text:p>27.999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8.7353" calcext:value-type="float">
            <text:p>18.7353</text:p>
          </table:table-cell>
          <table:table-cell office:value-type="float" office:value="13.8135" calcext:value-type="float">
            <text:p>13.8135</text:p>
          </table:table-cell>
          <table:table-cell office:value-type="float" office:value="28.6008" calcext:value-type="float">
            <text:p>28.6008</text:p>
          </table:table-cell>
          <table:table-cell office:value-type="float" office:value="21.9615" calcext:value-type="float">
            <text:p>21.9615</text:p>
          </table:table-cell>
          <table:table-cell office:value-type="float" office:value="11.3923" calcext:value-type="float">
            <text:p>11.392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9.6692" calcext:value-type="float">
            <text:p>9.6692</text:p>
          </table:table-cell>
          <table:table-cell office:value-type="float" office:value="6.3791" calcext:value-type="float">
            <text:p>6.3791</text:p>
          </table:table-cell>
          <table:table-cell office:value-type="float" office:value="5.0031" calcext:value-type="float">
            <text:p>5.0031</text:p>
          </table:table-cell>
          <table:table-cell office:value-type="float" office:value="3.4699" calcext:value-type="float">
            <text:p>3.4699</text:p>
          </table:table-cell>
          <table:table-cell office:value-type="float" office:value="11.3923" calcext:value-type="float">
            <text:p>11.3923</text:p>
          </table:table-cell>
          <table:table-cell office:value-type="float" office:value="14.494" calcext:value-type="float">
            <text:p>14.49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5.7552" calcext:value-type="float">
            <text:p>15.7552</text:p>
          </table:table-cell>
          <table:table-cell office:value-type="float" office:value="15.4602" calcext:value-type="float">
            <text:p>15.4602</text:p>
          </table:table-cell>
          <table:table-cell office:value-type="float" office:value="9.0963" calcext:value-type="float">
            <text:p>9.0963</text:p>
          </table:table-cell>
          <table:table-cell office:value-type="float" office:value="15.0692" calcext:value-type="float">
            <text:p>15.0692</text:p>
          </table:table-cell>
          <table:table-cell office:value-type="float" office:value="21.3875" calcext:value-type="float">
            <text:p>21.387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7.4272" calcext:value-type="float">
            <text:p>7.4272</text:p>
          </table:table-cell>
          <table:table-cell office:value-type="float" office:value="7.2477" calcext:value-type="float">
            <text:p>7.2477</text:p>
          </table:table-cell>
          <table:table-cell office:value-type="float" office:value="4.9321" calcext:value-type="float">
            <text:p>4.9321</text:p>
          </table:table-cell>
          <table:table-cell office:value-type="float" office:value="5.013" calcext:value-type="float">
            <text:p>5.013</text:p>
          </table:table-cell>
          <table:table-cell office:value-type="float" office:value="10.8046" calcext:value-type="float">
            <text:p>10.804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4.9431" calcext:value-type="float">
            <text:p>14.9431</text:p>
          </table:table-cell>
          <table:table-cell office:value-type="float" office:value="14.233" calcext:value-type="float">
            <text:p>14.233</text:p>
          </table:table-cell>
          <table:table-cell office:value-type="float" office:value="11.0378" calcext:value-type="float">
            <text:p>11.0378</text:p>
          </table:table-cell>
          <table:table-cell office:value-type="float" office:value="9.3512" calcext:value-type="float">
            <text:p>9.3512</text:p>
          </table:table-cell>
          <table:table-cell office:value-type="float" office:value="10.8046" calcext:value-type="float">
            <text:p>10.8046</text:p>
          </table:table-cell>
          <table:table-cell office:value-type="float" office:value="11.0752" calcext:value-type="float">
            <text:p>11.075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4.9961" calcext:value-type="float">
            <text:p>34.9961</text:p>
          </table:table-cell>
          <table:table-cell office:value-type="float" office:value="30.47" calcext:value-type="float">
            <text:p>30.47</text:p>
          </table:table-cell>
          <table:table-cell office:value-type="float" office:value="35.877" calcext:value-type="float">
            <text:p>35.877</text:p>
          </table:table-cell>
          <table:table-cell office:value-type="float" office:value="25.7258" calcext:value-type="float">
            <text:p>25.7258</text:p>
          </table:table-cell>
          <table:table-cell office:value-type="float" office:value="52.567" calcext:value-type="float">
            <text:p>52.56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7.309" calcext:value-type="float">
            <text:p>7.309</text:p>
          </table:table-cell>
          <table:table-cell office:value-type="float" office:value="5.5444" calcext:value-type="float">
            <text:p>5.5444</text:p>
          </table:table-cell>
          <table:table-cell office:value-type="float" office:value="2.0219" calcext:value-type="float">
            <text:p>2.0219</text:p>
          </table:table-cell>
          <table:table-cell office:value-type="float" office:value="10.8788" calcext:value-type="float">
            <text:p>10.8788</text:p>
          </table:table-cell>
          <table:table-cell office:value-type="float" office:value="9.6823" calcext:value-type="float">
            <text:p>9.682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3.0341" calcext:value-type="float">
            <text:p>13.0341</text:p>
          </table:table-cell>
          <table:table-cell office:value-type="float" office:value="7.0561" calcext:value-type="float">
            <text:p>7.0561</text:p>
          </table:table-cell>
          <table:table-cell office:value-type="float" office:value="7.1884" calcext:value-type="float">
            <text:p>7.1884</text:p>
          </table:table-cell>
          <table:table-cell office:value-type="float" office:value="12.8945" calcext:value-type="float">
            <text:p>12.8945</text:p>
          </table:table-cell>
          <table:table-cell office:value-type="float" office:value="9.6823" calcext:value-type="float">
            <text:p>9.6823</text:p>
          </table:table-cell>
          <table:table-cell office:value-type="float" office:value="10.7083" calcext:value-type="float">
            <text:p>10.708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2.1274" calcext:value-type="float">
            <text:p>22.1274</text:p>
          </table:table-cell>
          <table:table-cell office:value-type="float" office:value="19.2617" calcext:value-type="float">
            <text:p>19.2617</text:p>
          </table:table-cell>
          <table:table-cell office:value-type="float" office:value="19.778" calcext:value-type="float">
            <text:p>19.778</text:p>
          </table:table-cell>
          <table:table-cell office:value-type="float" office:value="22.9637" calcext:value-type="float">
            <text:p>22.9637</text:p>
          </table:table-cell>
          <table:table-cell office:value-type="float" office:value="41.8281" calcext:value-type="float">
            <text:p>41.828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7.6115" calcext:value-type="float">
            <text:p>7.6115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6781" calcext:value-type="float">
            <text:p>5.6781</text:p>
          </table:table-cell>
          <table:table-cell office:value-type="float" office:value="9.9241" calcext:value-type="float">
            <text:p>9.924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5.0961" calcext:value-type="float">
            <text:p>5.0961</text:p>
          </table:table-cell>
          <table:table-cell office:value-type="float" office:value="6.0515" calcext:value-type="float">
            <text:p>6.0515</text:p>
          </table:table-cell>
          <table:table-cell office:value-type="float" office:value="2.8664" calcext:value-type="float">
            <text:p>2.8664</text:p>
          </table:table-cell>
          <table:table-cell office:value-type="float" office:value="4.3636" calcext:value-type="float">
            <text:p>4.3636</text:p>
          </table:table-cell>
          <table:table-cell office:value-type="float" office:value="9.9241" calcext:value-type="float">
            <text:p>9.9241</text:p>
          </table:table-cell>
          <table:table-cell office:value-type="float" office:value="13.8528" calcext:value-type="float">
            <text:p>13.852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1.8792" calcext:value-type="float">
            <text:p>21.8792</text:p>
          </table:table-cell>
          <table:table-cell office:value-type="float" office:value="11.6243" calcext:value-type="float">
            <text:p>11.6243</text:p>
          </table:table-cell>
          <table:table-cell office:value-type="float" office:value="15.088" calcext:value-type="float">
            <text:p>15.088</text:p>
          </table:table-cell>
          <table:table-cell office:value-type="float" office:value="24.5391" calcext:value-type="float">
            <text:p>24.5391</text:p>
          </table:table-cell>
          <table:table-cell office:value-type="float" office:value="33.5565" calcext:value-type="float">
            <text:p>33.55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0.5241" calcext:value-type="float">
            <text:p>10.5241</text:p>
          </table:table-cell>
          <table:table-cell office:value-type="float" office:value="13.9662" calcext:value-type="float">
            <text:p>13.9662</text:p>
          </table:table-cell>
          <table:table-cell office:value-type="float" office:value="12.7386" calcext:value-type="float">
            <text:p>12.7386</text:p>
          </table:table-cell>
          <table:table-cell office:value-type="float" office:value="6.9749" calcext:value-type="float">
            <text:p>6.9749</text:p>
          </table:table-cell>
          <table:table-cell office:value-type="float" office:value="21.0891" calcext:value-type="float">
            <text:p>21.089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2.1033" calcext:value-type="float">
            <text:p>2.1033</text:p>
          </table:table-cell>
          <table:table-cell office:value-type="float" office:value="2.4476" calcext:value-type="float">
            <text:p>2.4476</text:p>
          </table:table-cell>
          <table:table-cell office:value-type="float" office:value="2.0358" calcext:value-type="float">
            <text:p>2.0358</text:p>
          </table:table-cell>
          <table:table-cell office:value-type="float" office:value="2.225" calcext:value-type="float">
            <text:p>2.225</text:p>
          </table:table-cell>
          <table:table-cell office:value-type="float" office:value="21.0891" calcext:value-type="float">
            <text:p>21.0891</text:p>
          </table:table-cell>
          <table:table-cell office:value-type="float" office:value="10.1502" calcext:value-type="float">
            <text:p>10.150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24.2766" calcext:value-type="float">
            <text:p>24.2766</text:p>
          </table:table-cell>
          <table:table-cell office:value-type="float" office:value="17.9417" calcext:value-type="float">
            <text:p>17.9417</text:p>
          </table:table-cell>
          <table:table-cell office:value-type="float" office:value="16.0103" calcext:value-type="float">
            <text:p>16.0103</text:p>
          </table:table-cell>
          <table:table-cell office:value-type="float" office:value="12.1405" calcext:value-type="float">
            <text:p>12.1405</text:p>
          </table:table-cell>
          <table:table-cell office:value-type="float" office:value="40.2744" calcext:value-type="float">
            <text:p>40.274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8.7994" calcext:value-type="float">
            <text:p>8.7994</text:p>
          </table:table-cell>
          <table:table-cell office:value-type="float" office:value="7.6447" calcext:value-type="float">
            <text:p>7.6447</text:p>
          </table:table-cell>
          <table:table-cell office:value-type="float" office:value="6.0659" calcext:value-type="float">
            <text:p>6.0659</text:p>
          </table:table-cell>
          <table:table-cell office:value-type="float" office:value="4.4529" calcext:value-type="float">
            <text:p>4.4529</text:p>
          </table:table-cell>
          <table:table-cell office:value-type="float" office:value="8.0707" calcext:value-type="float">
            <text:p>8.0707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10.612" calcext:value-type="float">
            <text:p>10.612</text:p>
          </table:table-cell>
          <table:table-cell office:value-type="float" office:value="9.0083" calcext:value-type="float">
            <text:p>9.0083</text:p>
          </table:table-cell>
          <table:table-cell office:value-type="float" office:value="9.4166" calcext:value-type="float">
            <text:p>9.4166</text:p>
          </table:table-cell>
          <table:table-cell office:value-type="float" office:value="8.7127" calcext:value-type="float">
            <text:p>8.7127</text:p>
          </table:table-cell>
          <table:table-cell office:value-type="float" office:value="8.0707" calcext:value-type="float">
            <text:p>8.0707</text:p>
          </table:table-cell>
          <table:table-cell office:value-type="float" office:value="2.4226" calcext:value-type="float">
            <text:p>2.422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21.0161" calcext:value-type="float">
            <text:p>21.0161</text:p>
          </table:table-cell>
          <table:table-cell office:value-type="float" office:value="17.4339" calcext:value-type="float">
            <text:p>17.4339</text:p>
          </table:table-cell>
          <table:table-cell office:value-type="float" office:value="20.0187" calcext:value-type="float">
            <text:p>20.0187</text:p>
          </table:table-cell>
          <table:table-cell office:value-type="float" office:value="32.5158" calcext:value-type="float">
            <text:p>32.5158</text:p>
          </table:table-cell>
          <table:table-cell office:value-type="float" office:value="32.2225" calcext:value-type="float">
            <text:p>32.222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5.1237" calcext:value-type="float">
            <text:p>5.1237</text:p>
          </table:table-cell>
          <table:table-cell office:value-type="float" office:value="10.3315" calcext:value-type="float">
            <text:p>10.3315</text:p>
          </table:table-cell>
          <table:table-cell office:value-type="float" office:value="4.7932" calcext:value-type="float">
            <text:p>4.7932</text:p>
          </table:table-cell>
          <table:table-cell office:value-type="float" office:value="7.8398" calcext:value-type="float">
            <text:p>7.8398</text:p>
          </table:table-cell>
          <table:table-cell office:value-type="float" office:value="11.2991" calcext:value-type="float">
            <text:p>11.299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12.3831" calcext:value-type="float">
            <text:p>12.3831</text:p>
          </table:table-cell>
          <table:table-cell office:value-type="float" office:value="7.3539" calcext:value-type="float">
            <text:p>7.3539</text:p>
          </table:table-cell>
          <table:table-cell office:value-type="float" office:value="7.1557" calcext:value-type="float">
            <text:p>7.1557</text:p>
          </table:table-cell>
          <table:table-cell office:value-type="float" office:value="6.5063" calcext:value-type="float">
            <text:p>6.5063</text:p>
          </table:table-cell>
          <table:table-cell office:value-type="float" office:value="11.2991" calcext:value-type="float">
            <text:p>11.2991</text:p>
          </table:table-cell>
          <table:table-cell office:value-type="float" office:value="8.2982" calcext:value-type="float">
            <text:p>8.298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.42" calcext:value-type="float">
            <text:p>19.42</text:p>
          </table:table-cell>
          <table:table-cell office:value-type="float" office:value="17.4275" calcext:value-type="float">
            <text:p>17.4275</text:p>
          </table:table-cell>
          <table:table-cell office:value-type="float" office:value="13.6125" calcext:value-type="float">
            <text:p>13.6125</text:p>
          </table:table-cell>
          <table:table-cell office:value-type="float" office:value="22.6142" calcext:value-type="float">
            <text:p>22.6142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float" office:value="8.5398" calcext:value-type="float">
            <text:p>8.5398</text:p>
          </table:table-cell>
          <table:table-cell office:value-type="float" office:value="7.1717" calcext:value-type="float">
            <text:p>7.1717</text:p>
          </table:table-cell>
          <table:table-cell office:value-type="float" office:value="9.5931" calcext:value-type="float">
            <text:p>9.5931</text:p>
          </table:table-cell>
          <table:table-cell office:value-type="float" office:value="14.692" calcext:value-type="float">
            <text:p>14.692</text:p>
          </table:table-cell>
          <table:table-cell office:value-type="float" office:value="11.2551" calcext:value-type="float">
            <text:p>11.255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float" office:value="9.8161" calcext:value-type="float">
            <text:p>9.8161</text:p>
          </table:table-cell>
          <table:table-cell office:value-type="float" office:value="3.4659" calcext:value-type="float">
            <text:p>3.4659</text:p>
          </table:table-cell>
          <table:table-cell office:value-type="float" office:value="10.4779" calcext:value-type="float">
            <text:p>10.4779</text:p>
          </table:table-cell>
          <table:table-cell office:value-type="float" office:value="9.3771" calcext:value-type="float">
            <text:p>9.3771</text:p>
          </table:table-cell>
          <table:table-cell office:value-type="float" office:value="11.2551" calcext:value-type="float">
            <text:p>11.2551</text:p>
          </table:table-cell>
          <table:table-cell office:value-type="float" office:value="17.5526" calcext:value-type="float">
            <text:p>17.552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9.3211" calcext:value-type="float">
            <text:p>19.3211</text:p>
          </table:table-cell>
          <table:table-cell office:value-type="float" office:value="13.9031" calcext:value-type="float">
            <text:p>13.9031</text:p>
          </table:table-cell>
          <table:table-cell office:value-type="float" office:value="15.1945" calcext:value-type="float">
            <text:p>15.1945</text:p>
          </table:table-cell>
          <table:table-cell office:value-type="float" office:value="16.2164" calcext:value-type="float">
            <text:p>16.2164</text:p>
          </table:table-cell>
          <table:table-cell office:value-type="float" office:value="26.998" calcext:value-type="float">
            <text:p>26.998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14.3654" calcext:value-type="float">
            <text:p>14.3654</text:p>
          </table:table-cell>
          <table:table-cell office:value-type="float" office:value="8.7085" calcext:value-type="float">
            <text:p>8.7085</text:p>
          </table:table-cell>
          <table:table-cell office:value-type="float" office:value="8.4256" calcext:value-type="float">
            <text:p>8.4256</text:p>
          </table:table-cell>
          <table:table-cell office:value-type="float" office:value="7.7922" calcext:value-type="float">
            <text:p>7.7922</text:p>
          </table:table-cell>
          <table:table-cell office:value-type="float" office:value="7.2227" calcext:value-type="float">
            <text:p>7.2227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11.0675" calcext:value-type="float">
            <text:p>11.0675</text:p>
          </table:table-cell>
          <table:table-cell office:value-type="float" office:value="9.3666" calcext:value-type="float">
            <text:p>9.3666</text:p>
          </table:table-cell>
          <table:table-cell office:value-type="float" office:value="7.8612" calcext:value-type="float">
            <text:p>7.8612</text:p>
          </table:table-cell>
          <table:table-cell office:value-type="float" office:value="11.3318" calcext:value-type="float">
            <text:p>11.3318</text:p>
          </table:table-cell>
          <table:table-cell office:value-type="float" office:value="7.2227" calcext:value-type="float">
            <text:p>7.2227</text:p>
          </table:table-cell>
          <table:table-cell office:value-type="float" office:value="12.6429" calcext:value-type="float">
            <text:p>12.6429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7.1989" calcext:value-type="float">
            <text:p>27.1989</text:p>
          </table:table-cell>
          <table:table-cell office:value-type="float" office:value="24.2789" calcext:value-type="float">
            <text:p>24.2789</text:p>
          </table:table-cell>
          <table:table-cell office:value-type="float" office:value="19.49" calcext:value-type="float">
            <text:p>19.49</text:p>
          </table:table-cell>
          <table:table-cell office:value-type="float" office:value="18.4987" calcext:value-type="float">
            <text:p>18.4987</text:p>
          </table:table-cell>
          <table:table-cell office:value-type="float" office:value="32.7415" calcext:value-type="float">
            <text:p>32.741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9.4115" calcext:value-type="float">
            <text:p>9.4115</text:p>
          </table:table-cell>
          <table:table-cell office:value-type="float" office:value="7.5591" calcext:value-type="float">
            <text:p>7.5591</text:p>
          </table:table-cell>
          <table:table-cell office:value-type="float" office:value="6.0787" calcext:value-type="float">
            <text:p>6.0787</text:p>
          </table:table-cell>
          <table:table-cell office:value-type="float" office:value="6.264" calcext:value-type="float">
            <text:p>6.264</text:p>
          </table:table-cell>
          <table:table-cell office:value-type="float" office:value="8.6677" calcext:value-type="float">
            <text:p>8.667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4.5343" calcext:value-type="float">
            <text:p>4.5343</text:p>
          </table:table-cell>
          <table:table-cell office:value-type="float" office:value="3.5291" calcext:value-type="float">
            <text:p>3.5291</text:p>
          </table:table-cell>
          <table:table-cell office:value-type="float" office:value="3.0388" calcext:value-type="float">
            <text:p>3.0388</text:p>
          </table:table-cell>
          <table:table-cell office:value-type="float" office:value="2.8492" calcext:value-type="float">
            <text:p>2.8492</text:p>
          </table:table-cell>
          <table:table-cell office:value-type="float" office:value="8.6677" calcext:value-type="float">
            <text:p>8.6677</text:p>
          </table:table-cell>
          <table:table-cell office:value-type="float" office:value="12.3836" calcext:value-type="float">
            <text:p>12.383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5.7754" calcext:value-type="float">
            <text:p>15.7754</text:p>
          </table:table-cell>
          <table:table-cell office:value-type="float" office:value="14.133" calcext:value-type="float">
            <text:p>14.133</text:p>
          </table:table-cell>
          <table:table-cell office:value-type="float" office:value="13.0726" calcext:value-type="float">
            <text:p>13.0726</text:p>
          </table:table-cell>
          <table:table-cell office:value-type="float" office:value="18.3896" calcext:value-type="float">
            <text:p>18.3896</text:p>
          </table:table-cell>
          <table:table-cell office:value-type="float" office:value="23.0676" calcext:value-type="float">
            <text:p>23.067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3.4863" calcext:value-type="float">
            <text:p>3.4863</text:p>
          </table:table-cell>
          <table:table-cell office:value-type="float" office:value="3.121" calcext:value-type="float">
            <text:p>3.121</text:p>
          </table:table-cell>
          <table:table-cell office:value-type="float" office:value="2.7606" calcext:value-type="float">
            <text:p>2.7606</text:p>
          </table:table-cell>
          <table:table-cell office:value-type="float" office:value="13.3437" calcext:value-type="float">
            <text:p>13.3437</text:p>
          </table:table-cell>
          <table:table-cell office:value-type="float" office:value="5.2196" calcext:value-type="float">
            <text:p>5.219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4.5761" calcext:value-type="float">
            <text:p>4.5761</text:p>
          </table:table-cell>
          <table:table-cell office:value-type="float" office:value="2.9494" calcext:value-type="float">
            <text:p>2.9494</text:p>
          </table:table-cell>
          <table:table-cell office:value-type="float" office:value="3.2851" calcext:value-type="float">
            <text:p>3.2851</text:p>
          </table:table-cell>
          <table:table-cell office:value-type="float" office:value="2.1132" calcext:value-type="float">
            <text:p>2.1132</text:p>
          </table:table-cell>
          <table:table-cell office:value-type="float" office:value="5.2196" calcext:value-type="float">
            <text:p>5.2196</text:p>
          </table:table-cell>
          <table:table-cell office:value-type="float" office:value="5.6787" calcext:value-type="float">
            <text:p>5.678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37.2275" calcext:value-type="float">
            <text:p>37.2275</text:p>
          </table:table-cell>
          <table:table-cell office:value-type="float" office:value="32.8357" calcext:value-type="float">
            <text:p>32.8357</text:p>
          </table:table-cell>
          <table:table-cell office:value-type="float" office:value="42.1101" calcext:value-type="float">
            <text:p>42.1101</text:p>
          </table:table-cell>
          <table:table-cell office:value-type="float" office:value="48.67" calcext:value-type="float">
            <text:p>48.67</text:p>
          </table:table-cell>
          <table:table-cell office:value-type="float" office:value="60.4434" calcext:value-type="float">
            <text:p>60.443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5.7041" calcext:value-type="float">
            <text:p>5.7041</text:p>
          </table:table-cell>
          <table:table-cell office:value-type="float" office:value="2.6735" calcext:value-type="float">
            <text:p>2.6735</text:p>
          </table:table-cell>
          <table:table-cell office:value-type="float" office:value="3.6488" calcext:value-type="float">
            <text:p>3.6488</text:p>
          </table:table-cell>
          <table:table-cell office:value-type="float" office:value="4.5618" calcext:value-type="float">
            <text:p>4.5618</text:p>
          </table:table-cell>
          <table:table-cell office:value-type="float" office:value="6.5965" calcext:value-type="float">
            <text:p>6.5965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6.4202" calcext:value-type="float">
            <text:p>6.4202</text:p>
          </table:table-cell>
          <table:table-cell office:value-type="float" office:value="4.9425" calcext:value-type="float">
            <text:p>4.9425</text:p>
          </table:table-cell>
          <table:table-cell office:value-type="float" office:value="5.1419" calcext:value-type="float">
            <text:p>5.1419</text:p>
          </table:table-cell>
          <table:table-cell office:value-type="float" office:value="6.4911" calcext:value-type="float">
            <text:p>6.4911</text:p>
          </table:table-cell>
          <table:table-cell office:value-type="float" office:value="6.5965" calcext:value-type="float">
            <text:p>6.5965</text:p>
          </table:table-cell>
          <table:table-cell office:value-type="float" office:value="5.5895" calcext:value-type="float">
            <text:p>5.589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49.4951" calcext:value-type="float">
            <text:p>49.4951</text:p>
          </table:table-cell>
          <table:table-cell office:value-type="float" office:value="42.2622" calcext:value-type="float">
            <text:p>42.2622</text:p>
          </table:table-cell>
          <table:table-cell office:value-type="float" office:value="27.2255" calcext:value-type="float">
            <text:p>27.2255</text:p>
          </table:table-cell>
          <table:table-cell office:value-type="float" office:value="34.187" calcext:value-type="float">
            <text:p>34.187</text:p>
          </table:table-cell>
          <table:table-cell office:value-type="float" office:value="50.5088" calcext:value-type="float">
            <text:p>50.5088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2.1575" calcext:value-type="float">
            <text:p>2.1575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7934" calcext:value-type="float">
            <text:p>0.7934</text:p>
          </table:table-cell>
          <table:table-cell office:value-type="float" office:value="2.1404" calcext:value-type="float">
            <text:p>2.1404</text:p>
          </table:table-cell>
          <table:table-cell office:value-type="float" office:value="3.3793" calcext:value-type="float">
            <text:p>3.3793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7.3223" calcext:value-type="float">
            <text:p>7.3223</text:p>
          </table:table-cell>
          <table:table-cell office:value-type="float" office:value="4.9073" calcext:value-type="float">
            <text:p>4.9073</text:p>
          </table:table-cell>
          <table:table-cell office:value-type="float" office:value="5.7113" calcext:value-type="float">
            <text:p>5.7113</text:p>
          </table:table-cell>
          <table:table-cell office:value-type="float" office:value="5.3997" calcext:value-type="float">
            <text:p>5.3997</text:p>
          </table:table-cell>
          <table:table-cell office:value-type="float" office:value="3.3793" calcext:value-type="float">
            <text:p>3.3793</text:p>
          </table:table-cell>
          <table:table-cell office:value-type="float" office:value="8.8183" calcext:value-type="float">
            <text:p>8.818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2.6203" calcext:value-type="float">
            <text:p>32.6203</text:p>
          </table:table-cell>
          <table:table-cell office:value-type="float" office:value="24.3759" calcext:value-type="float">
            <text:p>24.3759</text:p>
          </table:table-cell>
          <table:table-cell office:value-type="float" office:value="19.7756" calcext:value-type="float">
            <text:p>19.7756</text:p>
          </table:table-cell>
          <table:table-cell office:value-type="float" office:value="15.4185" calcext:value-type="float">
            <text:p>15.4185</text:p>
          </table:table-cell>
          <table:table-cell office:value-type="float" office:value="47.809" calcext:value-type="float">
            <text:p>47.809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11.5051" calcext:value-type="float">
            <text:p>11.5051</text:p>
          </table:table-cell>
          <table:table-cell office:value-type="float" office:value="5.7158" calcext:value-type="float">
            <text:p>5.7158</text:p>
          </table:table-cell>
          <table:table-cell office:value-type="float" office:value="7.8059" calcext:value-type="float">
            <text:p>7.8059</text:p>
          </table:table-cell>
          <table:table-cell office:value-type="float" office:value="2.0808" calcext:value-type="float">
            <text:p>2.0808</text:p>
          </table:table-cell>
          <table:table-cell office:value-type="float" office:value="9.031" calcext:value-type="float">
            <text:p>9.03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6.1529" calcext:value-type="float">
            <text:p>6.1529</text:p>
          </table:table-cell>
          <table:table-cell office:value-type="float" office:value="5.3816" calcext:value-type="float">
            <text:p>5.3816</text:p>
          </table:table-cell>
          <table:table-cell office:value-type="float" office:value="3.3416" calcext:value-type="float">
            <text:p>3.3416</text:p>
          </table:table-cell>
          <table:table-cell office:value-type="float" office:value="5.1145" calcext:value-type="float">
            <text:p>5.1145</text:p>
          </table:table-cell>
          <table:table-cell office:value-type="float" office:value="9.031" calcext:value-type="float">
            <text:p>9.031</text:p>
          </table:table-cell>
          <table:table-cell office:value-type="float" office:value="9.1943" calcext:value-type="float">
            <text:p>9.194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34.9306" calcext:value-type="float">
            <text:p>34.9306</text:p>
          </table:table-cell>
          <table:table-cell office:value-type="float" office:value="33.8384" calcext:value-type="float">
            <text:p>33.8384</text:p>
          </table:table-cell>
          <table:table-cell office:value-type="float" office:value="30.5159" calcext:value-type="float">
            <text:p>30.5159</text:p>
          </table:table-cell>
          <table:table-cell office:value-type="float" office:value="40.6624" calcext:value-type="float">
            <text:p>40.6624</text:p>
          </table:table-cell>
          <table:table-cell office:value-type="float" office:value="43.9498" calcext:value-type="float">
            <text:p>43.949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7.7759" calcext:value-type="float">
            <text:p>7.7759</text:p>
          </table:table-cell>
          <table:table-cell office:value-type="float" office:value="5.6456" calcext:value-type="float">
            <text:p>5.6456</text:p>
          </table:table-cell>
          <table:table-cell office:value-type="float" office:value="5.7391" calcext:value-type="float">
            <text:p>5.7391</text:p>
          </table:table-cell>
          <table:table-cell office:value-type="float" office:value="3.8061" calcext:value-type="float">
            <text:p>3.8061</text:p>
          </table:table-cell>
          <table:table-cell office:value-type="float" office:value="9.0059" calcext:value-type="float">
            <text:p>9.0059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2.5232" calcext:value-type="float">
            <text:p>2.5232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5491" calcext:value-type="float">
            <text:p>1.5491</text:p>
          </table:table-cell>
          <table:table-cell office:value-type="float" office:value="1.2354" calcext:value-type="float">
            <text:p>1.2354</text:p>
          </table:table-cell>
          <table:table-cell office:value-type="float" office:value="9.0059" calcext:value-type="float">
            <text:p>9.0059</text:p>
          </table:table-cell>
          <table:table-cell office:value-type="float" office:value="7.6023" calcext:value-type="float">
            <text:p>7.602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37.0389" calcext:value-type="float">
            <text:p>37.0389</text:p>
          </table:table-cell>
          <table:table-cell office:value-type="float" office:value="30.4968" calcext:value-type="float">
            <text:p>30.4968</text:p>
          </table:table-cell>
          <table:table-cell office:value-type="float" office:value="29.1098" calcext:value-type="float">
            <text:p>29.1098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56.7886" calcext:value-type="float">
            <text:p>56.7886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6.7957" calcext:value-type="float">
            <text:p>6.7957</text:p>
          </table:table-cell>
          <table:table-cell office:value-type="float" office:value="2.236" calcext:value-type="float">
            <text:p>2.236</text:p>
          </table:table-cell>
          <table:table-cell office:value-type="float" office:value="1.3836" calcext:value-type="float">
            <text:p>1.3836</text:p>
          </table:table-cell>
          <table:table-cell office:value-type="float" office:value="0.9182" calcext:value-type="float">
            <text:p>0.9182</text:p>
          </table:table-cell>
          <table:table-cell office:value-type="float" office:value="7.7953" calcext:value-type="float">
            <text:p>7.7953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6.5493" calcext:value-type="float">
            <text:p>6.5493</text:p>
          </table:table-cell>
          <table:table-cell office:value-type="float" office:value="5.6758" calcext:value-type="float">
            <text:p>5.6758</text:p>
          </table:table-cell>
          <table:table-cell office:value-type="float" office:value="5.6637" calcext:value-type="float">
            <text:p>5.6637</text:p>
          </table:table-cell>
          <table:table-cell office:value-type="float" office:value="8.7442" calcext:value-type="float">
            <text:p>8.7442</text:p>
          </table:table-cell>
          <table:table-cell office:value-type="float" office:value="7.7953" calcext:value-type="float">
            <text:p>7.7953</text:p>
          </table:table-cell>
          <table:table-cell office:value-type="float" office:value="2.6818" calcext:value-type="float">
            <text:p>2.6818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6.6066" calcext:value-type="float">
            <text:p>26.6066</text:p>
          </table:table-cell>
          <table:table-cell office:value-type="float" office:value="23.8616" calcext:value-type="float">
            <text:p>23.8616</text:p>
          </table:table-cell>
          <table:table-cell office:value-type="float" office:value="22.8026" calcext:value-type="float">
            <text:p>22.8026</text:p>
          </table:table-cell>
          <table:table-cell office:value-type="float" office:value="17.8441" calcext:value-type="float">
            <text:p>17.8441</text:p>
          </table:table-cell>
          <table:table-cell office:value-type="float" office:value="34.7775" calcext:value-type="float">
            <text:p>34.7775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float" office:value="7.7141" calcext:value-type="float">
            <text:p>7.7141</text:p>
          </table:table-cell>
          <table:table-cell office:value-type="float" office:value="8.6605" calcext:value-type="float">
            <text:p>8.6605</text:p>
          </table:table-cell>
          <table:table-cell office:value-type="float" office:value="14.0637" calcext:value-type="float">
            <text:p>14.0637</text:p>
          </table:table-cell>
          <table:table-cell office:value-type="float" office:value="13.3033" calcext:value-type="float">
            <text:p>13.3033</text:p>
          </table:table-cell>
          <table:table-cell office:value-type="float" office:value="9.2606" calcext:value-type="float">
            <text:p>9.2606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float" office:value="11.7901" calcext:value-type="float">
            <text:p>11.7901</text:p>
          </table:table-cell>
          <table:table-cell office:value-type="float" office:value="17.5247" calcext:value-type="float">
            <text:p>17.5247</text:p>
          </table:table-cell>
          <table:table-cell office:value-type="float" office:value="16.0593" calcext:value-type="float">
            <text:p>16.0593</text:p>
          </table:table-cell>
          <table:table-cell office:value-type="float" office:value="16.6845" calcext:value-type="float">
            <text:p>16.6845</text:p>
          </table:table-cell>
          <table:table-cell office:value-type="float" office:value="9.2606" calcext:value-type="float">
            <text:p>9.2606</text:p>
          </table:table-cell>
          <table:table-cell office:value-type="float" office:value="6.8964" calcext:value-type="float">
            <text:p>6.896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24.0942" calcext:value-type="float">
            <text:p>24.0942</text:p>
          </table:table-cell>
          <table:table-cell office:value-type="float" office:value="24.085" calcext:value-type="float">
            <text:p>24.085</text:p>
          </table:table-cell>
          <table:table-cell office:value-type="float" office:value="23.2534" calcext:value-type="float">
            <text:p>23.2534</text:p>
          </table:table-cell>
          <table:table-cell office:value-type="float" office:value="19.86" calcext:value-type="float">
            <text:p>19.86</text:p>
          </table:table-cell>
          <table:table-cell office:value-type="float" office:value="31.7258" calcext:value-type="float">
            <text:p>31.7258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float" office:value="5.2306" calcext:value-type="float">
            <text:p>5.2306</text:p>
          </table:table-cell>
          <table:table-cell office:value-type="float" office:value="3.3391" calcext:value-type="float">
            <text:p>3.3391</text:p>
          </table:table-cell>
          <table:table-cell office:value-type="float" office:value="2.7865" calcext:value-type="float">
            <text:p>2.7865</text:p>
          </table:table-cell>
          <table:table-cell office:value-type="float" office:value="5.3977" calcext:value-type="float">
            <text:p>5.3977</text:p>
          </table:table-cell>
          <table:table-cell office:value-type="float" office:value="6.724" calcext:value-type="float">
            <text:p>6.72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float" office:value="8.0109" calcext:value-type="float">
            <text:p>8.0109</text:p>
          </table:table-cell>
          <table:table-cell office:value-type="float" office:value="6.1697" calcext:value-type="float">
            <text:p>6.1697</text:p>
          </table:table-cell>
          <table:table-cell office:value-type="float" office:value="7.0959" calcext:value-type="float">
            <text:p>7.0959</text:p>
          </table:table-cell>
          <table:table-cell office:value-type="float" office:value="8.6274" calcext:value-type="float">
            <text:p>8.6274</text:p>
          </table:table-cell>
          <table:table-cell office:value-type="float" office:value="6.724" calcext:value-type="float">
            <text:p>6.724</text:p>
          </table:table-cell>
          <table:table-cell office:value-type="float" office:value="10.5227" calcext:value-type="float">
            <text:p>10.5227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32.2731" calcext:value-type="float">
            <text:p>32.2731</text:p>
          </table:table-cell>
          <table:table-cell office:value-type="float" office:value="22.3045" calcext:value-type="float">
            <text:p>22.3045</text:p>
          </table:table-cell>
          <table:table-cell office:value-type="float" office:value="22.5775" calcext:value-type="float">
            <text:p>22.5775</text:p>
          </table:table-cell>
          <table:table-cell office:value-type="float" office:value="30.7034" calcext:value-type="float">
            <text:p>30.7034</text:p>
          </table:table-cell>
          <table:table-cell office:value-type="float" office:value="29.9499" calcext:value-type="float">
            <text:p>29.9499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4.2855" calcext:value-type="float">
            <text:p>4.2855</text:p>
          </table:table-cell>
          <table:table-cell office:value-type="float" office:value="4.3689" calcext:value-type="float">
            <text:p>4.3689</text:p>
          </table:table-cell>
          <table:table-cell office:value-type="float" office:value="4.7994" calcext:value-type="float">
            <text:p>4.7994</text:p>
          </table:table-cell>
          <table:table-cell office:value-type="float" office:value="5.1135" calcext:value-type="float">
            <text:p>5.1135</text:p>
          </table:table-cell>
          <table:table-cell office:value-type="float" office:value="6.0175" calcext:value-type="float">
            <text:p>6.017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7.0767" calcext:value-type="float">
            <text:p>7.0767</text:p>
          </table:table-cell>
          <table:table-cell office:value-type="float" office:value="6.5812" calcext:value-type="float">
            <text:p>6.5812</text:p>
          </table:table-cell>
          <table:table-cell office:value-type="float" office:value="7.5678" calcext:value-type="float">
            <text:p>7.5678</text:p>
          </table:table-cell>
          <table:table-cell office:value-type="float" office:value="5.685" calcext:value-type="float">
            <text:p>5.685</text:p>
          </table:table-cell>
          <table:table-cell office:value-type="float" office:value="6.0175" calcext:value-type="float">
            <text:p>6.0175</text:p>
          </table:table-cell>
          <table:table-cell office:value-type="float" office:value="10.2209" calcext:value-type="float">
            <text:p>10.2209</text:p>
          </table:table-cell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number-columns-repeated="6"/>
          <table:table-cell table:style-name="ce2"/>
          <table:table-cell table:number-columns-repeated="5"/>
          <table:table-cell office:value-type="float" office:value="6.3811" calcext:value-type="float">
            <text:p>6.3811</text:p>
          </table:table-cell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6" table:formula="of:=SUM([.B22:.B45])/COUNT([.B22:.B45])" office:value-type="float" office:value="28.2521041666667" calcext:value-type="float">
            <text:p>28.25</text:p>
          </table:table-cell>
          <table:table-cell table:style-name="ce6" table:formula="of:=SUM([.C22:.C45])/COUNT([.C22:.C45])" office:value-type="float" office:value="23.6771583333333" calcext:value-type="float">
            <text:p>23.68</text:p>
          </table:table-cell>
          <table:table-cell table:style-name="ce6" table:formula="of:=SUM([.D22:.D45])/COUNT([.D22:.D45])" office:value-type="float" office:value="22.9177375" calcext:value-type="float">
            <text:p>22.92</text:p>
          </table:table-cell>
          <table:table-cell table:style-name="ce6" table:formula="of:=SUM([.E22:.E45])/COUNT([.E22:.E45])" office:value-type="float" office:value="23.985175" calcext:value-type="float">
            <text:p>23.99</text:p>
          </table:table-cell>
          <table:table-cell table:style-name="ce6" table:number-columns-repeated="2"/>
          <table:table-cell table:style-name="ce5" office:value-type="string" calcext:value-type="string">
            <text:p>Average</text:p>
          </table:table-cell>
          <table:table-cell table:style-name="ce6" table:formula="of:=SUM([.I22:.I45])/COUNT([.I22:.I45])" office:value-type="float" office:value="7.95624166666667" calcext:value-type="float">
            <text:p>7.96</text:p>
          </table:table-cell>
          <table:table-cell table:style-name="ce6" table:formula="of:=SUM([.J22:.J45])/COUNT([.J22:.J45])" office:value-type="float" office:value="6.79915416666667" calcext:value-type="float">
            <text:p>6.80</text:p>
          </table:table-cell>
          <table:table-cell table:style-name="ce6" table:formula="of:=SUM([.K22:.K45])/COUNT([.K22:.K45])" office:value-type="float" office:value="7.07665833333333" calcext:value-type="float">
            <text:p>7.08</text:p>
          </table:table-cell>
          <table:table-cell table:style-name="ce6" table:formula="of:=SUM([.L22:.L45])/COUNT([.L22:.L45])" office:value-type="float" office:value="7.629325" calcext:value-type="float">
            <text:p>7.63</text:p>
          </table:table-cell>
          <table:table-cell table:style-name="ce6" table:number-columns-repeated="2"/>
          <table:table-cell table:style-name="ce5" office:value-type="string" calcext:value-type="string">
            <text:p>Average</text:p>
          </table:table-cell>
          <table:table-cell table:style-name="ce6" table:formula="of:=SUM([.P22:.P45])/COUNT([.P22:.P45])" office:value-type="float" office:value="7.8125" calcext:value-type="float">
            <text:p>7.81</text:p>
          </table:table-cell>
          <table:table-cell table:style-name="ce6" table:formula="of:=SUM([.Q22:.Q45])/COUNT([.Q22:.Q45])" office:value-type="float" office:value="6.3557375" calcext:value-type="float">
            <text:p>6.36</text:p>
          </table:table-cell>
          <table:table-cell table:style-name="ce6" table:formula="of:=SUM([.R22:.R45])/COUNT([.R22:.R45])" office:value-type="float" office:value="6.15415833333334" calcext:value-type="float">
            <text:p>6.15</text:p>
          </table:table-cell>
          <table:table-cell table:style-name="ce6" table:formula="of:=SUM([.S22:.S45])/COUNT([.S22:.S45])" office:value-type="float" office:value="6.784875" calcext:value-type="float">
            <text:p>6.7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D</text:p>
          </table:table-cell>
          <table:table-cell table:style-name="ce6" table:formula="of:=COM.MICROSOFT.STDEV.P([.B22:.B45])" office:value-type="float" office:value="8.03702651645698" calcext:value-type="float">
            <text:p>8.04</text:p>
          </table:table-cell>
          <table:table-cell table:style-name="ce6" table:formula="of:=COM.MICROSOFT.STDEV.P([.C22:.C45])" office:value-type="float" office:value="7.80636316373362" calcext:value-type="float">
            <text:p>7.81</text:p>
          </table:table-cell>
          <table:table-cell table:style-name="ce6" table:formula="of:=COM.MICROSOFT.STDEV.P([.D22:.D45])" office:value-type="float" office:value="8.54612902317049" calcext:value-type="float">
            <text:p>8.55</text:p>
          </table:table-cell>
          <table:table-cell table:style-name="ce6" table:formula="of:=COM.MICROSOFT.STDEV.P([.E22:.E45])" office:value-type="float" office:value="9.33789033330736" calcext:value-type="float">
            <text:p>9.34</text:p>
          </table:table-cell>
          <table:table-cell table:style-name="ce6" table:number-columns-repeated="2"/>
          <table:table-cell table:style-name="ce5" office:value-type="string" calcext:value-type="string">
            <text:p>SD</text:p>
          </table:table-cell>
          <table:table-cell table:style-name="ce6" table:formula="of:=COM.MICROSOFT.STDEV.P([.I22:.I45])" office:value-type="float" office:value="3.55675638678425" calcext:value-type="float">
            <text:p>3.56</text:p>
          </table:table-cell>
          <table:table-cell table:style-name="ce6" table:formula="of:=COM.MICROSOFT.STDEV.P([.J22:.J45])" office:value-type="float" office:value="3.25802108993828" calcext:value-type="float">
            <text:p>3.26</text:p>
          </table:table-cell>
          <table:table-cell table:style-name="ce6" table:formula="of:=COM.MICROSOFT.STDEV.P([.K22:.K45])" office:value-type="float" office:value="5.52873895536742" calcext:value-type="float">
            <text:p>5.53</text:p>
          </table:table-cell>
          <table:table-cell table:style-name="ce6" table:formula="of:=COM.MICROSOFT.STDEV.P([.L22:.L45])" office:value-type="float" office:value="4.68299349323788" calcext:value-type="float">
            <text:p>4.68</text:p>
          </table:table-cell>
          <table:table-cell table:style-name="ce6" table:number-columns-repeated="2"/>
          <table:table-cell table:style-name="ce5" office:value-type="string" calcext:value-type="string">
            <text:p>SD</text:p>
          </table:table-cell>
          <table:table-cell table:style-name="ce6" table:formula="of:=COM.MICROSOFT.STDEV.P([.P22:.P45])" office:value-type="float" office:value="3.49390918027358" calcext:value-type="float">
            <text:p>3.49</text:p>
          </table:table-cell>
          <table:table-cell table:style-name="ce6" table:formula="of:=COM.MICROSOFT.STDEV.P([.Q22:.Q45])" office:value-type="float" office:value="3.53911025657256" calcext:value-type="float">
            <text:p>3.54</text:p>
          </table:table-cell>
          <table:table-cell table:style-name="ce6" table:formula="of:=COM.MICROSOFT.STDEV.P([.R22:.R45])" office:value-type="float" office:value="3.35177500785239" calcext:value-type="float">
            <text:p>3.35</text:p>
          </table:table-cell>
          <table:table-cell table:style-name="ce6" table:formula="of:=COM.MICROSOFT.STDEV.P([.S22:.S45])" office:value-type="float" office:value="3.96239417842399" calcext:value-type="float">
            <text:p>3.9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[%]</text:p>
          </table:table-cell>
          <table:table-cell table:style-name="ce6" table:formula="of:=100*[.B48]/[.B47]" office:value-type="float" office:value="28.4475325060549" calcext:value-type="float">
            <text:p>28.45</text:p>
          </table:table-cell>
          <table:table-cell table:style-name="ce6" table:formula="of:=[.C48]/[.C47]*100" office:value-type="float" office:value="32.9700171525382" calcext:value-type="float">
            <text:p>32.97</text:p>
          </table:table-cell>
          <table:table-cell table:style-name="ce6" table:formula="of:=[.D48]/[.D47]*100" office:value-type="float" office:value="37.2904568924855" calcext:value-type="float">
            <text:p>37.29</text:p>
          </table:table-cell>
          <table:table-cell table:style-name="ce6" table:formula="of:=[.E48]/[.E47]*100" office:value-type="float" office:value="38.9319249632632" calcext:value-type="float">
            <text:p>38.93</text:p>
          </table:table-cell>
          <table:table-cell table:style-name="ce6" table:number-columns-repeated="2"/>
          <table:table-cell table:style-name="ce5" office:value-type="string" calcext:value-type="string">
            <text:p>[%]</text:p>
          </table:table-cell>
          <table:table-cell table:style-name="ce6" table:formula="of:=[.I48]/[.I47]*100" office:value-type="float" office:value="44.7039762716808" calcext:value-type="float">
            <text:p>44.70</text:p>
          </table:table-cell>
          <table:table-cell table:style-name="ce6" table:formula="of:=[.J48]/[.J47]*100" office:value-type="float" office:value="47.918035244898" calcext:value-type="float">
            <text:p>47.92</text:p>
          </table:table-cell>
          <table:table-cell table:style-name="ce6" table:formula="of:=[.K48]/[.K47]*100" office:value-type="float" office:value="78.1264079025164" calcext:value-type="float">
            <text:p>78.13</text:p>
          </table:table-cell>
          <table:table-cell table:style-name="ce6" table:formula="of:=[.L48]/[.L47]*100" office:value-type="float" office:value="61.3814917209305" calcext:value-type="float">
            <text:p>61.38</text:p>
          </table:table-cell>
          <table:table-cell table:style-name="ce6" table:number-columns-repeated="2"/>
          <table:table-cell table:style-name="ce5" office:value-type="string" calcext:value-type="string">
            <text:p>[%]</text:p>
          </table:table-cell>
          <table:table-cell table:style-name="ce6" table:formula="of:=[.P48]/[.P47]" office:value-type="float" office:value="0.447220375075019" calcext:value-type="float">
            <text:p>0.45</text:p>
          </table:table-cell>
          <table:table-cell table:style-name="ce6" table:formula="of:=[.Q48]/[.Q47]" office:value-type="float" office:value="0.556837071476372" calcext:value-type="float">
            <text:p>0.56</text:p>
          </table:table-cell>
          <table:table-cell table:style-name="ce6" table:formula="of:=[.R48]/[.R47]" office:value-type="float" office:value="0.544635809855242" calcext:value-type="float">
            <text:p>0.54</text:p>
          </table:table-cell>
          <table:table-cell table:style-name="ce6" table:formula="of:=[.S48]/[.S47]" office:value-type="float" office:value="0.584004005736877" calcext:value-type="float">
            <text:p>0.5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hisquare</text:p>
          </table:table-cell>
          <table:table-cell table:style-name="ce6" table:formula="of:=SUM([.B57:.B80])" office:value-type="float" office:value="54.8720575389444" calcext:value-type="float">
            <text:p>54.87</text:p>
          </table:table-cell>
          <table:table-cell table:style-name="ce6" table:formula="of:=SUM([.C57:.C80])" office:value-type="float" office:value="61.7702225777376" calcext:value-type="float">
            <text:p>61.77</text:p>
          </table:table-cell>
          <table:table-cell table:style-name="ce6" table:formula="of:=SUM([.D57:.D80])" office:value-type="float" office:value="76.4853734246781" calcext:value-type="float">
            <text:p>76.49</text:p>
          </table:table-cell>
          <table:table-cell table:style-name="ce6" table:formula="of:=SUM([.E57:.E80])" office:value-type="float" office:value="87.2500909851606" calcext:value-type="float">
            <text:p>87.25</text:p>
          </table:table-cell>
          <table:table-cell table:style-name="ce6" table:number-columns-repeated="2"/>
          <table:table-cell table:style-name="ce5" office:value-type="string" calcext:value-type="string">
            <text:p>chisquare</text:p>
          </table:table-cell>
          <table:table-cell table:style-name="ce6" table:formula="of:=SUM([.I57:.I80])" office:value-type="float" office:value="38.1602767485486" calcext:value-type="float">
            <text:p>38.16</text:p>
          </table:table-cell>
          <table:table-cell table:style-name="ce6" table:formula="of:=SUM([.J57:.J80])" office:value-type="float" office:value="37.4683126599081" calcext:value-type="float">
            <text:p>37.47</text:p>
          </table:table-cell>
          <table:table-cell table:style-name="ce6" table:formula="of:=SUM([.K57:.K80])" office:value-type="float" office:value="103.665723555256" calcext:value-type="float">
            <text:p>103.67</text:p>
          </table:table-cell>
          <table:table-cell table:style-name="ce6" table:formula="of:=SUM([.L57:.L80])" office:value-type="float" office:value="68.9877903202446" calcext:value-type="float">
            <text:p>68.99</text:p>
          </table:table-cell>
          <table:table-cell table:style-name="ce6" table:number-columns-repeated="2"/>
          <table:table-cell table:style-name="ce5" office:value-type="string" calcext:value-type="string">
            <text:p>chisquare</text:p>
          </table:table-cell>
          <table:table-cell table:style-name="ce6" table:formula="of:=SUM([.P57:.P80])" office:value-type="float" office:value="37.50113697792" calcext:value-type="float">
            <text:p>37.50</text:p>
          </table:table-cell>
          <table:table-cell table:style-name="ce6" table:formula="of:=SUM([.Q57:.Q80])" office:value-type="float" office:value="47.2969869816445" calcext:value-type="float">
            <text:p>47.30</text:p>
          </table:table-cell>
          <table:table-cell table:style-name="ce6" table:formula="of:=SUM([.R57:.R80])" office:value-type="float" office:value="43.8119207005019" calcext:value-type="float">
            <text:p>43.81</text:p>
          </table:table-cell>
          <table:table-cell table:style-name="ce6" table:formula="of:=SUM([.S57:.S80])" office:value-type="float" office:value="55.5372977401942" calcext:value-type="float">
            <text:p>55.5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formula="of:=MIN([.B22:.B45])" office:value-type="float" office:value="15.7552" calcext:value-type="float">
            <text:p>15.7552</text:p>
          </table:table-cell>
          <table:table-cell table:formula="of:=MIN([.C22:.C45])" office:value-type="float" office:value="11.6243" calcext:value-type="float">
            <text:p>11.6243</text:p>
          </table:table-cell>
          <table:table-cell table:formula="of:=MIN([.D22:.D45])" office:value-type="float" office:value="9.0963" calcext:value-type="float">
            <text:p>9.0963</text:p>
          </table:table-cell>
          <table:table-cell table:formula="of:=MIN([.E22:.E45])" office:value-type="float" office:value="10.7324" calcext:value-type="float">
            <text:p>10.7324</text:p>
          </table:table-cell>
          <table:table-cell table:number-columns-repeated="2"/>
          <table:table-cell table:style-name="ce2" table:formula="of:=MIN([.H22:.H45])" office:value-type="float" office:value="1" calcext:value-type="float">
            <text:p>1</text:p>
          </table:table-cell>
          <table:table-cell table:formula="of:=MIN([.I22:.I45])" office:value-type="float" office:value="2.1575" calcext:value-type="float">
            <text:p>2.1575</text:p>
          </table:table-cell>
          <table:table-cell table:formula="of:=MIN([.J22:.J45])" office:value-type="float" office:value="0.9301" calcext:value-type="float">
            <text:p>0.9301</text:p>
          </table:table-cell>
          <table:table-cell table:formula="of:=MIN([.K22:.K45])" office:value-type="float" office:value="0.7934" calcext:value-type="float">
            <text:p>0.7934</text:p>
          </table:table-cell>
          <table:table-cell table:formula="of:=MIN([.L22:.L45])" office:value-type="float" office:value="0.9182" calcext:value-type="float">
            <text:p>0.9182</text:p>
          </table:table-cell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P22:.P45])" office:value-type="float" office:value="2.1033" calcext:value-type="float">
            <text:p>2.1033</text:p>
          </table:table-cell>
          <table:table-cell table:formula="of:=MIN([.Q22:.Q45])" office:value-type="float" office:value="1.2368" calcext:value-type="float">
            <text:p>1.2368</text:p>
          </table:table-cell>
          <table:table-cell table:formula="of:=MIN([.R22:.R45])" office:value-type="float" office:value="1.5491" calcext:value-type="float">
            <text:p>1.5491</text:p>
          </table:table-cell>
          <table:table-cell table:formula="of:=MIN([.S22:.S45])" office:value-type="float" office:value="1.2354" calcext:value-type="float">
            <text:p>1.235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formula="of:=MAX([.B23:.B46])" office:value-type="float" office:value="49.4951" calcext:value-type="float">
            <text:p>49.4951</text:p>
          </table:table-cell>
          <table:table-cell table:formula="of:=MAX([.C23:.C46])" office:value-type="float" office:value="42.2622" calcext:value-type="float">
            <text:p>42.2622</text:p>
          </table:table-cell>
          <table:table-cell table:formula="of:=MAX([.D23:.D46])" office:value-type="float" office:value="43.739" calcext:value-type="float">
            <text:p>43.739</text:p>
          </table:table-cell>
          <table:table-cell table:formula="of:=MAX([.E23:.E46])" office:value-type="float" office:value="48.67" calcext:value-type="float">
            <text:p>48.67</text:p>
          </table:table-cell>
          <table:table-cell table:number-columns-repeated="2"/>
          <table:table-cell table:style-name="ce2" table:formula="of:=MAX([.H23:.H46])" office:value-type="float" office:value="24" calcext:value-type="float">
            <text:p>24</text:p>
          </table:table-cell>
          <table:table-cell table:formula="of:=MAX([.I23:.I46])" office:value-type="float" office:value="18.7353" calcext:value-type="float">
            <text:p>18.7353</text:p>
          </table:table-cell>
          <table:table-cell table:formula="of:=MAX([.J23:.J46])" office:value-type="float" office:value="13.9662" calcext:value-type="float">
            <text:p>13.9662</text:p>
          </table:table-cell>
          <table:table-cell table:formula="of:=MAX([.K23:.K46])" office:value-type="float" office:value="28.6008" calcext:value-type="float">
            <text:p>28.6008</text:p>
          </table:table-cell>
          <table:table-cell table:formula="of:=MAX([.L23:.L46])" office:value-type="float" office:value="21.9615" calcext:value-type="float">
            <text:p>21.9615</text:p>
          </table:table-cell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P23:.P46])" office:value-type="float" office:value="14.9431" calcext:value-type="float">
            <text:p>14.9431</text:p>
          </table:table-cell>
          <table:table-cell table:formula="of:=MAX([.Q23:.Q46])" office:value-type="float" office:value="17.5247" calcext:value-type="float">
            <text:p>17.5247</text:p>
          </table:table-cell>
          <table:table-cell table:formula="of:=MAX([.R23:.R46])" office:value-type="float" office:value="16.0593" calcext:value-type="float">
            <text:p>16.0593</text:p>
          </table:table-cell>
          <table:table-cell table:formula="of:=MAX([.S23:.S46])" office:value-type="float" office:value="16.6845" calcext:value-type="float">
            <text:p>16.68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nge</text:p>
          </table:table-cell>
          <table:table-cell table:formula="of:=[.B52]-[.B51]" office:value-type="float" office:value="33.7399" calcext:value-type="float">
            <text:p>33.7399</text:p>
          </table:table-cell>
          <table:table-cell table:formula="of:=[.C52]-[.C51]" office:value-type="float" office:value="30.6379" calcext:value-type="float">
            <text:p>30.6379</text:p>
          </table:table-cell>
          <table:table-cell table:formula="of:=[.D52]-[.D51]" office:value-type="float" office:value="34.6427" calcext:value-type="float">
            <text:p>34.6427</text:p>
          </table:table-cell>
          <table:table-cell table:formula="of:=[.E52]-[.E51]" office:value-type="float" office:value="37.9376" calcext:value-type="float">
            <text:p>37.9376</text:p>
          </table:table-cell>
          <table:table-cell table:number-columns-repeated="2"/>
          <table:table-cell table:style-name="ce2" table:formula="of:=[.H52]-[.H51]" office:value-type="float" office:value="23" calcext:value-type="float">
            <text:p>23</text:p>
          </table:table-cell>
          <table:table-cell table:formula="of:=[.I52]-[.I51]" office:value-type="float" office:value="16.5778" calcext:value-type="float">
            <text:p>16.5778</text:p>
          </table:table-cell>
          <table:table-cell table:formula="of:=[.J52]-[.J51]" office:value-type="float" office:value="13.0361" calcext:value-type="float">
            <text:p>13.0361</text:p>
          </table:table-cell>
          <table:table-cell table:formula="of:=[.K52]-[.K51]" office:value-type="float" office:value="27.8074" calcext:value-type="float">
            <text:p>27.8074</text:p>
          </table:table-cell>
          <table:table-cell table:formula="of:=[.L52]-[.L51]" office:value-type="float" office:value="21.0433" calcext:value-type="float">
            <text:p>21.0433</text:p>
          </table:table-cell>
          <table:table-cell table:number-columns-repeated="2"/>
          <table:table-cell table:style-name="ce2" office:value-type="string" calcext:value-type="string">
            <text:p>Range</text:p>
          </table:table-cell>
          <table:table-cell table:formula="of:=[.P52]-[.P51]" office:value-type="float" office:value="12.8398" calcext:value-type="float">
            <text:p>12.8398</text:p>
          </table:table-cell>
          <table:table-cell table:formula="of:=[.Q52]-[.Q51]" office:value-type="float" office:value="16.2879" calcext:value-type="float">
            <text:p>16.2879</text:p>
          </table:table-cell>
          <table:table-cell table:formula="of:=[.R52]-[.R51]" office:value-type="float" office:value="14.5102" calcext:value-type="float">
            <text:p>14.5102</text:p>
          </table:table-cell>
          <table:table-cell table:formula="of:=[.S52]-[.S51]" office:value-type="float" office:value="15.4491" calcext:value-type="float">
            <text:p>15.4491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quadr. Devi</text:p>
          </table:table-cell>
          <table:table-cell table:number-columns-repeated="19"/>
        </table:table-row>
        <table:table-row table:style-name="ro1">
          <table:table-cell/>
          <table:table-cell table:formula="of:=([.B22]-[.$B$47])^2/[.$B$47]" office:value-type="float" office:value="1.56419711720648" calcext:value-type="float">
            <text:p>1.5641971172</text:p>
          </table:table-cell>
          <table:table-cell table:formula="of:=([.C22]-[.$C$47])^2/[.$C$47]" office:value-type="float" office:value="1.71846404358362" calcext:value-type="float">
            <text:p>1.7184640436</text:p>
          </table:table-cell>
          <table:table-cell table:formula="of:=([.D22]-[.$D$47])^2/[.$D$47]" office:value-type="float" office:value="0.00635604906052563" calcext:value-type="float">
            <text:p>0.0063560491</text:p>
          </table:table-cell>
          <table:table-cell table:formula="of:=([.E22]-[.$E$47])^2/[.$E$47]" office:value-type="float" office:value="0.376790611309902" calcext:value-type="float">
            <text:p>0.3767906113</text:p>
          </table:table-cell>
          <table:table-cell table:number-columns-repeated="3"/>
          <table:table-cell table:formula="of:=([.I22]-[.$I$47])^2/[.$I$47]" office:value-type="float" office:value="0.0243948906030099" calcext:value-type="float">
            <text:p>0.0243948906</text:p>
          </table:table-cell>
          <table:table-cell table:formula="of:=([.J22]-[.$J$47])^2/[.$J$47]" office:value-type="float" office:value="0.0213895724187302" calcext:value-type="float">
            <text:p>0.0213895724</text:p>
          </table:table-cell>
          <table:table-cell table:formula="of:=([.K22]-[.$K$47])^2/[.$K$47]" office:value-type="float" office:value="0.0231392217941064" calcext:value-type="float">
            <text:p>0.0231392218</text:p>
          </table:table-cell>
          <table:table-cell table:formula="of:=([.L22]-[.$L$47])^2/[.$L$47]" office:value-type="float" office:value="0.759881175677402" calcext:value-type="float">
            <text:p>0.7598811757</text:p>
          </table:table-cell>
          <table:table-cell table:number-columns-repeated="3"/>
          <table:table-cell table:formula="of:=([.P22]-[.$P$47])^2/[.$P$47]" office:value-type="float" office:value="0.0781150003199994" calcext:value-type="float">
            <text:p>0.0781150003</text:p>
          </table:table-cell>
          <table:table-cell table:formula="of:=([.Q22]-[.$Q$47])^2/[.$Q$47]" office:value-type="float" office:value="0.107643911333067" calcext:value-type="float">
            <text:p>0.1076439113</text:p>
          </table:table-cell>
          <table:table-cell table:formula="of:=([.R22]-[.$R$47])^2/[.$R$47]" office:value-type="float" office:value="1.58545437625282" calcext:value-type="float">
            <text:p>1.5854543763</text:p>
          </table:table-cell>
          <table:table-cell table:formula="of:=([.S22]-[.$S$47])^2/[.$S$47]" office:value-type="float" office:value="7.54705597827889" calcext:value-type="float">
            <text:p>7.5470559783</text:p>
          </table:table-cell>
          <table:table-cell table:number-columns-repeated="2"/>
        </table:table-row>
        <table:table-row table:style-name="ro1">
          <table:table-cell/>
          <table:table-cell table:formula="of:=([.B23]-[.$B$47])^2/[.$B$47]" office:value-type="float" office:value="2.31978497731425" calcext:value-type="float">
            <text:p>2.3197849773</text:p>
          </table:table-cell>
          <table:table-cell table:formula="of:=([.C23]-[.$C$47])^2/[.$C$47]" office:value-type="float" office:value="1.77814367131202" calcext:value-type="float">
            <text:p>1.7781436713</text:p>
          </table:table-cell>
          <table:table-cell table:formula="of:=([.D23]-[.$D$47])^2/[.$D$47]" office:value-type="float" office:value="0.0905099840857439" calcext:value-type="float">
            <text:p>0.0905099841</text:p>
          </table:table-cell>
          <table:table-cell table:formula="of:=([.E23]-[.$E$47])^2/[.$E$47]" office:value-type="float" office:value="8.15354245197815" calcext:value-type="float">
            <text:p>8.153542452</text:p>
          </table:table-cell>
          <table:table-cell table:number-columns-repeated="3"/>
          <table:table-cell table:formula="of:=([.I23]-[.$I$47])^2/[.$I$47]" office:value-type="float" office:value="0.000000267304111690347" calcext:value-type="float">
            <text:p>2.67304111690347E-07</text:p>
          </table:table-cell>
          <table:table-cell table:formula="of:=([.J23]-[.$J$47])^2/[.$J$47]" office:value-type="float" office:value="0.000560889929425455" calcext:value-type="float">
            <text:p>0.0005608899</text:p>
          </table:table-cell>
          <table:table-cell table:formula="of:=([.K23]-[.$K$47])^2/[.$K$47]" office:value-type="float" office:value="0.746786037675896" calcext:value-type="float">
            <text:p>0.7467860377</text:p>
          </table:table-cell>
          <table:table-cell table:formula="of:=([.L23]-[.$L$47])^2/[.$L$47]" office:value-type="float" office:value="1.79412530933274" calcext:value-type="float">
            <text:p>1.7941253093</text:p>
          </table:table-cell>
          <table:table-cell table:number-columns-repeated="3"/>
          <table:table-cell table:formula="of:=([.P23]-[.$P$47])^2/[.$P$47]" office:value-type="float" office:value="2.46390768128" calcext:value-type="float">
            <text:p>2.4639076813</text:p>
          </table:table-cell>
          <table:table-cell table:formula="of:=([.Q23]-[.$Q$47])^2/[.$Q$47]" office:value-type="float" office:value="0.328588522402986" calcext:value-type="float">
            <text:p>0.3285885224</text:p>
          </table:table-cell>
          <table:table-cell table:formula="of:=([.R23]-[.$R$47])^2/[.$R$47]" office:value-type="float" office:value="2.63045181538273" calcext:value-type="float">
            <text:p>2.6304518154</text:p>
          </table:table-cell>
          <table:table-cell table:formula="of:=([.S23]-[.$S$47])^2/[.$S$47]" office:value-type="float" office:value="2.65700613727224" calcext:value-type="float">
            <text:p>2.6570061373</text:p>
          </table:table-cell>
          <table:table-cell table:number-columns-repeated="2"/>
        </table:table-row>
        <table:table-row table:style-name="ro1">
          <table:table-cell/>
          <table:table-cell table:formula="of:=([.B24]-[.$B$47])^2/[.$B$47]" office:value-type="float" office:value="0.000409833427475793" calcext:value-type="float">
            <text:p>0.0004098334</text:p>
          </table:table-cell>
          <table:table-cell table:formula="of:=([.C24]-[.$C$47])^2/[.$C$47]" office:value-type="float" office:value="1.95739593715614" calcext:value-type="float">
            <text:p>1.9573959372</text:p>
          </table:table-cell>
          <table:table-cell table:formula="of:=([.D24]-[.$D$47])^2/[.$D$47]" office:value-type="float" office:value="5.35067859475248" calcext:value-type="float">
            <text:p>5.3506785948</text:p>
          </table:table-cell>
          <table:table-cell table:formula="of:=([.E24]-[.$E$47])^2/[.$E$47]" office:value-type="float" office:value="7.32269183779668" calcext:value-type="float">
            <text:p>7.3226918378</text:p>
          </table:table-cell>
          <table:table-cell table:number-columns-repeated="3"/>
          <table:table-cell table:formula="of:=([.I24]-[.$I$47])^2/[.$I$47]" office:value-type="float" office:value="0.923566765724117" calcext:value-type="float">
            <text:p>0.9235667657</text:p>
          </table:table-cell>
          <table:table-cell table:formula="of:=([.J24]-[.$J$47])^2/[.$J$47]" office:value-type="float" office:value="1.46433028048475" calcext:value-type="float">
            <text:p>1.4643302805</text:p>
          </table:table-cell>
          <table:table-cell table:formula="of:=([.K24]-[.$K$47])^2/[.$K$47]" office:value-type="float" office:value="0.126075105373809" calcext:value-type="float">
            <text:p>0.1260751054</text:p>
          </table:table-cell>
          <table:table-cell table:formula="of:=([.L24]-[.$L$47])^2/[.$L$47]" office:value-type="float" office:value="0.186854839795787" calcext:value-type="float">
            <text:p>0.1868548398</text:p>
          </table:table-cell>
          <table:table-cell table:number-columns-repeated="3"/>
          <table:table-cell table:formula="of:=([.P24]-[.$P$47])^2/[.$P$47]" office:value-type="float" office:value="2.99377029632" calcext:value-type="float">
            <text:p>2.9937702963</text:p>
          </table:table-cell>
          <table:table-cell table:formula="of:=([.Q24]-[.$Q$47])^2/[.$Q$47]" office:value-type="float" office:value="1.94642394079464" calcext:value-type="float">
            <text:p>1.9464239408</text:p>
          </table:table-cell>
          <table:table-cell table:formula="of:=([.R24]-[.$R$47])^2/[.$R$47]" office:value-type="float" office:value="0.826097553291655" calcext:value-type="float">
            <text:p>0.8260975533</text:p>
          </table:table-cell>
          <table:table-cell table:formula="of:=([.S24]-[.$S$47])^2/[.$S$47]" office:value-type="float" office:value="0.00247839578842649" calcext:value-type="float">
            <text:p>0.0024783958</text:p>
          </table:table-cell>
          <table:table-cell table:number-columns-repeated="2"/>
        </table:table-row>
        <table:table-row table:style-name="ro1">
          <table:table-cell/>
          <table:table-cell table:formula="of:=([.B25]-[.$B$47])^2/[.$B$47]" office:value-type="float" office:value="0.486321086733829" calcext:value-type="float">
            <text:p>0.4863210867</text:p>
          </table:table-cell>
          <table:table-cell table:formula="of:=([.C25]-[.$C$47])^2/[.$C$47]" office:value-type="float" office:value="0.889125345844339" calcext:value-type="float">
            <text:p>0.8891253458</text:p>
          </table:table-cell>
          <table:table-cell table:formula="of:=([.D25]-[.$D$47])^2/[.$D$47]" office:value-type="float" office:value="0.12404395302574" calcext:value-type="float">
            <text:p>0.124043953</text:p>
          </table:table-cell>
          <table:table-cell table:formula="of:=([.E25]-[.$E$47])^2/[.$E$47]" office:value-type="float" office:value="0.373202030655394" calcext:value-type="float">
            <text:p>0.3732020307</text:p>
          </table:table-cell>
          <table:table-cell table:number-columns-repeated="3"/>
          <table:table-cell table:formula="of:=([.I25]-[.$I$47])^2/[.$I$47]" office:value-type="float" office:value="1.97311334225889" calcext:value-type="float">
            <text:p>1.9731133423</text:p>
          </table:table-cell>
          <table:table-cell table:formula="of:=([.J25]-[.$J$47])^2/[.$J$47]" office:value-type="float" office:value="0.988783687618109" calcext:value-type="float">
            <text:p>0.9887836876</text:p>
          </table:table-cell>
          <table:table-cell table:formula="of:=([.K25]-[.$K$47])^2/[.$K$47]" office:value-type="float" office:value="0.865778877516734" calcext:value-type="float">
            <text:p>0.8657788775</text:p>
          </table:table-cell>
          <table:table-cell table:formula="of:=([.L25]-[.$L$47])^2/[.$L$47]" office:value-type="float" office:value="1.33705636024484" calcext:value-type="float">
            <text:p>1.3370563602</text:p>
          </table:table-cell>
          <table:table-cell table:number-columns-repeated="3"/>
          <table:table-cell table:formula="of:=([.P25]-[.$P$47])^2/[.$P$47]" office:value-type="float" office:value="0.305855697920001" calcext:value-type="float">
            <text:p>0.3058556979</text:p>
          </table:table-cell>
          <table:table-cell table:formula="of:=([.Q25]-[.$Q$47])^2/[.$Q$47]" office:value-type="float" office:value="0.00357500508890589" calcext:value-type="float">
            <text:p>0.0035750051</text:p>
          </table:table-cell>
          <table:table-cell table:formula="of:=([.R25]-[.$R$47])^2/[.$R$47]" office:value-type="float" office:value="0.293933438242075" calcext:value-type="float">
            <text:p>0.2939334382</text:p>
          </table:table-cell>
          <table:table-cell table:formula="of:=([.S25]-[.$S$47])^2/[.$S$47]" office:value-type="float" office:value="2.01061295537869" calcext:value-type="float">
            <text:p>2.0106129554</text:p>
          </table:table-cell>
          <table:table-cell table:number-columns-repeated="2"/>
        </table:table-row>
        <table:table-row table:style-name="ro1">
          <table:table-cell/>
          <table:table-cell table:formula="of:=([.B26]-[.$B$47])^2/[.$B$47]" office:value-type="float" office:value="3.22491956560819" calcext:value-type="float">
            <text:p>3.2249195656</text:p>
          </table:table-cell>
          <table:table-cell table:formula="of:=([.C26]-[.$C$47])^2/[.$C$47]" office:value-type="float" office:value="7.1460746828812" calcext:value-type="float">
            <text:p>7.1460746829</text:p>
          </table:table-cell>
          <table:table-cell table:formula="of:=([.D26]-[.$D$47])^2/[.$D$47]" office:value-type="float" office:value="18.9165694080363" calcext:value-type="float">
            <text:p>18.916569408</text:p>
          </table:table-cell>
          <table:table-cell table:formula="of:=([.E26]-[.$E$47])^2/[.$E$47]" office:value-type="float" office:value="0.0663406888056892" calcext:value-type="float">
            <text:p>0.0663406888</text:p>
          </table:table-cell>
          <table:table-cell table:number-columns-repeated="3"/>
          <table:table-cell table:formula="of:=([.I26]-[.$I$47])^2/[.$I$47]" office:value-type="float" office:value="0.367461879937378" calcext:value-type="float">
            <text:p>0.3674618799</text:p>
          </table:table-cell>
          <table:table-cell table:formula="of:=([.J26]-[.$J$47])^2/[.$J$47]" office:value-type="float" office:value="1.13278640940274" calcext:value-type="float">
            <text:p>1.1327864094</text:p>
          </table:table-cell>
          <table:table-cell table:formula="of:=([.K26]-[.$K$47])^2/[.$K$47]" office:value-type="float" office:value="0.450769937562731" calcext:value-type="float">
            <text:p>0.4507699376</text:p>
          </table:table-cell>
          <table:table-cell table:formula="of:=([.L26]-[.$L$47])^2/[.$L$47]" office:value-type="float" office:value="0.0161874780042797" calcext:value-type="float">
            <text:p>0.016187478</text:p>
          </table:table-cell>
          <table:table-cell table:number-columns-repeated="3"/>
          <table:table-cell table:formula="of:=([.P26]-[.$P$47])^2/[.$P$47]" office:value-type="float" office:value="1.323859968" calcext:value-type="float">
            <text:p>1.323859968</text:p>
          </table:table-cell>
          <table:table-cell table:formula="of:=([.Q26]-[.$Q$47])^2/[.$Q$47]" office:value-type="float" office:value="0.936085497773665" calcext:value-type="float">
            <text:p>0.9360854978</text:p>
          </table:table-cell>
          <table:table-cell table:formula="of:=([.R26]-[.$R$47])^2/[.$R$47]" office:value-type="float" office:value="0.00077044980200834" calcext:value-type="float">
            <text:p>0.0007704498</text:p>
          </table:table-cell>
          <table:table-cell table:formula="of:=([.S26]-[.$S$47])^2/[.$S$47]" office:value-type="float" office:value="0.268801227085982" calcext:value-type="float">
            <text:p>0.2688012271</text:p>
          </table:table-cell>
          <table:table-cell table:number-columns-repeated="2"/>
        </table:table-row>
        <table:table-row table:style-name="ro1">
          <table:table-cell/>
          <table:table-cell table:formula="of:=([.B27]-[.$B$47])^2/[.$B$47]" office:value-type="float" office:value="0.113512945599799" calcext:value-type="float">
            <text:p>0.1135129456</text:p>
          </table:table-cell>
          <table:table-cell table:formula="of:=([.C27]-[.$C$47])^2/[.$C$47]" office:value-type="float" office:value="0.258998588797547" calcext:value-type="float">
            <text:p>0.2589985888</text:p>
          </table:table-cell>
          <table:table-cell table:formula="of:=([.D27]-[.$D$47])^2/[.$D$47]" office:value-type="float" office:value="0.604109273173508" calcext:value-type="float">
            <text:p>0.6041092732</text:p>
          </table:table-cell>
          <table:table-cell table:formula="of:=([.E27]-[.$E$47])^2/[.$E$47]" office:value-type="float" office:value="0.106669233208638" calcext:value-type="float">
            <text:p>0.1066692332</text:p>
          </table:table-cell>
          <table:table-cell table:number-columns-repeated="3"/>
          <table:table-cell table:formula="of:=([.I27]-[.$I$47])^2/[.$I$47]" office:value-type="float" office:value="14.603389819113" calcext:value-type="float">
            <text:p>14.6033898191</text:p>
          </table:table-cell>
          <table:table-cell table:formula="of:=([.J27]-[.$J$47])^2/[.$J$47]" office:value-type="float" office:value="7.23634826679064" calcext:value-type="float">
            <text:p>7.2363482668</text:p>
          </table:table-cell>
          <table:table-cell table:formula="of:=([.K27]-[.$K$47])^2/[.$K$47]" office:value-type="float" office:value="65.4671530918057" calcext:value-type="float">
            <text:p>65.4671530918</text:p>
          </table:table-cell>
          <table:table-cell table:formula="of:=([.L27]-[.$L$47])^2/[.$L$47]" office:value-type="float" office:value="26.9239074532314" calcext:value-type="float">
            <text:p>26.9239074532</text:p>
          </table:table-cell>
          <table:table-cell table:number-columns-repeated="3"/>
          <table:table-cell table:formula="of:=([.P27]-[.$P$47])^2/[.$P$47]" office:value-type="float" office:value="0.441258865920002" calcext:value-type="float">
            <text:p>0.4412588659</text:p>
          </table:table-cell>
          <table:table-cell table:formula="of:=([.Q27]-[.$Q$47])^2/[.$Q$47]" office:value-type="float" office:value="0.0000858761719234012" calcext:value-type="float">
            <text:p>8.58761719234012E-05</text:p>
          </table:table-cell>
          <table:table-cell table:formula="of:=([.R27]-[.$R$47])^2/[.$R$47]" office:value-type="float" office:value="0.215291062558424" calcext:value-type="float">
            <text:p>0.2152910626</text:p>
          </table:table-cell>
          <table:table-cell table:formula="of:=([.S27]-[.$S$47])^2/[.$S$47]" office:value-type="float" office:value="1.61964063459165" calcext:value-type="float">
            <text:p>1.6196406346</text:p>
          </table:table-cell>
          <table:table-cell table:number-columns-repeated="2"/>
        </table:table-row>
        <table:table-row table:style-name="ro1">
          <table:table-cell/>
          <table:table-cell table:formula="of:=([.B28]-[.$B$47])^2/[.$B$47]" office:value-type="float" office:value="5.52782238199134" calcext:value-type="float">
            <text:p>5.527822382</text:p>
          </table:table-cell>
          <table:table-cell table:formula="of:=([.C28]-[.$C$47])^2/[.$C$47]" office:value-type="float" office:value="2.85162616650165" calcext:value-type="float">
            <text:p>2.8516261665</text:p>
          </table:table-cell>
          <table:table-cell table:formula="of:=([.D28]-[.$D$47])^2/[.$D$47]" office:value-type="float" office:value="8.33555819226947" calcext:value-type="float">
            <text:p>8.3355581923</text:p>
          </table:table-cell>
          <table:table-cell table:formula="of:=([.E28]-[.$E$47])^2/[.$E$47]" office:value-type="float" office:value="3.31432270978323" calcext:value-type="float">
            <text:p>3.3143227098</text:p>
          </table:table-cell>
          <table:table-cell table:number-columns-repeated="3"/>
          <table:table-cell table:formula="of:=([.I28]-[.$I$47])^2/[.$I$47]" office:value-type="float" office:value="0.0351780522507316" calcext:value-type="float">
            <text:p>0.0351780523</text:p>
          </table:table-cell>
          <table:table-cell table:formula="of:=([.J28]-[.$J$47])^2/[.$J$47]" office:value-type="float" office:value="0.029590940235928" calcext:value-type="float">
            <text:p>0.0295909402</text:p>
          </table:table-cell>
          <table:table-cell table:formula="of:=([.K28]-[.$K$47])^2/[.$K$47]" office:value-type="float" office:value="0.649901440543775" calcext:value-type="float">
            <text:p>0.6499014405</text:p>
          </table:table-cell>
          <table:table-cell table:formula="of:=([.L28]-[.$L$47])^2/[.$L$47]" office:value-type="float" office:value="0.897216530377852" calcext:value-type="float">
            <text:p>0.8972165304</text:p>
          </table:table-cell>
          <table:table-cell table:number-columns-repeated="3"/>
          <table:table-cell table:formula="of:=([.P28]-[.$P$47])^2/[.$P$47]" office:value-type="float" office:value="6.50821841408001" calcext:value-type="float">
            <text:p>6.5082184141</text:p>
          </table:table-cell>
          <table:table-cell table:formula="of:=([.Q28]-[.$Q$47])^2/[.$Q$47]" office:value-type="float" office:value="9.76303135456841" calcext:value-type="float">
            <text:p>9.7630313546</text:p>
          </table:table-cell>
          <table:table-cell table:formula="of:=([.R28]-[.$R$47])^2/[.$R$47]" office:value-type="float" office:value="3.87542124147539" calcext:value-type="float">
            <text:p>3.8754212415</text:p>
          </table:table-cell>
          <table:table-cell table:formula="of:=([.S28]-[.$S$47])^2/[.$S$47]" office:value-type="float" office:value="0.970692017999595" calcext:value-type="float">
            <text:p>0.970692018</text:p>
          </table:table-cell>
          <table:table-cell table:number-columns-repeated="2"/>
        </table:table-row>
        <table:table-row table:style-name="ro1">
          <table:table-cell/>
          <table:table-cell table:formula="of:=([.B29]-[.$B$47])^2/[.$B$47]" office:value-type="float" office:value="1.60984397946822" calcext:value-type="float">
            <text:p>1.6098439795</text:p>
          </table:table-cell>
          <table:table-cell table:formula="of:=([.C29]-[.$C$47])^2/[.$C$47]" office:value-type="float" office:value="1.94882752646216" calcext:value-type="float">
            <text:p>1.9488275265</text:p>
          </table:table-cell>
          <table:table-cell table:formula="of:=([.D29]-[.$D$47])^2/[.$D$47]" office:value-type="float" office:value="7.32805690543869" calcext:value-type="float">
            <text:p>7.3280569054</text:p>
          </table:table-cell>
          <table:table-cell table:formula="of:=([.E29]-[.$E$47])^2/[.$E$47]" office:value-type="float" office:value="0.126318669370767" calcext:value-type="float">
            <text:p>0.1263186694</text:p>
          </table:table-cell>
          <table:table-cell table:number-columns-repeated="3"/>
          <table:table-cell table:formula="of:=([.I29]-[.$I$47])^2/[.$I$47]" office:value-type="float" office:value="0.0526532240498118" calcext:value-type="float">
            <text:p>0.052653224</text:p>
          </table:table-cell>
          <table:table-cell table:formula="of:=([.J29]-[.$J$47])^2/[.$J$47]" office:value-type="float" office:value="0.231559394032571" calcext:value-type="float">
            <text:p>0.231559394</text:p>
          </table:table-cell>
          <table:table-cell table:formula="of:=([.K29]-[.$K$47])^2/[.$K$47]" office:value-type="float" office:value="3.61054336734774" calcext:value-type="float">
            <text:p>3.6105433673</text:p>
          </table:table-cell>
          <table:table-cell table:formula="of:=([.L29]-[.$L$47])^2/[.$L$47]" office:value-type="float" office:value="1.38401336627093" calcext:value-type="float">
            <text:p>1.3840133663</text:p>
          </table:table-cell>
          <table:table-cell table:number-columns-repeated="3"/>
          <table:table-cell table:formula="of:=([.P29]-[.$P$47])^2/[.$P$47]" office:value-type="float" office:value="3.48993363968001" calcext:value-type="float">
            <text:p>3.4899336397</text:p>
          </table:table-cell>
          <table:table-cell table:formula="of:=([.Q29]-[.$Q$47])^2/[.$Q$47]" office:value-type="float" office:value="0.0771755648193856" calcext:value-type="float">
            <text:p>0.0771755648</text:p>
          </table:table-cell>
          <table:table-cell table:formula="of:=([.R29]-[.$R$47])^2/[.$R$47]" office:value-type="float" office:value="0.173810254324424" calcext:value-type="float">
            <text:p>0.1738102543</text:p>
          </table:table-cell>
          <table:table-cell table:formula="of:=([.S29]-[.$S$47])^2/[.$S$47]" office:value-type="float" office:value="5.50157779481936" calcext:value-type="float">
            <text:p>5.5015777948</text:p>
          </table:table-cell>
          <table:table-cell table:number-columns-repeated="2"/>
        </table:table-row>
        <table:table-row table:style-name="ro1">
          <table:table-cell/>
          <table:table-cell table:formula="of:=([.B30]-[.$B$47])^2/[.$B$47]" office:value-type="float" office:value="1.32775955050607" calcext:value-type="float">
            <text:p>1.3277595505</text:p>
          </table:table-cell>
          <table:table-cell table:formula="of:=([.C30]-[.$C$47])^2/[.$C$47]" office:value-type="float" office:value="0.82342112254051" calcext:value-type="float">
            <text:p>0.8234211225</text:p>
          </table:table-cell>
          <table:table-cell table:formula="of:=([.D30]-[.$D$47])^2/[.$D$47]" office:value-type="float" office:value="0.430145059864931" calcext:value-type="float">
            <text:p>0.4301450599</text:p>
          </table:table-cell>
          <table:table-cell table:formula="of:=([.E30]-[.$E$47])^2/[.$E$47]" office:value-type="float" office:value="0.0435023374073779" calcext:value-type="float">
            <text:p>0.0435023374</text:p>
          </table:table-cell>
          <table:table-cell table:number-columns-repeated="3"/>
          <table:table-cell table:formula="of:=([.I30]-[.$I$47])^2/[.$I$47]" office:value-type="float" office:value="1.01600097722892" calcext:value-type="float">
            <text:p>1.0160009772</text:p>
          </table:table-cell>
          <table:table-cell table:formula="of:=([.J30]-[.$J$47])^2/[.$J$47]" office:value-type="float" office:value="0.0970570363250862" calcext:value-type="float">
            <text:p>0.0970570363</text:p>
          </table:table-cell>
          <table:table-cell table:formula="of:=([.K30]-[.$K$47])^2/[.$K$47]" office:value-type="float" office:value="0.00986800032540468" calcext:value-type="float">
            <text:p>0.0098680003</text:p>
          </table:table-cell>
          <table:table-cell table:formula="of:=([.L30]-[.$L$47])^2/[.$L$47]" office:value-type="float" office:value="0.499032221149971" calcext:value-type="float">
            <text:p>0.4990322211</text:p>
          </table:table-cell>
          <table:table-cell table:number-columns-repeated="3"/>
          <table:table-cell table:formula="of:=([.P30]-[.$P$47])^2/[.$P$47]" office:value-type="float" office:value="0.944490106879998" calcext:value-type="float">
            <text:p>0.9444901069</text:p>
          </table:table-cell>
          <table:table-cell table:formula="of:=([.Q30]-[.$Q$47])^2/[.$Q$47]" office:value-type="float" office:value="0.0145632912634057" calcext:value-type="float">
            <text:p>0.0145632913</text:p>
          </table:table-cell>
          <table:table-cell table:formula="of:=([.R30]-[.$R$47])^2/[.$R$47]" office:value-type="float" office:value="1.75643106220636" calcext:value-type="float">
            <text:p>1.7564310622</text:p>
          </table:table-cell>
          <table:table-cell table:formula="of:=([.S30]-[.$S$47])^2/[.$S$47]" office:value-type="float" office:value="0.864064942334973" calcext:value-type="float">
            <text:p>0.8640649423</text:p>
          </table:table-cell>
          <table:table-cell table:number-columns-repeated="2"/>
        </table:table-row>
        <table:table-row table:style-name="ro1">
          <table:table-cell/>
          <table:table-cell table:formula="of:=([.B31]-[.$B$47])^2/[.$B$47]" office:value-type="float" office:value="1.43755336869513" calcext:value-type="float">
            <text:p>1.4375533687</text:p>
          </table:table-cell>
          <table:table-cell table:formula="of:=([.C31]-[.$C$47])^2/[.$C$47]" office:value-type="float" office:value="6.1355079844563" calcext:value-type="float">
            <text:p>6.1355079845</text:p>
          </table:table-cell>
          <table:table-cell table:formula="of:=([.D31]-[.$D$47])^2/[.$D$47]" office:value-type="float" office:value="2.67499308423906" calcext:value-type="float">
            <text:p>2.6749930842</text:p>
          </table:table-cell>
          <table:table-cell table:formula="of:=([.E31]-[.$E$47])^2/[.$E$47]" office:value-type="float" office:value="0.0127926065006822" calcext:value-type="float">
            <text:p>0.0127926065</text:p>
          </table:table-cell>
          <table:table-cell table:number-columns-repeated="3"/>
          <table:table-cell table:formula="of:=([.I31]-[.$I$47])^2/[.$I$47]" office:value-type="float" office:value="0.828770253132846" calcext:value-type="float">
            <text:p>0.8287702531</text:p>
          </table:table-cell>
          <table:table-cell table:formula="of:=([.J31]-[.$J$47])^2/[.$J$47]" office:value-type="float" office:value="7.55484354641182" calcext:value-type="float">
            <text:p>7.5548435464</text:p>
          </table:table-cell>
          <table:table-cell table:formula="of:=([.K31]-[.$K$47])^2/[.$K$47]" office:value-type="float" office:value="4.53004538678017" calcext:value-type="float">
            <text:p>4.5300453868</text:p>
          </table:table-cell>
          <table:table-cell table:formula="of:=([.L31]-[.$L$47])^2/[.$L$47]" office:value-type="float" office:value="0.0561349897435228" calcext:value-type="float">
            <text:p>0.0561349897</text:p>
          </table:table-cell>
          <table:table-cell table:number-columns-repeated="3"/>
          <table:table-cell table:formula="of:=([.P31]-[.$P$47])^2/[.$P$47]" office:value-type="float" office:value="4.17215547392" calcext:value-type="float">
            <text:p>4.1721554739</text:p>
          </table:table-cell>
          <table:table-cell table:formula="of:=([.Q31]-[.$Q$47])^2/[.$Q$47]" office:value-type="float" office:value="2.40311037372236" calcext:value-type="float">
            <text:p>2.4031103737</text:p>
          </table:table-cell>
          <table:table-cell table:formula="of:=([.R31]-[.$R$47])^2/[.$R$47]" office:value-type="float" office:value="2.75600243657518" calcext:value-type="float">
            <text:p>2.7560024366</text:p>
          </table:table-cell>
          <table:table-cell table:formula="of:=([.S31]-[.$S$47])^2/[.$S$47]" office:value-type="float" office:value="3.0645310364045" calcext:value-type="float">
            <text:p>3.0645310364</text:p>
          </table:table-cell>
          <table:table-cell table:number-columns-repeated="2"/>
        </table:table-row>
        <table:table-row table:style-name="ro1">
          <table:table-cell/>
          <table:table-cell table:formula="of:=([.B32]-[.$B$47])^2/[.$B$47]" office:value-type="float" office:value="0.559414381525296" calcext:value-type="float">
            <text:p>0.5594143815</text:p>
          </table:table-cell>
          <table:table-cell table:formula="of:=([.C32]-[.$C$47])^2/[.$C$47]" office:value-type="float" office:value="1.38933405057699" calcext:value-type="float">
            <text:p>1.3893340506</text:p>
          </table:table-cell>
          <table:table-cell table:formula="of:=([.D32]-[.$D$47])^2/[.$D$47]" office:value-type="float" office:value="2.08191113177757" calcext:value-type="float">
            <text:p>2.0819111318</text:p>
          </table:table-cell>
          <table:table-cell table:formula="of:=([.E32]-[.$E$47])^2/[.$E$47]" office:value-type="float" office:value="5.84929340126245" calcext:value-type="float">
            <text:p>5.8492934013</text:p>
          </table:table-cell>
          <table:table-cell table:number-columns-repeated="3"/>
          <table:table-cell table:formula="of:=([.I32]-[.$I$47])^2/[.$I$47]" office:value-type="float" office:value="0.0893532404939233" calcext:value-type="float">
            <text:p>0.0893532405</text:p>
          </table:table-cell>
          <table:table-cell table:formula="of:=([.J32]-[.$J$47])^2/[.$J$47]" office:value-type="float" office:value="0.105152455546962" calcext:value-type="float">
            <text:p>0.1051524555</text:p>
          </table:table-cell>
          <table:table-cell table:formula="of:=([.K32]-[.$K$47])^2/[.$K$47]" office:value-type="float" office:value="0.144366501854493" calcext:value-type="float">
            <text:p>0.1443665019</text:p>
          </table:table-cell>
          <table:table-cell table:formula="of:=([.L32]-[.$L$47])^2/[.$L$47]" office:value-type="float" office:value="1.32248603652682" calcext:value-type="float">
            <text:p>1.3224860365</text:p>
          </table:table-cell>
          <table:table-cell table:number-columns-repeated="3"/>
          <table:table-cell table:formula="of:=([.P32]-[.$P$47])^2/[.$P$47]" office:value-type="float" office:value="1.003161632" calcext:value-type="float">
            <text:p>1.003161632</text:p>
          </table:table-cell>
          <table:table-cell table:formula="of:=([.Q32]-[.$Q$47])^2/[.$Q$47]" office:value-type="float" office:value="1.10704506226166" calcext:value-type="float">
            <text:p>1.1070450623</text:p>
          </table:table-cell>
          <table:table-cell table:formula="of:=([.R32]-[.$R$47])^2/[.$R$47]" office:value-type="float" office:value="1.72948517927354" calcext:value-type="float">
            <text:p>1.7294851793</text:p>
          </table:table-cell>
          <table:table-cell table:formula="of:=([.S32]-[.$S$47])^2/[.$S$47]" office:value-type="float" office:value="0.547763846883693" calcext:value-type="float">
            <text:p>0.5477638469</text:p>
          </table:table-cell>
          <table:table-cell table:number-columns-repeated="2"/>
        </table:table-row>
        <table:table-row table:style-name="ro1">
          <table:table-cell/>
          <table:table-cell table:formula="of:=([.B33]-[.$B$47])^2/[.$B$47]" office:value-type="float" office:value="1.85330465975678" calcext:value-type="float">
            <text:p>1.8533046598</text:p>
          </table:table-cell>
          <table:table-cell table:formula="of:=([.C33]-[.$C$47])^2/[.$C$47]" office:value-type="float" office:value="1.64623955577732" calcext:value-type="float">
            <text:p>1.6462395558</text:p>
          </table:table-cell>
          <table:table-cell table:formula="of:=([.D33]-[.$D$47])^2/[.$D$47]" office:value-type="float" office:value="0.366721122728902" calcext:value-type="float">
            <text:p>0.3667211227</text:p>
          </table:table-cell>
          <table:table-cell table:formula="of:=([.E33]-[.$E$47])^2/[.$E$47]" office:value-type="float" office:value="3.03402259481638" calcext:value-type="float">
            <text:p>3.0340225948</text:p>
          </table:table-cell>
          <table:table-cell table:number-columns-repeated="3"/>
          <table:table-cell table:formula="of:=([.I33]-[.$I$47])^2/[.$I$47]" office:value-type="float" office:value="1.00842742459886" calcext:value-type="float">
            <text:p>1.0084274246</text:p>
          </table:table-cell>
          <table:table-cell table:formula="of:=([.J33]-[.$J$47])^2/[.$J$47]" office:value-type="float" office:value="1.83514989959178" calcext:value-type="float">
            <text:p>1.8351498996</text:p>
          </table:table-cell>
          <table:table-cell table:formula="of:=([.K33]-[.$K$47])^2/[.$K$47]" office:value-type="float" office:value="0.736814145104191" calcext:value-type="float">
            <text:p>0.7368141451</text:p>
          </table:table-cell>
          <table:table-cell table:formula="of:=([.L33]-[.$L$47])^2/[.$L$47]" office:value-type="float" office:value="0.00580650655529808" calcext:value-type="float">
            <text:p>0.0058065066</text:p>
          </table:table-cell>
          <table:table-cell table:number-columns-repeated="3"/>
          <table:table-cell table:formula="of:=([.P33]-[.$P$47])^2/[.$P$47]" office:value-type="float" office:value="2.67396919808001" calcext:value-type="float">
            <text:p>2.6739691981</text:p>
          </table:table-cell>
          <table:table-cell table:formula="of:=([.Q33]-[.$Q$47])^2/[.$Q$47]" office:value-type="float" office:value="0.156760466650212" calcext:value-type="float">
            <text:p>0.1567604667</text:p>
          </table:table-cell>
          <table:table-cell table:formula="of:=([.R33]-[.$R$47])^2/[.$R$47]" office:value-type="float" office:value="0.162993159379137" calcext:value-type="float">
            <text:p>0.1629931594</text:p>
          </table:table-cell>
          <table:table-cell table:formula="of:=([.S33]-[.$S$47])^2/[.$S$47]" office:value-type="float" office:value="0.0114377981355589" calcext:value-type="float">
            <text:p>0.0114377981</text:p>
          </table:table-cell>
          <table:table-cell table:number-columns-repeated="2"/>
        </table:table-row>
        <table:table-row table:style-name="ro1">
          <table:table-cell/>
          <table:table-cell table:formula="of:=([.B34]-[.$B$47])^2/[.$B$47]" office:value-type="float" office:value="1.38357151312538" calcext:value-type="float">
            <text:p>1.3835715131</text:p>
          </table:table-cell>
          <table:table-cell table:formula="of:=([.C34]-[.$C$47])^2/[.$C$47]" office:value-type="float" office:value="0.765438014981502" calcext:value-type="float">
            <text:p>0.765438015</text:p>
          </table:table-cell>
          <table:table-cell table:formula="of:=([.D34]-[.$D$47])^2/[.$D$47]" office:value-type="float" office:value="1.31525670046645" calcext:value-type="float">
            <text:p>1.3152567005</text:p>
          </table:table-cell>
          <table:table-cell table:formula="of:=([.E34]-[.$E$47])^2/[.$E$47]" office:value-type="float" office:value="4.48578701867404" calcext:value-type="float">
            <text:p>4.4857870187</text:p>
          </table:table-cell>
          <table:table-cell table:number-columns-repeated="3"/>
          <table:table-cell table:formula="of:=([.I34]-[.$I$47])^2/[.$I$47]" office:value-type="float" office:value="0.042801657198209" calcext:value-type="float">
            <text:p>0.0428016572</text:p>
          </table:table-cell>
          <table:table-cell table:formula="of:=([.J34]-[.$J$47])^2/[.$J$47]" office:value-type="float" office:value="0.0204128917409253" calcext:value-type="float">
            <text:p>0.0204128917</text:p>
          </table:table-cell>
          <table:table-cell table:formula="of:=([.K34]-[.$K$47])^2/[.$K$47]" office:value-type="float" office:value="0.894840242873971" calcext:value-type="float">
            <text:p>0.8948402429</text:p>
          </table:table-cell>
          <table:table-cell table:formula="of:=([.L34]-[.$L$47])^2/[.$L$47]" office:value-type="float" office:value="6.5381115833478" calcext:value-type="float">
            <text:p>6.5381115833</text:p>
          </table:table-cell>
          <table:table-cell table:number-columns-repeated="3"/>
          <table:table-cell table:formula="of:=([.P34]-[.$P$47])^2/[.$P$47]" office:value-type="float" office:value="0.513844858880002" calcext:value-type="float">
            <text:p>0.5138448589</text:p>
          </table:table-cell>
          <table:table-cell table:formula="of:=([.Q34]-[.$Q$47])^2/[.$Q$47]" office:value-type="float" office:value="1.31395621301324" calcext:value-type="float">
            <text:p>1.313956213</text:p>
          </table:table-cell>
          <table:table-cell table:formula="of:=([.R34]-[.$R$47])^2/[.$R$47]" office:value-type="float" office:value="3.03774147291781" calcext:value-type="float">
            <text:p>3.0377414729</text:p>
          </table:table-cell>
          <table:table-cell table:formula="of:=([.S34]-[.$S$47])^2/[.$S$47]" office:value-type="float" office:value="0.990383824407229" calcext:value-type="float">
            <text:p>0.9903838244</text:p>
          </table:table-cell>
          <table:table-cell table:number-columns-repeated="2"/>
        </table:table-row>
        <table:table-row table:style-name="ro1">
          <table:table-cell/>
          <table:table-cell table:formula="of:=([.B35]-[.$B$47])^2/[.$B$47]" office:value-type="float" office:value="2.82325291434844" calcext:value-type="float">
            <text:p>2.8232529143</text:p>
          </table:table-cell>
          <table:table-cell table:formula="of:=([.C35]-[.$C$47])^2/[.$C$47]" office:value-type="float" office:value="4.03478386039721" calcext:value-type="float">
            <text:p>4.0347838604</text:p>
          </table:table-cell>
          <table:table-cell table:formula="of:=([.D35]-[.$D$47])^2/[.$D$47]" office:value-type="float" office:value="2.60271754493245" calcext:value-type="float">
            <text:p>2.6027175449</text:p>
          </table:table-cell>
          <table:table-cell table:formula="of:=([.E35]-[.$E$47])^2/[.$E$47]" office:value-type="float" office:value="2.51629871371066" calcext:value-type="float">
            <text:p>2.5162987137</text:p>
          </table:table-cell>
          <table:table-cell table:number-columns-repeated="3"/>
          <table:table-cell table:formula="of:=([.I35]-[.$I$47])^2/[.$I$47]" office:value-type="float" office:value="5.16290382604048" calcext:value-type="float">
            <text:p>5.162903826</text:p>
          </table:table-cell>
          <table:table-cell table:formula="of:=([.J35]-[.$J$47])^2/[.$J$47]" office:value-type="float" office:value="0.53618456383004" calcext:value-type="float">
            <text:p>0.5361845638</text:p>
          </table:table-cell>
          <table:table-cell table:formula="of:=([.K35]-[.$K$47])^2/[.$K$47]" office:value-type="float" office:value="0.257133174212797" calcext:value-type="float">
            <text:p>0.2571331742</text:p>
          </table:table-cell>
          <table:table-cell table:formula="of:=([.L35]-[.$L$47])^2/[.$L$47]" office:value-type="float" office:value="0.00347714452130426" calcext:value-type="float">
            <text:p>0.0034771445</text:p>
          </table:table-cell>
          <table:table-cell table:number-columns-repeated="3"/>
          <table:table-cell table:formula="of:=([.P35]-[.$P$47])^2/[.$P$47]" office:value-type="float" office:value="1.3561632" calcext:value-type="float">
            <text:p>1.3561632</text:p>
          </table:table-cell>
          <table:table-cell table:formula="of:=([.Q35]-[.$Q$47])^2/[.$Q$47]" office:value-type="float" office:value="1.42631645720206" calcext:value-type="float">
            <text:p>1.4263164572</text:p>
          </table:table-cell>
          <table:table-cell table:formula="of:=([.R35]-[.$R$47])^2/[.$R$47]" office:value-type="float" office:value="0.473499558169114" calcext:value-type="float">
            <text:p>0.4734995582</text:p>
          </table:table-cell>
          <table:table-cell table:formula="of:=([.S35]-[.$S$47])^2/[.$S$47]" office:value-type="float" office:value="3.04714927771329" calcext:value-type="float">
            <text:p>3.0471492777</text:p>
          </table:table-cell>
          <table:table-cell table:number-columns-repeated="2"/>
        </table:table-row>
        <table:table-row table:style-name="ro1">
          <table:table-cell/>
          <table:table-cell table:formula="of:=([.B36]-[.$B$47])^2/[.$B$47]" office:value-type="float" office:value="0.0392621735407862" calcext:value-type="float">
            <text:p>0.0392621735</text:p>
          </table:table-cell>
          <table:table-cell table:formula="of:=([.C36]-[.$C$47])^2/[.$C$47]" office:value-type="float" office:value="0.0152929261318078" calcext:value-type="float">
            <text:p>0.0152929261</text:p>
          </table:table-cell>
          <table:table-cell table:formula="of:=([.D36]-[.$D$47])^2/[.$D$47]" office:value-type="float" office:value="0.512676452852567" calcext:value-type="float">
            <text:p>0.5126764529</text:p>
          </table:table-cell>
          <table:table-cell table:formula="of:=([.E36]-[.$E$47])^2/[.$E$47]" office:value-type="float" office:value="1.25500055453525" calcext:value-type="float">
            <text:p>1.2550005545</text:p>
          </table:table-cell>
          <table:table-cell table:number-columns-repeated="3"/>
          <table:table-cell table:formula="of:=([.I36]-[.$I$47])^2/[.$I$47]" office:value-type="float" office:value="0.266178040519898" calcext:value-type="float">
            <text:p>0.2661780405</text:p>
          </table:table-cell>
          <table:table-cell table:formula="of:=([.J36]-[.$J$47])^2/[.$J$47]" office:value-type="float" office:value="0.0849396344668893" calcext:value-type="float">
            <text:p>0.0849396345</text:p>
          </table:table-cell>
          <table:table-cell table:formula="of:=([.K36]-[.$K$47])^2/[.$K$47]" office:value-type="float" office:value="0.140733208833658" calcext:value-type="float">
            <text:p>0.1407332088</text:p>
          </table:table-cell>
          <table:table-cell table:formula="of:=([.L36]-[.$L$47])^2/[.$L$47]" office:value-type="float" office:value="0.244335161449408" calcext:value-type="float">
            <text:p>0.2443351614</text:p>
          </table:table-cell>
          <table:table-cell table:number-columns-repeated="3"/>
          <table:table-cell table:formula="of:=([.P36]-[.$P$47])^2/[.$P$47]" office:value-type="float" office:value="1.37556419072" calcext:value-type="float">
            <text:p>1.3755641907</text:p>
          </table:table-cell>
          <table:table-cell table:formula="of:=([.Q36]-[.$Q$47])^2/[.$Q$47]" office:value-type="float" office:value="1.25711289309954" calcext:value-type="float">
            <text:p>1.2571128931</text:p>
          </table:table-cell>
          <table:table-cell table:formula="of:=([.R36]-[.$R$47])^2/[.$R$47]" office:value-type="float" office:value="1.57705684829409" calcext:value-type="float">
            <text:p>1.5770568483</text:p>
          </table:table-cell>
          <table:table-cell table:formula="of:=([.S36]-[.$S$47])^2/[.$S$47]" office:value-type="float" office:value="2.2829510795151" calcext:value-type="float">
            <text:p>2.2829510795</text:p>
          </table:table-cell>
          <table:table-cell table:number-columns-repeated="2"/>
        </table:table-row>
        <table:table-row table:style-name="ro1">
          <table:table-cell/>
          <table:table-cell table:formula="of:=([.B37]-[.$B$47])^2/[.$B$47]" office:value-type="float" office:value="5.50996647698131" calcext:value-type="float">
            <text:p>5.509966477</text:p>
          </table:table-cell>
          <table:table-cell table:formula="of:=([.C37]-[.$C$47])^2/[.$C$47]" office:value-type="float" office:value="3.84720822530024" calcext:value-type="float">
            <text:p>3.8472082253</text:p>
          </table:table-cell>
          <table:table-cell table:formula="of:=([.D37]-[.$D$47])^2/[.$D$47]" office:value-type="float" office:value="4.22933251565109" calcext:value-type="float">
            <text:p>4.2293325157</text:p>
          </table:table-cell>
          <table:table-cell table:formula="of:=([.E37]-[.$E$47])^2/[.$E$47]" office:value-type="float" office:value="1.30540884444766" calcext:value-type="float">
            <text:p>1.3054088444</text:p>
          </table:table-cell>
          <table:table-cell table:number-columns-repeated="3"/>
          <table:table-cell table:formula="of:=([.I37]-[.$I$47])^2/[.$I$47]" office:value-type="float" office:value="2.51128351054396" calcext:value-type="float">
            <text:p>2.5112835105</text:p>
          </table:table-cell>
          <table:table-cell table:formula="of:=([.J37]-[.$J$47])^2/[.$J$47]" office:value-type="float" office:value="1.9897795728906" calcext:value-type="float">
            <text:p>1.9897795729</text:p>
          </table:table-cell>
          <table:table-cell table:formula="of:=([.K37]-[.$K$47])^2/[.$K$47]" office:value-type="float" office:value="2.6323666707195" calcext:value-type="float">
            <text:p>2.6323666707</text:p>
          </table:table-cell>
          <table:table-cell table:formula="of:=([.L37]-[.$L$47])^2/[.$L$47]" office:value-type="float" office:value="4.28007479568966" calcext:value-type="float">
            <text:p>4.2800747957</text:p>
          </table:table-cell>
          <table:table-cell table:number-columns-repeated="3"/>
          <table:table-cell table:formula="of:=([.P37]-[.$P$47])^2/[.$P$47]" office:value-type="float" office:value="1.34070847488" calcext:value-type="float">
            <text:p>1.3407084749</text:p>
          </table:table-cell>
          <table:table-cell table:formula="of:=([.Q37]-[.$Q$47])^2/[.$Q$47]" office:value-type="float" office:value="1.82561585715367" calcext:value-type="float">
            <text:p>1.8256158572</text:p>
          </table:table-cell>
          <table:table-cell table:formula="of:=([.R37]-[.$R$47])^2/[.$R$47]" office:value-type="float" office:value="1.33755020170418" calcext:value-type="float">
            <text:p>1.3375502017</text:p>
          </table:table-cell>
          <table:table-cell table:formula="of:=([.S37]-[.$S$47])^2/[.$S$47]" office:value-type="float" office:value="3.21664692505389" calcext:value-type="float">
            <text:p>3.2166469251</text:p>
          </table:table-cell>
          <table:table-cell table:number-columns-repeated="2"/>
        </table:table-row>
        <table:table-row table:style-name="ro1">
          <table:table-cell/>
          <table:table-cell table:formula="of:=([.B38]-[.$B$47])^2/[.$B$47]" office:value-type="float" office:value="2.85138869267173" calcext:value-type="float">
            <text:p>2.8513886927</text:p>
          </table:table-cell>
          <table:table-cell table:formula="of:=([.C38]-[.$C$47])^2/[.$C$47]" office:value-type="float" office:value="3.54260778591756" calcext:value-type="float">
            <text:p>3.5426077859</text:p>
          </table:table-cell>
          <table:table-cell table:formula="of:=([.D38]-[.$D$47])^2/[.$D$47]" office:value-type="float" office:value="16.0725629365205" calcext:value-type="float">
            <text:p>16.0725629365</text:p>
          </table:table-cell>
          <table:table-cell table:formula="of:=([.E38]-[.$E$47])^2/[.$E$47]" office:value-type="float" office:value="25.4048838618282" calcext:value-type="float">
            <text:p>25.4048838618</text:p>
          </table:table-cell>
          <table:table-cell table:number-columns-repeated="3"/>
          <table:table-cell table:formula="of:=([.I38]-[.$I$47])^2/[.$I$47]" office:value-type="float" office:value="0.637504779170583" calcext:value-type="float">
            <text:p>0.6375047792</text:p>
          </table:table-cell>
          <table:table-cell table:formula="of:=([.J38]-[.$J$47])^2/[.$J$47]" office:value-type="float" office:value="2.50340290655282" calcext:value-type="float">
            <text:p>2.5034029066</text:p>
          </table:table-cell>
          <table:table-cell table:formula="of:=([.K38]-[.$K$47])^2/[.$K$47]" office:value-type="float" office:value="1.66041826522209" calcext:value-type="float">
            <text:p>1.6604182652</text:p>
          </table:table-cell>
          <table:table-cell table:formula="of:=([.L38]-[.$L$47])^2/[.$L$47]" office:value-type="float" office:value="1.233360700406" calcext:value-type="float">
            <text:p>1.2333607004</text:p>
          </table:table-cell>
          <table:table-cell table:number-columns-repeated="3"/>
          <table:table-cell table:formula="of:=([.P38]-[.$P$47])^2/[.$P$47]" office:value-type="float" office:value="0.248127909119999" calcext:value-type="float">
            <text:p>0.2481279091</text:p>
          </table:table-cell>
          <table:table-cell table:formula="of:=([.Q38]-[.$Q$47])^2/[.$Q$47]" office:value-type="float" office:value="0.314242089357254" calcext:value-type="float">
            <text:p>0.3142420894</text:p>
          </table:table-cell>
          <table:table-cell table:formula="of:=([.R38]-[.$R$47])^2/[.$R$47]" office:value-type="float" office:value="0.166499930275239" calcext:value-type="float">
            <text:p>0.1664999303</text:p>
          </table:table-cell>
          <table:table-cell table:formula="of:=([.S38]-[.$S$47])^2/[.$S$47]" office:value-type="float" office:value="0.0127200207262477" calcext:value-type="float">
            <text:p>0.0127200207</text:p>
          </table:table-cell>
          <table:table-cell table:number-columns-repeated="2"/>
        </table:table-row>
        <table:table-row table:style-name="ro1">
          <table:table-cell/>
          <table:table-cell table:formula="of:=([.B39]-[.$B$47])^2/[.$B$47]" office:value-type="float" office:value="15.9727880554626" calcext:value-type="float">
            <text:p>15.9727880555</text:p>
          </table:table-cell>
          <table:table-cell table:formula="of:=([.C39]-[.$C$47])^2/[.$C$47]" office:value-type="float" office:value="14.5880586212691" calcext:value-type="float">
            <text:p>14.5880586213</text:p>
          </table:table-cell>
          <table:table-cell table:formula="of:=([.D39]-[.$D$47])^2/[.$D$47]" office:value-type="float" office:value="0.809714211815466" calcext:value-type="float">
            <text:p>0.8097142118</text:p>
          </table:table-cell>
          <table:table-cell table:formula="of:=([.E39]-[.$E$47])^2/[.$E$47]" office:value-type="float" office:value="4.33923176839964" calcext:value-type="float">
            <text:p>4.3392317684</text:p>
          </table:table-cell>
          <table:table-cell table:number-columns-repeated="3"/>
          <table:table-cell table:formula="of:=([.I39]-[.$I$47])^2/[.$I$47]" office:value-type="float" office:value="4.2262925543869" calcext:value-type="float">
            <text:p>4.2262925544</text:p>
          </table:table-cell>
          <table:table-cell table:formula="of:=([.J39]-[.$J$47])^2/[.$J$47]" office:value-type="float" office:value="5.06618852388144" calcext:value-type="float">
            <text:p>5.0661885239</text:p>
          </table:table-cell>
          <table:table-cell table:formula="of:=([.K39]-[.$K$47])^2/[.$K$47]" office:value-type="float" office:value="5.57881042489256" calcext:value-type="float">
            <text:p>5.5788104249</text:p>
          </table:table-cell>
          <table:table-cell table:formula="of:=([.L39]-[.$L$47])^2/[.$L$47]" office:value-type="float" office:value="3.94901222003585" calcext:value-type="float">
            <text:p>3.94901222</text:p>
          </table:table-cell>
          <table:table-cell table:number-columns-repeated="3"/>
          <table:table-cell table:formula="of:=([.P39]-[.$P$47])^2/[.$P$47]" office:value-type="float" office:value="0.0307578931199995" calcext:value-type="float">
            <text:p>0.0307578931</text:p>
          </table:table-cell>
          <table:table-cell table:formula="of:=([.Q39]-[.$Q$47])^2/[.$Q$47]" office:value-type="float" office:value="0.330090912566205" calcext:value-type="float">
            <text:p>0.3300909126</text:p>
          </table:table-cell>
          <table:table-cell table:formula="of:=([.R39]-[.$R$47])^2/[.$R$47]" office:value-type="float" office:value="0.0318684526429061" calcext:value-type="float">
            <text:p>0.0318684526</text:p>
          </table:table-cell>
          <table:table-cell table:formula="of:=([.S39]-[.$S$47])^2/[.$S$47]" office:value-type="float" office:value="0.282792207759907" calcext:value-type="float">
            <text:p>0.2827922078</text:p>
          </table:table-cell>
          <table:table-cell table:number-columns-repeated="2"/>
        </table:table-row>
        <table:table-row table:style-name="ro1">
          <table:table-cell/>
          <table:table-cell table:formula="of:=([.B40]-[.$B$47])^2/[.$B$47]" office:value-type="float" office:value="0.675388095902025" calcext:value-type="float">
            <text:p>0.6753880959</text:p>
          </table:table-cell>
          <table:table-cell table:formula="of:=([.C40]-[.$C$47])^2/[.$C$47]" office:value-type="float" office:value="0.0206207142707985" calcext:value-type="float">
            <text:p>0.0206207143</text:p>
          </table:table-cell>
          <table:table-cell table:formula="of:=([.D40]-[.$D$47])^2/[.$D$47]" office:value-type="float" office:value="0.430802912761622" calcext:value-type="float">
            <text:p>0.4308029128</text:p>
          </table:table-cell>
          <table:table-cell table:formula="of:=([.E40]-[.$E$47])^2/[.$E$47]" office:value-type="float" office:value="3.05972003771601" calcext:value-type="float">
            <text:p>3.0597200377</text:p>
          </table:table-cell>
          <table:table-cell table:number-columns-repeated="3"/>
          <table:table-cell table:formula="of:=([.I40]-[.$I$47])^2/[.$I$47]" office:value-type="float" office:value="1.58295788359907" calcext:value-type="float">
            <text:p>1.5829578836</text:p>
          </table:table-cell>
          <table:table-cell table:formula="of:=([.J40]-[.$J$47])^2/[.$J$47]" office:value-type="float" office:value="0.17261797889331" calcext:value-type="float">
            <text:p>0.1726179789</text:p>
          </table:table-cell>
          <table:table-cell table:formula="of:=([.K40]-[.$K$47])^2/[.$K$47]" office:value-type="float" office:value="0.075147531978174" calcext:value-type="float">
            <text:p>0.075147532</text:p>
          </table:table-cell>
          <table:table-cell table:formula="of:=([.L40]-[.$L$47])^2/[.$L$47]" office:value-type="float" office:value="4.03523636437365" calcext:value-type="float">
            <text:p>4.0352363644</text:p>
          </table:table-cell>
          <table:table-cell table:number-columns-repeated="3"/>
          <table:table-cell table:formula="of:=([.P40]-[.$P$47])^2/[.$P$47]" office:value-type="float" office:value="0.352546836479999" calcext:value-type="float">
            <text:p>0.3525468365</text:p>
          </table:table-cell>
          <table:table-cell table:formula="of:=([.Q40]-[.$Q$47])^2/[.$Q$47]" office:value-type="float" office:value="0.149305075753404" calcext:value-type="float">
            <text:p>0.1493050758</text:p>
          </table:table-cell>
          <table:table-cell table:formula="of:=([.R40]-[.$R$47])^2/[.$R$47]" office:value-type="float" office:value="1.28538850480276" calcext:value-type="float">
            <text:p>1.2853885048</text:p>
          </table:table-cell>
          <table:table-cell table:formula="of:=([.S40]-[.$S$47])^2/[.$S$47]" office:value-type="float" office:value="0.411231251957479" calcext:value-type="float">
            <text:p>0.411231252</text:p>
          </table:table-cell>
          <table:table-cell table:number-columns-repeated="2"/>
        </table:table-row>
        <table:table-row table:style-name="ro1">
          <table:table-cell/>
          <table:table-cell table:formula="of:=([.B41]-[.$B$47])^2/[.$B$47]" office:value-type="float" office:value="1.57872512194949" calcext:value-type="float">
            <text:p>1.5787251219</text:p>
          </table:table-cell>
          <table:table-cell table:formula="of:=([.C41]-[.$C$47])^2/[.$C$47]" office:value-type="float" office:value="4.3607780441728" calcext:value-type="float">
            <text:p>4.3607780442</text:p>
          </table:table-cell>
          <table:table-cell table:formula="of:=([.D41]-[.$D$47])^2/[.$D$47]" office:value-type="float" office:value="2.51910003665965" calcext:value-type="float">
            <text:p>2.5191000367</text:p>
          </table:table-cell>
          <table:table-cell table:formula="of:=([.E41]-[.$E$47])^2/[.$E$47]" office:value-type="float" office:value="11.5959059586025" calcext:value-type="float">
            <text:p>11.5959059586</text:p>
          </table:table-cell>
          <table:table-cell table:number-columns-repeated="3"/>
          <table:table-cell table:formula="of:=([.I41]-[.$I$47])^2/[.$I$47]" office:value-type="float" office:value="0.00408774872593055" calcext:value-type="float">
            <text:p>0.0040877487</text:p>
          </table:table-cell>
          <table:table-cell table:formula="of:=([.J41]-[.$J$47])^2/[.$J$47]" office:value-type="float" office:value="0.195713640669867" calcext:value-type="float">
            <text:p>0.1957136407</text:p>
          </table:table-cell>
          <table:table-cell table:formula="of:=([.K41]-[.$K$47])^2/[.$K$47]" office:value-type="float" office:value="0.252811738365605" calcext:value-type="float">
            <text:p>0.2528117384</text:p>
          </table:table-cell>
          <table:table-cell table:formula="of:=([.L41]-[.$L$47])^2/[.$L$47]" office:value-type="float" office:value="1.91590335981558" calcext:value-type="float">
            <text:p>1.9159033598</text:p>
          </table:table-cell>
          <table:table-cell table:number-columns-repeated="3"/>
          <table:table-cell table:formula="of:=([.P41]-[.$P$47])^2/[.$P$47]" office:value-type="float" office:value="3.58101689472" calcext:value-type="float">
            <text:p>3.5810168947</text:p>
          </table:table-cell>
          <table:table-cell table:formula="of:=([.Q41]-[.$Q$47])^2/[.$Q$47]" office:value-type="float" office:value="4.12281361980514" calcext:value-type="float">
            <text:p>4.1228136198</text:p>
          </table:table-cell>
          <table:table-cell table:formula="of:=([.R41]-[.$R$47])^2/[.$R$47]" office:value-type="float" office:value="3.44589155897074" calcext:value-type="float">
            <text:p>3.445891559</text:p>
          </table:table-cell>
          <table:table-cell table:formula="of:=([.S41]-[.$S$47])^2/[.$S$47]" office:value-type="float" office:value="4.53901844553142" calcext:value-type="float">
            <text:p>4.5390184455</text:p>
          </table:table-cell>
          <table:table-cell table:number-columns-repeated="2"/>
        </table:table-row>
        <table:table-row table:style-name="ro1">
          <table:table-cell/>
          <table:table-cell table:formula="of:=([.B42]-[.$B$47])^2/[.$B$47]" office:value-type="float" office:value="2.73281524665259" calcext:value-type="float">
            <text:p>2.7328152467</text:p>
          </table:table-cell>
          <table:table-cell table:formula="of:=([.C42]-[.$C$47])^2/[.$C$47]" office:value-type="float" office:value="1.96423539543855" calcext:value-type="float">
            <text:p>1.9642353954</text:p>
          </table:table-cell>
          <table:table-cell table:formula="of:=([.D42]-[.$D$47])^2/[.$D$47]" office:value-type="float" office:value="1.67301148308843" calcext:value-type="float">
            <text:p>1.6730114831</text:p>
          </table:table-cell>
          <table:table-cell table:formula="of:=([.E42]-[.$E$47])^2/[.$E$47]" office:value-type="float" office:value="0.344775750255106" calcext:value-type="float">
            <text:p>0.3447757503</text:p>
          </table:table-cell>
          <table:table-cell table:number-columns-repeated="3"/>
          <table:table-cell table:formula="of:=([.I42]-[.$I$47])^2/[.$I$47]" office:value-type="float" office:value="0.169283063096515" calcext:value-type="float">
            <text:p>0.1692830631</text:p>
          </table:table-cell>
          <table:table-cell table:formula="of:=([.J42]-[.$J$47])^2/[.$J$47]" office:value-type="float" office:value="3.0624950454647" calcext:value-type="float">
            <text:p>3.0624950455</text:p>
          </table:table-cell>
          <table:table-cell table:formula="of:=([.K42]-[.$K$47])^2/[.$K$47]" office:value-type="float" office:value="4.57997428448259" calcext:value-type="float">
            <text:p>4.5799742845</text:p>
          </table:table-cell>
          <table:table-cell table:formula="of:=([.L42]-[.$L$47])^2/[.$L$47]" office:value-type="float" office:value="5.9034316621228" calcext:value-type="float">
            <text:p>5.9034316621</text:p>
          </table:table-cell>
          <table:table-cell table:number-columns-repeated="3"/>
          <table:table-cell table:formula="of:=([.P42]-[.$P$47])^2/[.$P$47]" office:value-type="float" office:value="0.204246302719999" calcext:value-type="float">
            <text:p>0.2042463027</text:p>
          </table:table-cell>
          <table:table-cell table:formula="of:=([.Q42]-[.$Q$47])^2/[.$Q$47]" office:value-type="float" office:value="0.0727397888767827" calcext:value-type="float">
            <text:p>0.0727397889</text:p>
          </table:table-cell>
          <table:table-cell table:formula="of:=([.R42]-[.$R$47])^2/[.$R$47]" office:value-type="float" office:value="0.039087290853926" calcext:value-type="float">
            <text:p>0.0390872909</text:p>
          </table:table-cell>
          <table:table-cell table:formula="of:=([.S42]-[.$S$47])^2/[.$S$47]" office:value-type="float" office:value="0.565810638460546" calcext:value-type="float">
            <text:p>0.5658106385</text:p>
          </table:table-cell>
          <table:table-cell table:number-columns-repeated="2"/>
        </table:table-row>
        <table:table-row table:style-name="ro1">
          <table:table-cell/>
          <table:table-cell table:formula="of:=([.B43]-[.$B$47])^2/[.$B$47]" office:value-type="float" office:value="0.0958400813809839" calcext:value-type="float">
            <text:p>0.0958400814</text:p>
          </table:table-cell>
          <table:table-cell table:formula="of:=([.C43]-[.$C$47])^2/[.$C$47]" office:value-type="float" office:value="0.00143677412313821" calcext:value-type="float">
            <text:p>0.0014367741</text:p>
          </table:table-cell>
          <table:table-cell table:formula="of:=([.D43]-[.$D$47])^2/[.$D$47]" office:value-type="float" office:value="0.000578444704947418" calcext:value-type="float">
            <text:p>0.0005784447</text:p>
          </table:table-cell>
          <table:table-cell table:formula="of:=([.E43]-[.$E$47])^2/[.$E$47]" office:value-type="float" office:value="1.5723380027715" calcext:value-type="float">
            <text:p>1.5723380028</text:p>
          </table:table-cell>
          <table:table-cell table:number-columns-repeated="3"/>
          <table:table-cell table:formula="of:=([.I43]-[.$I$47])^2/[.$I$47]" office:value-type="float" office:value="0.00736938232806057" calcext:value-type="float">
            <text:p>0.0073693823</text:p>
          </table:table-cell>
          <table:table-cell table:formula="of:=([.J43]-[.$J$47])^2/[.$J$47]" office:value-type="float" office:value="0.509564605587685" calcext:value-type="float">
            <text:p>0.5095646056</text:p>
          </table:table-cell>
          <table:table-cell table:formula="of:=([.K43]-[.$K$47])^2/[.$K$47]" office:value-type="float" office:value="6.89855987843643" calcext:value-type="float">
            <text:p>6.8985598784</text:p>
          </table:table-cell>
          <table:table-cell table:formula="of:=([.L43]-[.$L$47])^2/[.$L$47]" office:value-type="float" office:value="4.21976941611807" calcext:value-type="float">
            <text:p>4.2197694161</text:p>
          </table:table-cell>
          <table:table-cell table:number-columns-repeated="3"/>
          <table:table-cell table:formula="of:=([.P43]-[.$P$47])^2/[.$P$47]" office:value-type="float" office:value="2.02512662528001" calcext:value-type="float">
            <text:p>2.0251266253</text:p>
          </table:table-cell>
          <table:table-cell table:formula="of:=([.Q43]-[.$Q$47])^2/[.$Q$47]" office:value-type="float" office:value="19.6272617184719" calcext:value-type="float">
            <text:p>19.6272617185</text:p>
          </table:table-cell>
          <table:table-cell table:formula="of:=([.R43]-[.$R$47])^2/[.$R$47]" office:value-type="float" office:value="15.942363865636" calcext:value-type="float">
            <text:p>15.9423638656</text:p>
          </table:table-cell>
          <table:table-cell table:formula="of:=([.S43]-[.$S$47])^2/[.$S$47]" office:value-type="float" office:value="14.4442712858564" calcext:value-type="float">
            <text:p>14.4442712859</text:p>
          </table:table-cell>
          <table:table-cell table:number-columns-repeated="2"/>
        </table:table-row>
        <table:table-row table:style-name="ro1">
          <table:table-cell/>
          <table:table-cell table:formula="of:=([.B44]-[.$B$47])^2/[.$B$47]" office:value-type="float" office:value="0.611924936889534" calcext:value-type="float">
            <text:p>0.6119249369</text:p>
          </table:table-cell>
          <table:table-cell table:formula="of:=([.C44]-[.$C$47])^2/[.$C$47]" office:value-type="float" office:value="0.00702511774123161" calcext:value-type="float">
            <text:p>0.0070251177</text:p>
          </table:table-cell>
          <table:table-cell table:formula="of:=([.D44]-[.$D$47])^2/[.$D$47]" office:value-type="float" office:value="0.00491624942934479" calcext:value-type="float">
            <text:p>0.0049162494</text:p>
          </table:table-cell>
          <table:table-cell table:formula="of:=([.E44]-[.$E$47])^2/[.$E$47]" office:value-type="float" office:value="0.709482785955284" calcext:value-type="float">
            <text:p>0.709482786</text:p>
          </table:table-cell>
          <table:table-cell table:number-columns-repeated="3"/>
          <table:table-cell table:formula="of:=([.I44]-[.$I$47])^2/[.$I$47]" office:value-type="float" office:value="0.933747717366905" calcext:value-type="float">
            <text:p>0.9337477174</text:p>
          </table:table-cell>
          <table:table-cell table:formula="of:=([.J44]-[.$J$47])^2/[.$J$47]" office:value-type="float" office:value="1.76080355626599" calcext:value-type="float">
            <text:p>1.7608035563</text:p>
          </table:table-cell>
          <table:table-cell table:formula="of:=([.K44]-[.$K$47])^2/[.$K$47]" office:value-type="float" office:value="2.60086861031199" calcext:value-type="float">
            <text:p>2.6008686103</text:p>
          </table:table-cell>
          <table:table-cell table:formula="of:=([.L44]-[.$L$47])^2/[.$L$47]" office:value-type="float" office:value="0.652764188263707" calcext:value-type="float">
            <text:p>0.6527641883</text:p>
          </table:table-cell>
          <table:table-cell table:number-columns-repeated="3"/>
          <table:table-cell table:formula="of:=([.P44]-[.$P$47])^2/[.$P$47]" office:value-type="float" office:value="0.00503840768000016" calcext:value-type="float">
            <text:p>0.0050384077</text:p>
          </table:table-cell>
          <table:table-cell table:formula="of:=([.Q44]-[.$Q$47])^2/[.$Q$47]" office:value-type="float" office:value="0.00544546583402007" calcext:value-type="float">
            <text:p>0.0054454658</text:p>
          </table:table-cell>
          <table:table-cell table:formula="of:=([.R44]-[.$R$47])^2/[.$R$47]" office:value-type="float" office:value="0.144110261501144" calcext:value-type="float">
            <text:p>0.1441102615</text:p>
          </table:table-cell>
          <table:table-cell table:formula="of:=([.S44]-[.$S$47])^2/[.$S$47]" office:value-type="float" office:value="0.500362700215552" calcext:value-type="float">
            <text:p>0.5003627002</text:p>
          </table:table-cell>
          <table:table-cell table:number-columns-repeated="2"/>
        </table:table-row>
        <table:table-row table:style-name="ro1">
          <table:table-cell/>
          <table:table-cell table:formula="of:=([.B45]-[.$B$47])^2/[.$B$47]" office:value-type="float" office:value="0.572290382206659" calcext:value-type="float">
            <text:p>0.5722903822</text:p>
          </table:table-cell>
          <table:table-cell table:formula="of:=([.C45]-[.$C$47])^2/[.$C$47]" office:value-type="float" office:value="0.0795784221038389" calcext:value-type="float">
            <text:p>0.0795784221</text:p>
          </table:table-cell>
          <table:table-cell table:formula="of:=([.D45]-[.$D$47])^2/[.$D$47]" office:value-type="float" office:value="0.00505117734271328" calcext:value-type="float">
            <text:p>0.0050511773</text:p>
          </table:table-cell>
          <table:table-cell table:formula="of:=([.E45]-[.$E$47])^2/[.$E$47]" office:value-type="float" office:value="1.88176851536939" calcext:value-type="float">
            <text:p>1.8817685154</text:p>
          </table:table-cell>
          <table:table-cell table:number-columns-repeated="3"/>
          <table:table-cell table:formula="of:=([.I45]-[.$I$47])^2/[.$I$47]" office:value-type="float" office:value="1.69355644887644" calcext:value-type="float">
            <text:p>1.6935564489</text:p>
          </table:table-cell>
          <table:table-cell table:formula="of:=([.J45]-[.$J$47])^2/[.$J$47]" office:value-type="float" office:value="0.86865736087526" calcext:value-type="float">
            <text:p>0.8686573609</text:p>
          </table:table-cell>
          <table:table-cell table:formula="of:=([.K45]-[.$K$47])^2/[.$K$47]" office:value-type="float" office:value="0.732818411242045" calcext:value-type="float">
            <text:p>0.7328184112</text:p>
          </table:table-cell>
          <table:table-cell table:formula="of:=([.L45]-[.$L$47])^2/[.$L$47]" office:value-type="float" office:value="0.829611457189857" calcext:value-type="float">
            <text:p>0.8296114572</text:p>
          </table:table-cell>
          <table:table-cell table:number-columns-repeated="3"/>
          <table:table-cell table:formula="of:=([.P45]-[.$P$47])^2/[.$P$47]" office:value-type="float" office:value="0.0692994099199994" calcext:value-type="float">
            <text:p>0.0692994099</text:p>
          </table:table-cell>
          <table:table-cell table:formula="of:=([.Q45]-[.$Q$47])^2/[.$Q$47]" office:value-type="float" office:value="0.00799802366070813" calcext:value-type="float">
            <text:p>0.0079980237</text:p>
          </table:table-cell>
          <table:table-cell table:formula="of:=([.R45]-[.$R$47])^2/[.$R$47]" office:value-type="float" office:value="0.324720725970289" calcext:value-type="float">
            <text:p>0.324720726</text:p>
          </table:table-cell>
          <table:table-cell table:formula="of:=([.S45]-[.$S$47])^2/[.$S$47]" office:value-type="float" office:value="0.178297318023545" calcext:value-type="float">
            <text:p>0.1782973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Score</text:p>
          </table:table-cell>
          <table:table-cell table:number-columns-repeated="19"/>
        </table:table-row>
        <table:table-row table:style-name="ro1">
          <table:table-cell/>
          <table:table-cell table:formula="of:=STANDARDIZE([.B22];[.B$47];[.B$48])" office:value-type="float" office:value="0.827133744018538" calcext:value-type="float">
            <text:p>0.827133744</text:p>
          </table:table-cell>
          <table:table-cell table:formula="of:=STANDARDIZE([.C22];[.C$47];[.C$48])" office:value-type="float" office:value="0.817120794008237" calcext:value-type="float">
            <text:p>0.817120794</text:p>
          </table:table-cell>
          <table:table-cell table:formula="of:=STANDARDIZE([.D22];[.D$47];[.D$48])" office:value-type="float" office:value="0.0446591081137698" calcext:value-type="float">
            <text:p>0.0446591081</text:p>
          </table:table-cell>
          <table:table-cell table:formula="of:=STANDARDIZE([.E22];[.E$47];[.E$48])" office:value-type="float" office:value="0.321938349316128" calcext:value-type="float">
            <text:p>0.3219383493</text:p>
          </table:table-cell>
          <table:table-cell table:number-columns-repeated="3"/>
          <table:table-cell table:formula="of:=STANDARDIZE([.I22];[.I$47];[.I$48])" office:value-type="float" office:value="0.12386519778816" calcext:value-type="float">
            <text:p>0.1238651978</text:p>
          </table:table-cell>
          <table:table-cell table:formula="of:=STANDARDIZE([.J22];[.J$47];[.J$48])" office:value-type="float" office:value="-0.117050858830963" calcext:value-type="float">
            <text:p>-0.1170508588</text:p>
          </table:table-cell>
          <table:table-cell table:formula="of:=STANDARDIZE([.K22];[.K$47];[.K$48])" office:value-type="float" office:value="-0.0731917959230979" calcext:value-type="float">
            <text:p>-0.0731917959</text:p>
          </table:table-cell>
          <table:table-cell table:formula="of:=STANDARDIZE([.L22];[.L$47];[.L$48])" office:value-type="float" office:value="0.514152967215684" calcext:value-type="float">
            <text:p>0.5141529672</text:p>
          </table:table-cell>
          <table:table-cell table:number-columns-repeated="3"/>
          <table:table-cell table:formula="of:=STANDARDIZE([.P22];[.P$47];[.P$48])" office:value-type="float" office:value="-0.223589097395722" calcext:value-type="float">
            <text:p>-0.2235890974</text:p>
          </table:table-cell>
          <table:table-cell table:formula="of:=STANDARDIZE([.Q22];[.Q$47];[.Q$48])" office:value-type="float" office:value="-0.233713402532149" calcext:value-type="float">
            <text:p>-0.2337134025</text:p>
          </table:table-cell>
          <table:table-cell table:formula="of:=STANDARDIZE([.R22];[.R$47];[.R$48])" office:value-type="float" office:value="0.931936558793098" calcext:value-type="float">
            <text:p>0.9319365588</text:p>
          </table:table-cell>
          <table:table-cell table:formula="of:=STANDARDIZE([.S22];[.S$47];[.S$48])" office:value-type="float" office:value="1.80593466418986" calcext:value-type="float">
            <text:p>1.8059346642</text:p>
          </table:table-cell>
          <table:table-cell table:number-columns-repeated="2"/>
        </table:table-row>
        <table:table-row table:style-name="ro1">
          <table:table-cell/>
          <table:table-cell table:formula="of:=STANDARDIZE([.B23];[.B$47];[.B$48])" office:value-type="float" office:value="-1.00728847293085" calcext:value-type="float">
            <text:p>-1.0072884729</text:p>
          </table:table-cell>
          <table:table-cell table:formula="of:=STANDARDIZE([.C23];[.C$47];[.C$48])" office:value-type="float" office:value="-0.831188377640118" calcext:value-type="float">
            <text:p>-0.8311883776</text:p>
          </table:table-cell>
          <table:table-cell table:formula="of:=STANDARDIZE([.D23];[.D$47];[.D$48])" office:value-type="float" office:value="-0.168525129458635" calcext:value-type="float">
            <text:p>-0.1685251295</text:p>
          </table:table-cell>
          <table:table-cell table:formula="of:=STANDARDIZE([.E23];[.E$47];[.E$48])" office:value-type="float" office:value="1.49760004678133" calcext:value-type="float">
            <text:p>1.4976000468</text:p>
          </table:table-cell>
          <table:table-cell table:number-columns-repeated="3"/>
          <table:table-cell table:formula="of:=STANDARDIZE([.I23];[.I$47];[.I$48])" office:value-type="float" office:value="0.000410017773145477" calcext:value-type="float">
            <text:p>0.0004100178</text:p>
          </table:table-cell>
          <table:table-cell table:formula="of:=STANDARDIZE([.J23];[.J$47];[.J$48])" office:value-type="float" office:value="-0.0189545018162656" calcext:value-type="float">
            <text:p>-0.0189545018</text:p>
          </table:table-cell>
          <table:table-cell table:formula="of:=STANDARDIZE([.K23];[.K$47];[.K$48])" office:value-type="float" office:value="-0.415801569198986" calcext:value-type="float">
            <text:p>-0.4158015692</text:p>
          </table:table-cell>
          <table:table-cell table:formula="of:=STANDARDIZE([.L23];[.L$47];[.L$48])" office:value-type="float" office:value="-0.790034196148747" calcext:value-type="float">
            <text:p>-0.7900341961</text:p>
          </table:table-cell>
          <table:table-cell table:number-columns-repeated="3"/>
          <table:table-cell table:formula="of:=STANDARDIZE([.P23];[.P$47];[.P$48])" office:value-type="float" office:value="-1.25572811816948" calcext:value-type="float">
            <text:p>-1.2557281182</text:p>
          </table:table-cell>
          <table:table-cell table:formula="of:=STANDARDIZE([.Q23];[.Q$47];[.Q$48])" office:value-type="float" office:value="-0.408333562741145" calcext:value-type="float">
            <text:p>-0.4083335627</text:p>
          </table:table-cell>
          <table:table-cell table:formula="of:=STANDARDIZE([.R23];[.R$47];[.R$48])" office:value-type="float" office:value="-1.20039630461691" calcext:value-type="float">
            <text:p>-1.2003963046</text:p>
          </table:table-cell>
          <table:table-cell table:formula="of:=STANDARDIZE([.S23];[.S$47];[.S$48])" office:value-type="float" office:value="-1.07154281194931" calcext:value-type="float">
            <text:p>-1.0715428119</text:p>
          </table:table-cell>
          <table:table-cell table:number-columns-repeated="2"/>
        </table:table-row>
        <table:table-row table:style-name="ro1">
          <table:table-cell/>
          <table:table-cell table:formula="of:=STANDARDIZE([.B24];[.B$47];[.B$48])" office:value-type="float" office:value="-0.0133885543921416" calcext:value-type="float">
            <text:p>-0.0133885544</text:p>
          </table:table-cell>
          <table:table-cell table:formula="of:=STANDARDIZE([.C24];[.C$47];[.C$48])" office:value-type="float" office:value="-0.872078097129844" calcext:value-type="float">
            <text:p>-0.8720780971</text:p>
          </table:table-cell>
          <table:table-cell table:formula="of:=STANDARDIZE([.D24];[.D$47];[.D$48])" office:value-type="float" office:value="-1.29574892562198" calcext:value-type="float">
            <text:p>-1.2957489256</text:p>
          </table:table-cell>
          <table:table-cell table:formula="of:=STANDARDIZE([.E24];[.E$47];[.E$48])" office:value-type="float" office:value="-1.41924723111479" calcext:value-type="float">
            <text:p>-1.4192472311</text:p>
          </table:table-cell>
          <table:table-cell table:number-columns-repeated="3"/>
          <table:table-cell table:formula="of:=STANDARDIZE([.I24];[.I$47];[.I$48])" office:value-type="float" office:value="-0.762138693765731" calcext:value-type="float">
            <text:p>-0.7621386938</text:p>
          </table:table-cell>
          <table:table-cell table:formula="of:=STANDARDIZE([.J24];[.J$47];[.J$48])" office:value-type="float" office:value="0.968485392276299" calcext:value-type="float">
            <text:p>0.9684853923</text:p>
          </table:table-cell>
          <table:table-cell table:formula="of:=STANDARDIZE([.K24];[.K$47];[.K$48])" office:value-type="float" office:value="-0.17084516757955" calcext:value-type="float">
            <text:p>-0.1708451676</text:p>
          </table:table-cell>
          <table:table-cell table:formula="of:=STANDARDIZE([.L24];[.L$47];[.L$48])" office:value-type="float" office:value="0.254959781969389" calcext:value-type="float">
            <text:p>0.254959782</text:p>
          </table:table-cell>
          <table:table-cell table:number-columns-repeated="3"/>
          <table:table-cell table:formula="of:=STANDARDIZE([.P24];[.P$47];[.P$48])" office:value-type="float" office:value="-1.38418022635074" calcext:value-type="float">
            <text:p>-1.3841802264</text:p>
          </table:table-cell>
          <table:table-cell table:formula="of:=STANDARDIZE([.Q24];[.Q$47];[.Q$48])" office:value-type="float" office:value="-0.993819701849656" calcext:value-type="float">
            <text:p>-0.9938197018</text:p>
          </table:table-cell>
          <table:table-cell table:formula="of:=STANDARDIZE([.R24];[.R$47];[.R$48])" office:value-type="float" office:value="-0.67270575383222" calcext:value-type="float">
            <text:p>-0.6727057538</text:p>
          </table:table-cell>
          <table:table-cell table:formula="of:=STANDARDIZE([.S24];[.S$47];[.S$48])" office:value-type="float" office:value="-0.0327264260345693" calcext:value-type="float">
            <text:p>-0.032726426</text:p>
          </table:table-cell>
          <table:table-cell table:number-columns-repeated="2"/>
        </table:table-row>
        <table:table-row table:style-name="ro1">
          <table:table-cell/>
          <table:table-cell table:formula="of:=STANDARDIZE([.B25];[.B$47];[.B$48])" office:value-type="float" office:value="0.46120238943387" calcext:value-type="float">
            <text:p>0.4612023894</text:p>
          </table:table-cell>
          <table:table-cell table:formula="of:=STANDARDIZE([.C25];[.C$47];[.C$48])" office:value-type="float" office:value="0.587756625003366" calcext:value-type="float">
            <text:p>0.587756625</text:p>
          </table:table-cell>
          <table:table-cell table:formula="of:=STANDARDIZE([.D25];[.D$47];[.D$48])" office:value-type="float" office:value="0.197289614447512" calcext:value-type="float">
            <text:p>0.1972896144</text:p>
          </table:table-cell>
          <table:table-cell table:formula="of:=STANDARDIZE([.E25];[.E$47];[.E$48])" office:value-type="float" office:value="-0.320401599634156" calcext:value-type="float">
            <text:p>-0.3204015996</text:p>
          </table:table-cell>
          <table:table-cell table:number-columns-repeated="3"/>
          <table:table-cell table:formula="of:=STANDARDIZE([.I25];[.I$47];[.I$48])" office:value-type="float" office:value="-1.11397611638197" calcext:value-type="float">
            <text:p>-1.1139761164</text:p>
          </table:table-cell>
          <table:table-cell table:formula="of:=STANDARDIZE([.J25];[.J$47];[.J$48])" office:value-type="float" office:value="-0.795837133981163" calcext:value-type="float">
            <text:p>-0.795837134</text:p>
          </table:table-cell>
          <table:table-cell table:formula="of:=STANDARDIZE([.K25];[.K$47];[.K$48])" office:value-type="float" office:value="0.447704564575914" calcext:value-type="float">
            <text:p>0.4477045646</text:p>
          </table:table-cell>
          <table:table-cell table:formula="of:=STANDARDIZE([.L25];[.L$47];[.L$48])" office:value-type="float" office:value="0.682015681766774" calcext:value-type="float">
            <text:p>0.6820156818</text:p>
          </table:table-cell>
          <table:table-cell table:number-columns-repeated="3"/>
          <table:table-cell table:formula="of:=STANDARDIZE([.P25];[.P$47];[.P$48])" office:value-type="float" office:value="0.442427069577969" calcext:value-type="float">
            <text:p>0.4424270696</text:p>
          </table:table-cell>
          <table:table-cell table:formula="of:=STANDARDIZE([.Q25];[.Q$47];[.Q$48])" office:value-type="float" office:value="-0.0425919197402969" calcext:value-type="float">
            <text:p>-0.0425919197</text:p>
          </table:table-cell>
          <table:table-cell table:formula="of:=STANDARDIZE([.R25];[.R$47];[.R$48])" office:value-type="float" office:value="-0.401267486684645" calcext:value-type="float">
            <text:p>-0.4012674867</text:p>
          </table:table-cell>
          <table:table-cell table:formula="of:=STANDARDIZE([.S25];[.S$47];[.S$48])" office:value-type="float" office:value="-0.932132148818432" calcext:value-type="float">
            <text:p>-0.9321321488</text:p>
          </table:table-cell>
          <table:table-cell table:number-columns-repeated="2"/>
        </table:table-row>
        <table:table-row table:style-name="ro1">
          <table:table-cell/>
          <table:table-cell table:formula="of:=STANDARDIZE([.B26];[.B$47];[.B$48])" office:value-type="float" office:value="1.18765264912193" calcext:value-type="float">
            <text:p>1.1876526491</text:p>
          </table:table-cell>
          <table:table-cell table:formula="of:=STANDARDIZE([.C26];[.C$47];[.C$48])" office:value-type="float" office:value="1.66628702685738" calcext:value-type="float">
            <text:p>1.6662870269</text:p>
          </table:table-cell>
          <table:table-cell table:formula="of:=STANDARDIZE([.D26];[.D$47];[.D$48])" office:value-type="float" office:value="2.43633842217322" calcext:value-type="float">
            <text:p>2.4363384222</text:p>
          </table:table-cell>
          <table:table-cell table:formula="of:=STANDARDIZE([.E26];[.E$47];[.E$48])" office:value-type="float" office:value="0.135086722479554" calcext:value-type="float">
            <text:p>0.1350867225</text:p>
          </table:table-cell>
          <table:table-cell table:number-columns-repeated="3"/>
          <table:table-cell table:formula="of:=STANDARDIZE([.I26];[.I$47];[.I$48])" office:value-type="float" office:value="0.480735295699927" calcext:value-type="float">
            <text:p>0.4807352957</text:p>
          </table:table-cell>
          <table:table-cell table:formula="of:=STANDARDIZE([.J26];[.J$47];[.J$48])" office:value-type="float" office:value="0.851819480820459" calcext:value-type="float">
            <text:p>0.8518194808</text:p>
          </table:table-cell>
          <table:table-cell table:formula="of:=STANDARDIZE([.K26];[.K$47];[.K$48])" office:value-type="float" office:value="0.32304684324673" calcext:value-type="float">
            <text:p>0.3230468432</text:p>
          </table:table-cell>
          <table:table-cell table:formula="of:=STANDARDIZE([.L26];[.L$47];[.L$48])" office:value-type="float" office:value="-0.0750428119337449" calcext:value-type="float">
            <text:p>-0.0750428119</text:p>
          </table:table-cell>
          <table:table-cell table:number-columns-repeated="3"/>
          <table:table-cell table:formula="of:=STANDARDIZE([.P26];[.P$47];[.P$48])" office:value-type="float" office:value="0.920458957020796" calcext:value-type="float">
            <text:p>0.920458957</text:p>
          </table:table-cell>
          <table:table-cell table:formula="of:=STANDARDIZE([.Q26];[.Q$47];[.Q$48])" office:value-type="float" office:value="0.689202178844295" calcext:value-type="float">
            <text:p>0.6892021788</text:p>
          </table:table-cell>
          <table:table-cell table:formula="of:=STANDARDIZE([.R26];[.R$47];[.R$48])" office:value-type="float" office:value="-0.0205438411504402" calcext:value-type="float">
            <text:p>-0.0205438412</text:p>
          </table:table-cell>
          <table:table-cell table:formula="of:=STANDARDIZE([.S26];[.S$47];[.S$48])" office:value-type="float" office:value="-0.340822982063117" calcext:value-type="float">
            <text:p>-0.3408229821</text:p>
          </table:table-cell>
          <table:table-cell table:number-columns-repeated="2"/>
        </table:table-row>
        <table:table-row table:style-name="ro1">
          <table:table-cell/>
          <table:table-cell table:formula="of:=STANDARDIZE([.B27];[.B$47];[.B$48])" office:value-type="float" office:value="-0.222819243286026" calcext:value-type="float">
            <text:p>-0.2228192433</text:p>
          </table:table-cell>
          <table:table-cell table:formula="of:=STANDARDIZE([.C27];[.C$47];[.C$48])" office:value-type="float" office:value="-0.317223050144254" calcext:value-type="float">
            <text:p>-0.3172230501</text:p>
          </table:table-cell>
          <table:table-cell table:formula="of:=STANDARDIZE([.D27];[.D$47];[.D$48])" office:value-type="float" office:value="0.435385715557523" calcext:value-type="float">
            <text:p>0.4353857156</text:p>
          </table:table-cell>
          <table:table-cell table:formula="of:=STANDARDIZE([.E27];[.E$47];[.E$48])" office:value-type="float" office:value="0.171294044254798" calcext:value-type="float">
            <text:p>0.1712940443</text:p>
          </table:table-cell>
          <table:table-cell table:number-columns-repeated="3"/>
          <table:table-cell table:formula="of:=STANDARDIZE([.I27];[.I$47];[.I$48])" office:value-type="float" office:value="3.03058662476429" calcext:value-type="float">
            <text:p>3.0305866248</text:p>
          </table:table-cell>
          <table:table-cell table:formula="of:=STANDARDIZE([.J27];[.J$47];[.J$48])" office:value-type="float" office:value="2.15294672431547" calcext:value-type="float">
            <text:p>2.1529467243</text:p>
          </table:table-cell>
          <table:table-cell table:formula="of:=STANDARDIZE([.K27];[.K$47];[.K$48])" office:value-type="float" office:value="3.89313762874816" calcext:value-type="float">
            <text:p>3.8931376287</text:p>
          </table:table-cell>
          <table:table-cell table:formula="of:=STANDARDIZE([.L27];[.L$47];[.L$48])" office:value-type="float" office:value="3.06047296898774" calcext:value-type="float">
            <text:p>3.060472969</text:p>
          </table:table-cell>
          <table:table-cell table:number-columns-repeated="3"/>
          <table:table-cell table:formula="of:=STANDARDIZE([.P27];[.P$47];[.P$48])" office:value-type="float" office:value="0.531410493003891" calcext:value-type="float">
            <text:p>0.531410493</text:p>
          </table:table-cell>
          <table:table-cell table:formula="of:=STANDARDIZE([.Q27];[.Q$47];[.Q$48])" office:value-type="float" office:value="0.00660123542537652" calcext:value-type="float">
            <text:p>0.0066012354</text:p>
          </table:table-cell>
          <table:table-cell table:formula="of:=STANDARDIZE([.R27];[.R$47];[.R$48])" office:value-type="float" office:value="-0.343417541641872" calcext:value-type="float">
            <text:p>-0.3434175416</text:p>
          </table:table-cell>
          <table:table-cell table:formula="of:=STANDARDIZE([.S27];[.S$47];[.S$48])" office:value-type="float" office:value="-0.836609093070721" calcext:value-type="float">
            <text:p>-0.8366090931</text:p>
          </table:table-cell>
          <table:table-cell table:number-columns-repeated="2"/>
        </table:table-row>
        <table:table-row table:style-name="ro1">
          <table:table-cell/>
          <table:table-cell table:formula="of:=STANDARDIZE([.B28];[.B$47];[.B$48])" office:value-type="float" office:value="-1.55491637872258" calcext:value-type="float">
            <text:p>-1.5549163787</text:p>
          </table:table-cell>
          <table:table-cell table:formula="of:=STANDARDIZE([.C28];[.C$47];[.C$48])" office:value-type="float" office:value="-1.05259749783449" calcext:value-type="float">
            <text:p>-1.0525974978</text:p>
          </table:table-cell>
          <table:table-cell table:formula="of:=STANDARDIZE([.D28];[.D$47];[.D$48])" office:value-type="float" office:value="-1.61727461199415" calcext:value-type="float">
            <text:p>-1.617274612</text:p>
          </table:table-cell>
          <table:table-cell table:formula="of:=STANDARDIZE([.E28];[.E$47];[.E$48])" office:value-type="float" office:value="-0.954816846391692" calcext:value-type="float">
            <text:p>-0.9548168464</text:p>
          </table:table-cell>
          <table:table-cell table:number-columns-repeated="3"/>
          <table:table-cell table:formula="of:=STANDARDIZE([.I28];[.I$47];[.I$48])" office:value-type="float" office:value="-0.148742733303978" calcext:value-type="float">
            <text:p>-0.1487427333</text:p>
          </table:table-cell>
          <table:table-cell table:formula="of:=STANDARDIZE([.J28];[.J$47];[.J$48])" office:value-type="float" office:value="0.13767431853605" calcext:value-type="float">
            <text:p>0.1376743185</text:p>
          </table:table-cell>
          <table:table-cell table:formula="of:=STANDARDIZE([.K28];[.K$47];[.K$48])" office:value-type="float" office:value="-0.387892854165478" calcext:value-type="float">
            <text:p>-0.3878928542</text:p>
          </table:table-cell>
          <table:table-cell table:formula="of:=STANDARDIZE([.L28];[.L$47];[.L$48])" office:value-type="float" office:value="-0.558686447841088" calcext:value-type="float">
            <text:p>-0.5586864478</text:p>
          </table:table-cell>
          <table:table-cell table:number-columns-repeated="3"/>
          <table:table-cell table:formula="of:=STANDARDIZE([.P28];[.P$47];[.P$48])" office:value-type="float" office:value="2.04086587031483" calcext:value-type="float">
            <text:p>2.0408658703</text:p>
          </table:table-cell>
          <table:table-cell table:formula="of:=STANDARDIZE([.Q28];[.Q$47];[.Q$48])" office:value-type="float" office:value="2.22577482161539" calcext:value-type="float">
            <text:p>2.2257748216</text:p>
          </table:table-cell>
          <table:table-cell table:formula="of:=STANDARDIZE([.R28];[.R$47];[.R$48])" office:value-type="float" office:value="1.45703146996009" calcext:value-type="float">
            <text:p>1.45703147</text:p>
          </table:table-cell>
          <table:table-cell table:formula="of:=STANDARDIZE([.S28];[.S$47];[.S$48])" office:value-type="float" office:value="0.647670293373168" calcext:value-type="float">
            <text:p>0.6476702934</text:p>
          </table:table-cell>
          <table:table-cell table:number-columns-repeated="2"/>
        </table:table-row>
        <table:table-row table:style-name="ro1">
          <table:table-cell/>
          <table:table-cell table:formula="of:=STANDARDIZE([.B29];[.B$47];[.B$48])" office:value-type="float" office:value="0.839115787352949" calcext:value-type="float">
            <text:p>0.8391157874</text:p>
          </table:table-cell>
          <table:table-cell table:formula="of:=STANDARDIZE([.C29];[.C$47];[.C$48])" office:value-type="float" office:value="0.870167262807409" calcext:value-type="float">
            <text:p>0.8701672628</text:p>
          </table:table-cell>
          <table:table-cell table:formula="of:=STANDARDIZE([.D29];[.D$47];[.D$48])" office:value-type="float" office:value="1.51638975550972" calcext:value-type="float">
            <text:p>1.5163897555</text:p>
          </table:table-cell>
          <table:table-cell table:formula="of:=STANDARDIZE([.E29];[.E$47];[.E$48])" office:value-type="float" office:value="0.186404523706105" calcext:value-type="float">
            <text:p>0.1864045237</text:p>
          </table:table-cell>
          <table:table-cell table:number-columns-repeated="3"/>
          <table:table-cell table:formula="of:=STANDARDIZE([.I29];[.I$47];[.I$48])" office:value-type="float" office:value="-0.181975259557165" calcext:value-type="float">
            <text:p>-0.1819752596</text:p>
          </table:table-cell>
          <table:table-cell table:formula="of:=STANDARDIZE([.J29];[.J$47];[.J$48])" office:value-type="float" office:value="-0.385127699308551" calcext:value-type="float">
            <text:p>-0.3851276993</text:p>
          </table:table-cell>
          <table:table-cell table:formula="of:=STANDARDIZE([.K29];[.K$47];[.K$48])" office:value-type="float" office:value="-0.914269668750785" calcext:value-type="float">
            <text:p>-0.9142696688</text:p>
          </table:table-cell>
          <table:table-cell table:formula="of:=STANDARDIZE([.L29];[.L$47];[.L$48])" office:value-type="float" office:value="0.693888429418523" calcext:value-type="float">
            <text:p>0.6938884294</text:p>
          </table:table-cell>
          <table:table-cell table:number-columns-repeated="3"/>
          <table:table-cell table:formula="of:=STANDARDIZE([.P29];[.P$47];[.P$48])" office:value-type="float" office:value="1.49448647076486" calcext:value-type="float">
            <text:p>1.4944864708</text:p>
          </table:table-cell>
          <table:table-cell table:formula="of:=STANDARDIZE([.Q29];[.Q$47];[.Q$48])" office:value-type="float" office:value="0.197892252353354" calcext:value-type="float">
            <text:p>0.1978922524</text:p>
          </table:table-cell>
          <table:table-cell table:formula="of:=STANDARDIZE([.R29];[.R$47];[.R$48])" office:value-type="float" office:value="0.3085653614111" calcext:value-type="float">
            <text:p>0.3085653614</text:p>
          </table:table-cell>
          <table:table-cell table:formula="of:=STANDARDIZE([.S29];[.S$47];[.S$48])" office:value-type="float" office:value="1.54190237641376" calcext:value-type="float">
            <text:p>1.5419023764</text:p>
          </table:table-cell>
          <table:table-cell table:number-columns-repeated="2"/>
        </table:table-row>
        <table:table-row table:style-name="ro1">
          <table:table-cell/>
          <table:table-cell table:formula="of:=STANDARDIZE([.B30];[.B$47];[.B$48])" office:value-type="float" office:value="-0.762060962984935" calcext:value-type="float">
            <text:p>-0.762060963</text:p>
          </table:table-cell>
          <table:table-cell table:formula="of:=STANDARDIZE([.C30];[.C$47];[.C$48])" office:value-type="float" office:value="-0.565622972019342" calcext:value-type="float">
            <text:p>-0.565622972</text:p>
          </table:table-cell>
          <table:table-cell table:formula="of:=STANDARDIZE([.D30];[.D$47];[.D$48])" office:value-type="float" office:value="-0.367387093207634" calcext:value-type="float">
            <text:p>-0.3673870932</text:p>
          </table:table-cell>
          <table:table-cell table:formula="of:=STANDARDIZE([.E30];[.E$47];[.E$48])" office:value-type="float" office:value="-0.109390340166718" calcext:value-type="float">
            <text:p>-0.1093903402</text:p>
          </table:table-cell>
          <table:table-cell table:number-columns-repeated="3"/>
          <table:table-cell table:formula="of:=STANDARDIZE([.I30];[.I$47];[.I$48])" office:value-type="float" office:value="0.799368307567418" calcext:value-type="float">
            <text:p>0.7993683076</text:p>
          </table:table-cell>
          <table:table-cell table:formula="of:=STANDARDIZE([.J30];[.J$47];[.J$48])" office:value-type="float" office:value="0.249337193010227" calcext:value-type="float">
            <text:p>0.249337193</text:p>
          </table:table-cell>
          <table:table-cell table:formula="of:=STANDARDIZE([.K30];[.K$47];[.K$48])" office:value-type="float" office:value="-0.0477972165925442" calcext:value-type="float">
            <text:p>-0.0477972166</text:p>
          </table:table-cell>
          <table:table-cell table:formula="of:=STANDARDIZE([.L30];[.L$47];[.L$48])" office:value-type="float" office:value="-0.416661907136433" calcext:value-type="float">
            <text:p>-0.4166619071</text:p>
          </table:table-cell>
          <table:table-cell table:number-columns-repeated="3"/>
          <table:table-cell table:formula="of:=STANDARDIZE([.P30];[.P$47];[.P$48])" office:value-type="float" office:value="-0.777467260836842" calcext:value-type="float">
            <text:p>-0.7774672608</text:p>
          </table:table-cell>
          <table:table-cell table:formula="of:=STANDARDIZE([.Q30];[.Q$47];[.Q$48])" office:value-type="float" office:value="-0.0859644028990038" calcext:value-type="float">
            <text:p>-0.0859644029</text:p>
          </table:table-cell>
          <table:table-cell table:formula="of:=STANDARDIZE([.R30];[.R$47];[.R$48])" office:value-type="float" office:value="-0.980900664761483" calcext:value-type="float">
            <text:p>-0.9809006648</text:p>
          </table:table-cell>
          <table:table-cell table:formula="of:=STANDARDIZE([.S30];[.S$47];[.S$48])" office:value-type="float" office:value="-0.611063637531146" calcext:value-type="float">
            <text:p>-0.6110636375</text:p>
          </table:table-cell>
          <table:table-cell table:number-columns-repeated="2"/>
        </table:table-row>
        <table:table-row table:style-name="ro1">
          <table:table-cell/>
          <table:table-cell table:formula="of:=STANDARDIZE([.B31];[.B$47];[.B$48])" office:value-type="float" office:value="-0.792943031059711" calcext:value-type="float">
            <text:p>-0.7929430311</text:p>
          </table:table-cell>
          <table:table-cell table:formula="of:=STANDARDIZE([.C31];[.C$47];[.C$48])" office:value-type="float" office:value="-1.54397868514853" calcext:value-type="float">
            <text:p>-1.5439786851</text:p>
          </table:table-cell>
          <table:table-cell table:formula="of:=STANDARDIZE([.D31];[.D$47];[.D$48])" office:value-type="float" office:value="-0.916173565689426" calcext:value-type="float">
            <text:p>-0.9161735657</text:p>
          </table:table-cell>
          <table:table-cell table:formula="of:=STANDARDIZE([.E31];[.E$47];[.E$48])" office:value-type="float" office:value="0.0593201440826738" calcext:value-type="float">
            <text:p>0.0593201441</text:p>
          </table:table-cell>
          <table:table-cell table:number-columns-repeated="3"/>
          <table:table-cell table:formula="of:=STANDARDIZE([.I31];[.I$47];[.I$48])" office:value-type="float" office:value="0.721966323832202" calcext:value-type="float">
            <text:p>0.7219663238</text:p>
          </table:table-cell>
          <table:table-cell table:formula="of:=STANDARDIZE([.J31];[.J$47];[.J$48])" office:value-type="float" office:value="2.19981566585534" calcext:value-type="float">
            <text:p>2.1998156659</text:p>
          </table:table-cell>
          <table:table-cell table:formula="of:=STANDARDIZE([.K31];[.K$47];[.K$48])" office:value-type="float" office:value="1.02409278361206" calcext:value-type="float">
            <text:p>1.0240927836</text:p>
          </table:table-cell>
          <table:table-cell table:formula="of:=STANDARDIZE([.L31];[.L$47];[.L$48])" office:value-type="float" office:value="-0.139745015863245" calcext:value-type="float">
            <text:p>-0.1397450159</text:p>
          </table:table-cell>
          <table:table-cell table:number-columns-repeated="3"/>
          <table:table-cell table:formula="of:=STANDARDIZE([.P31];[.P$47];[.P$48])" office:value-type="float" office:value="-1.63404361860172" calcext:value-type="float">
            <text:p>-1.6340436186</text:p>
          </table:table-cell>
          <table:table-cell table:formula="of:=STANDARDIZE([.Q31];[.Q$47];[.Q$48])" office:value-type="float" office:value="-1.10427119153525" calcext:value-type="float">
            <text:p>-1.1042711915</text:p>
          </table:table-cell>
          <table:table-cell table:formula="of:=STANDARDIZE([.R31];[.R$47];[.R$48])" office:value-type="float" office:value="-1.22870966090654" calcext:value-type="float">
            <text:p>-1.2287096609</text:p>
          </table:table-cell>
          <table:table-cell table:formula="of:=STANDARDIZE([.S31];[.S$47];[.S$48])" office:value-type="float" office:value="-1.15078783045599" calcext:value-type="float">
            <text:p>-1.1507878305</text:p>
          </table:table-cell>
          <table:table-cell table:number-columns-repeated="2"/>
        </table:table-row>
        <table:table-row table:style-name="ro1">
          <table:table-cell/>
          <table:table-cell table:formula="of:=STANDARDIZE([.B32];[.B$47];[.B$48])" office:value-type="float" office:value="-0.494648631372094" calcext:value-type="float">
            <text:p>-0.4946486314</text:p>
          </table:table-cell>
          <table:table-cell table:formula="of:=STANDARDIZE([.C32];[.C$47];[.C$48])" office:value-type="float" office:value="-0.734715796976857" calcext:value-type="float">
            <text:p>-0.734715797</text:p>
          </table:table-cell>
          <table:table-cell table:formula="of:=STANDARDIZE([.D32];[.D$47];[.D$48])" office:value-type="float" office:value="-0.808253360237409" calcext:value-type="float">
            <text:p>-0.8082533602</text:p>
          </table:table-cell>
          <table:table-cell table:formula="of:=STANDARDIZE([.E32];[.E$47];[.E$48])" office:value-type="float" office:value="-1.26845299925522" calcext:value-type="float">
            <text:p>-1.2684529993</text:p>
          </table:table-cell>
          <table:table-cell table:number-columns-repeated="3"/>
          <table:table-cell table:formula="of:=STANDARDIZE([.I32];[.I$47];[.I$48])" office:value-type="float" office:value="0.237058218680996" calcext:value-type="float">
            <text:p>0.2370582187</text:p>
          </table:table-cell>
          <table:table-cell table:formula="of:=STANDARDIZE([.J32];[.J$47];[.J$48])" office:value-type="float" office:value="0.259527427844045" calcext:value-type="float">
            <text:p>0.2595274278</text:p>
          </table:table-cell>
          <table:table-cell table:formula="of:=STANDARDIZE([.K32];[.K$47];[.K$48])" office:value-type="float" office:value="-0.182818964956207" calcext:value-type="float">
            <text:p>-0.182818965</text:p>
          </table:table-cell>
          <table:table-cell table:formula="of:=STANDARDIZE([.L32];[.L$47];[.L$48])" office:value-type="float" office:value="-0.67828943272859" calcext:value-type="float">
            <text:p>-0.6782894327</text:p>
          </table:table-cell>
          <table:table-cell table:number-columns-repeated="3"/>
          <table:table-cell table:formula="of:=STANDARDIZE([.P32];[.P$47];[.P$48])" office:value-type="float" office:value="0.80125150814046" calcext:value-type="float">
            <text:p>0.8012515081</text:p>
          </table:table-cell>
          <table:table-cell table:formula="of:=STANDARDIZE([.Q32];[.Q$47];[.Q$48])" office:value-type="float" office:value="0.749499819926172" calcext:value-type="float">
            <text:p>0.7494998199</text:p>
          </table:table-cell>
          <table:table-cell table:formula="of:=STANDARDIZE([.R32];[.R$47];[.R$48])" office:value-type="float" office:value="0.973347452923768" calcext:value-type="float">
            <text:p>0.9733474529</text:p>
          </table:table-cell>
          <table:table-cell table:formula="of:=STANDARDIZE([.S32];[.S$47];[.S$48])" office:value-type="float" office:value="0.486530343320557" calcext:value-type="float">
            <text:p>0.4865303433</text:p>
          </table:table-cell>
          <table:table-cell table:number-columns-repeated="2"/>
        </table:table-row>
        <table:table-row table:style-name="ro1">
          <table:table-cell/>
          <table:table-cell table:formula="of:=STANDARDIZE([.B33];[.B$47];[.B$48])" office:value-type="float" office:value="-0.900333494215789" calcext:value-type="float">
            <text:p>-0.9003334942</text:p>
          </table:table-cell>
          <table:table-cell table:formula="of:=STANDARDIZE([.C33];[.C$47];[.C$48])" office:value-type="float" office:value="-0.799765294335513" calcext:value-type="float">
            <text:p>-0.7997652943</text:p>
          </table:table-cell>
          <table:table-cell table:formula="of:=STANDARDIZE([.D33];[.D$47];[.D$48])" office:value-type="float" office:value="-0.339222294929091" calcext:value-type="float">
            <text:p>-0.3392222949</text:p>
          </table:table-cell>
          <table:table-cell table:formula="of:=STANDARDIZE([.E33];[.E$47];[.E$48])" office:value-type="float" office:value="0.913549495175808" calcext:value-type="float">
            <text:p>0.9135494952</text:p>
          </table:table-cell>
          <table:table-cell table:number-columns-repeated="3"/>
          <table:table-cell table:formula="of:=STANDARDIZE([.I33];[.I$47];[.I$48])" office:value-type="float" office:value="-0.796383378178914" calcext:value-type="float">
            <text:p>-0.7963833782</text:p>
          </table:table-cell>
          <table:table-cell table:formula="of:=STANDARDIZE([.J33];[.J$47];[.J$48])" office:value-type="float" office:value="1.08419980590127" calcext:value-type="float">
            <text:p>1.0841998059</text:p>
          </table:table-cell>
          <table:table-cell table:formula="of:=STANDARDIZE([.K33];[.K$47];[.K$48])" office:value-type="float" office:value="-0.4130161238878" calcext:value-type="float">
            <text:p>-0.4130161239</text:p>
          </table:table-cell>
          <table:table-cell table:formula="of:=STANDARDIZE([.L33];[.L$47];[.L$48])" office:value-type="float" office:value="0.0449445424820511" calcext:value-type="float">
            <text:p>0.0449445425</text:p>
          </table:table-cell>
          <table:table-cell table:number-columns-repeated="3"/>
          <table:table-cell table:formula="of:=STANDARDIZE([.P33];[.P$47];[.P$48])" office:value-type="float" office:value="1.30816222293509" calcext:value-type="float">
            <text:p>1.3081622229</text:p>
          </table:table-cell>
          <table:table-cell table:formula="of:=STANDARDIZE([.Q33];[.Q$47];[.Q$48])" office:value-type="float" office:value="0.282037695250181" calcext:value-type="float">
            <text:p>0.2820376953</text:p>
          </table:table-cell>
          <table:table-cell table:formula="of:=STANDARDIZE([.R33];[.R$47];[.R$48])" office:value-type="float" office:value="0.298809336641122" calcext:value-type="float">
            <text:p>0.2988093366</text:p>
          </table:table-cell>
          <table:table-cell table:formula="of:=STANDARDIZE([.S33];[.S$47];[.S$48])" office:value-type="float" office:value="-0.070304716657645" calcext:value-type="float">
            <text:p>-0.0703047167</text:p>
          </table:table-cell>
          <table:table-cell table:number-columns-repeated="2"/>
        </table:table-row>
        <table:table-row table:style-name="ro1">
          <table:table-cell/>
          <table:table-cell table:formula="of:=STANDARDIZE([.B34];[.B$47];[.B$48])" office:value-type="float" office:value="-0.777912596638144" calcext:value-type="float">
            <text:p>-0.7779125966</text:p>
          </table:table-cell>
          <table:table-cell table:formula="of:=STANDARDIZE([.C34];[.C$47];[.C$48])" office:value-type="float" office:value="-0.545344643086937" calcext:value-type="float">
            <text:p>-0.5453446431</text:p>
          </table:table-cell>
          <table:table-cell table:formula="of:=STANDARDIZE([.D34];[.D$47];[.D$48])" office:value-type="float" office:value="-0.642423895674255" calcext:value-type="float">
            <text:p>-0.6424238957</text:p>
          </table:table-cell>
          <table:table-cell table:formula="of:=STANDARDIZE([.E34];[.E$47];[.E$48])" office:value-type="float" office:value="-1.11081567996164" calcext:value-type="float">
            <text:p>-1.11081568</text:p>
          </table:table-cell>
          <table:table-cell table:number-columns-repeated="3"/>
          <table:table-cell table:formula="of:=STANDARDIZE([.I34];[.I$47];[.I$48])" office:value-type="float" office:value="0.164070369143538" calcext:value-type="float">
            <text:p>0.1640703691</text:p>
          </table:table-cell>
          <table:table-cell table:formula="of:=STANDARDIZE([.J34];[.J$47];[.J$48])" office:value-type="float" office:value="0.114347274940565" calcext:value-type="float">
            <text:p>0.1143472749</text:p>
          </table:table-cell>
          <table:table-cell table:formula="of:=STANDARDIZE([.K34];[.K$47];[.K$48])" office:value-type="float" office:value="0.455156535148698" calcext:value-type="float">
            <text:p>0.4551565351</text:p>
          </table:table-cell>
          <table:table-cell table:formula="of:=STANDARDIZE([.L34];[.L$47];[.L$48])" office:value-type="float" office:value="1.50815392124681" calcext:value-type="float">
            <text:p>1.5081539212</text:p>
          </table:table-cell>
          <table:table-cell table:number-columns-repeated="3"/>
          <table:table-cell table:formula="of:=STANDARDIZE([.P34];[.P$47];[.P$48])" office:value-type="float" office:value="0.573455089019549" calcext:value-type="float">
            <text:p>0.573455089</text:p>
          </table:table-cell>
          <table:table-cell table:formula="of:=STANDARDIZE([.Q34];[.Q$47];[.Q$48])" office:value-type="float" office:value="-0.816543506841365" calcext:value-type="float">
            <text:p>-0.8165435068</text:p>
          </table:table-cell>
          <table:table-cell table:formula="of:=STANDARDIZE([.R34];[.R$47];[.R$48])" office:value-type="float" office:value="1.28998565134509" calcext:value-type="float">
            <text:p>1.2899856513</text:p>
          </table:table-cell>
          <table:table-cell table:formula="of:=STANDARDIZE([.S34];[.S$47];[.S$48])" office:value-type="float" office:value="0.654206745536618" calcext:value-type="float">
            <text:p>0.6542067455</text:p>
          </table:table-cell>
          <table:table-cell table:number-columns-repeated="2"/>
        </table:table-row>
        <table:table-row table:style-name="ro1">
          <table:table-cell/>
          <table:table-cell table:formula="of:=STANDARDIZE([.B35];[.B$47];[.B$48])" office:value-type="float" office:value="-1.11123238779655" calcext:value-type="float">
            <text:p>-1.1112323878</text:p>
          </table:table-cell>
          <table:table-cell table:formula="of:=STANDARDIZE([.C35];[.C$47];[.C$48])" office:value-type="float" office:value="-1.25206298097187" calcext:value-type="float">
            <text:p>-1.252062981</text:p>
          </table:table-cell>
          <table:table-cell table:formula="of:=STANDARDIZE([.D35];[.D$47];[.D$48])" office:value-type="float" office:value="-0.903711783318571" calcext:value-type="float">
            <text:p>-0.9037117833</text:p>
          </table:table-cell>
          <table:table-cell table:formula="of:=STANDARDIZE([.E35];[.E$47];[.E$48])" office:value-type="float" office:value="-0.831962544290066" calcext:value-type="float">
            <text:p>-0.8319625443</text:p>
          </table:table-cell>
          <table:table-cell table:number-columns-repeated="3"/>
          <table:table-cell table:formula="of:=STANDARDIZE([.I35];[.I$47];[.I$48])" office:value-type="float" office:value="1.80196719605191" calcext:value-type="float">
            <text:p>1.8019671961</text:p>
          </table:table-cell>
          <table:table-cell table:formula="of:=STANDARDIZE([.J35];[.J$47];[.J$48])" office:value-type="float" office:value="0.586044651224005" calcext:value-type="float">
            <text:p>0.5860446512</text:p>
          </table:table-cell>
          <table:table-cell table:formula="of:=STANDARDIZE([.K35];[.K$47];[.K$48])" office:value-type="float" office:value="0.243987223407805" calcext:value-type="float">
            <text:p>0.2439872234</text:p>
          </table:table-cell>
          <table:table-cell table:formula="of:=STANDARDIZE([.L35];[.L$47];[.L$48])" office:value-type="float" office:value="0.0347801038449415" calcext:value-type="float">
            <text:p>0.0347801038</text:p>
          </table:table-cell>
          <table:table-cell table:number-columns-repeated="3"/>
          <table:table-cell table:formula="of:=STANDARDIZE([.P35];[.P$47];[.P$48])" office:value-type="float" office:value="0.931621239148847" calcext:value-type="float">
            <text:p>0.9316212391</text:p>
          </table:table-cell>
          <table:table-cell table:formula="of:=STANDARDIZE([.Q35];[.Q$47];[.Q$48])" office:value-type="float" office:value="0.850739954882293" calcext:value-type="float">
            <text:p>0.8507399549</text:p>
          </table:table-cell>
          <table:table-cell table:formula="of:=STANDARDIZE([.R35];[.R$47];[.R$48])" office:value-type="float" office:value="0.509294825179937" calcext:value-type="float">
            <text:p>0.5092948252</text:p>
          </table:table-cell>
          <table:table-cell table:formula="of:=STANDARDIZE([.S35];[.S$47];[.S$48])" office:value-type="float" office:value="1.14751960437427" calcext:value-type="float">
            <text:p>1.1475196044</text:p>
          </table:table-cell>
          <table:table-cell table:number-columns-repeated="2"/>
        </table:table-row>
        <table:table-row table:style-name="ro1">
          <table:table-cell/>
          <table:table-cell table:formula="of:=STANDARDIZE([.B36];[.B$47];[.B$48])" office:value-type="float" office:value="-0.131044007943744" calcext:value-type="float">
            <text:p>-0.1310440079</text:p>
          </table:table-cell>
          <table:table-cell table:formula="of:=STANDARDIZE([.C36];[.C$47];[.C$48])" office:value-type="float" office:value="0.0770834835691749" calcext:value-type="float">
            <text:p>0.0770834836</text:p>
          </table:table-cell>
          <table:table-cell table:formula="of:=STANDARDIZE([.D36];[.D$47];[.D$48])" office:value-type="float" office:value="-0.401086561027411" calcext:value-type="float">
            <text:p>-0.401086561</text:p>
          </table:table-cell>
          <table:table-cell table:formula="of:=STANDARDIZE([.E36];[.E$47];[.E$48])" office:value-type="float" office:value="-0.587549735985897" calcext:value-type="float">
            <text:p>-0.587549736</text:p>
          </table:table-cell>
          <table:table-cell table:number-columns-repeated="3"/>
          <table:table-cell table:formula="of:=STANDARDIZE([.I36];[.I$47];[.I$48])" office:value-type="float" office:value="0.409153221384685" calcext:value-type="float">
            <text:p>0.4091532214</text:p>
          </table:table-cell>
          <table:table-cell table:formula="of:=STANDARDIZE([.J36];[.J$47];[.J$48])" office:value-type="float" office:value="0.233253810320709" calcext:value-type="float">
            <text:p>0.2332538103</text:p>
          </table:table-cell>
          <table:table-cell table:formula="of:=STANDARDIZE([.K36];[.K$47];[.K$48])" office:value-type="float" office:value="-0.180503789632624" calcext:value-type="float">
            <text:p>-0.1805037896</text:p>
          </table:table-cell>
          <table:table-cell table:formula="of:=STANDARDIZE([.L36];[.L$47];[.L$48])" office:value-type="float" office:value="-0.291549625676716" calcext:value-type="float">
            <text:p>-0.2915496257</text:p>
          </table:table-cell>
          <table:table-cell table:number-columns-repeated="3"/>
          <table:table-cell table:formula="of:=STANDARDIZE([.P36];[.P$47];[.P$48])" office:value-type="float" office:value="-0.938261365953223" calcext:value-type="float">
            <text:p>-0.938261366</text:p>
          </table:table-cell>
          <table:table-cell table:formula="of:=STANDARDIZE([.Q36];[.Q$47];[.Q$48])" office:value-type="float" office:value="-0.798685911169506" calcext:value-type="float">
            <text:p>-0.7986859112</text:p>
          </table:table-cell>
          <table:table-cell table:formula="of:=STANDARDIZE([.R36];[.R$47];[.R$48])" office:value-type="float" office:value="-0.929465231417626" calcext:value-type="float">
            <text:p>-0.9294652314</text:p>
          </table:table-cell>
          <table:table-cell table:formula="of:=STANDARDIZE([.S36];[.S$47];[.S$48])" office:value-type="float" office:value="-0.993256809590151" calcext:value-type="float">
            <text:p>-0.9932568096</text:p>
          </table:table-cell>
          <table:table-cell table:number-columns-repeated="2"/>
        </table:table-row>
        <table:table-row table:style-name="ro1">
          <table:table-cell/>
          <table:table-cell table:formula="of:=STANDARDIZE([.B37];[.B$47];[.B$48])" office:value-type="float" office:value="-1.55240301137726" calcext:value-type="float">
            <text:p>-1.5524030114</text:p>
          </table:table-cell>
          <table:table-cell table:formula="of:=STANDARDIZE([.C37];[.C$47];[.C$48])" office:value-type="float" office:value="-1.22261264729177" calcext:value-type="float">
            <text:p>-1.2226126473</text:p>
          </table:table-cell>
          <table:table-cell table:formula="of:=STANDARDIZE([.D37];[.D$47];[.D$48])" office:value-type="float" office:value="-1.15199963320324" calcext:value-type="float">
            <text:p>-1.1519996332</text:p>
          </table:table-cell>
          <table:table-cell table:formula="of:=STANDARDIZE([.E37];[.E$47];[.E$48])" office:value-type="float" office:value="-0.599233317191692" calcext:value-type="float">
            <text:p>-0.5992333172</text:p>
          </table:table-cell>
          <table:table-cell table:number-columns-repeated="3"/>
          <table:table-cell table:formula="of:=STANDARDIZE([.I37];[.I$47];[.I$48])" office:value-type="float" office:value="-1.25674664795023" calcext:value-type="float">
            <text:p>-1.256746648</text:p>
          </table:table-cell>
          <table:table-cell table:formula="of:=STANDARDIZE([.J37];[.J$47];[.J$48])" office:value-type="float" office:value="-1.12895345522037" calcext:value-type="float">
            <text:p>-1.1289534552</text:p>
          </table:table-cell>
          <table:table-cell table:formula="of:=STANDARDIZE([.K37];[.K$47];[.K$48])" office:value-type="float" office:value="-0.780658730349931" calcext:value-type="float">
            <text:p>-0.7806587303</text:p>
          </table:table-cell>
          <table:table-cell table:formula="of:=STANDARDIZE([.L37];[.L$47];[.L$48])" office:value-type="float" office:value="1.22023979069187" calcext:value-type="float">
            <text:p>1.2202397907</text:p>
          </table:table-cell>
          <table:table-cell table:number-columns-repeated="3"/>
          <table:table-cell table:formula="of:=STANDARDIZE([.P37];[.P$47];[.P$48])" office:value-type="float" office:value="-0.926297689210851" calcext:value-type="float">
            <text:p>-0.9262976892</text:p>
          </table:table-cell>
          <table:table-cell table:formula="of:=STANDARDIZE([.Q37];[.Q$47];[.Q$48])" office:value-type="float" office:value="-0.962484142355841" calcext:value-type="float">
            <text:p>-0.9624841424</text:p>
          </table:table-cell>
          <table:table-cell table:formula="of:=STANDARDIZE([.R37];[.R$47];[.R$48])" office:value-type="float" office:value="-0.855981778792381" calcext:value-type="float">
            <text:p>-0.8559817788</text:p>
          </table:table-cell>
          <table:table-cell table:formula="of:=STANDARDIZE([.S37];[.S$47];[.S$48])" office:value-type="float" office:value="-1.1790030950071" calcext:value-type="float">
            <text:p>-1.179003095</text:p>
          </table:table-cell>
          <table:table-cell table:number-columns-repeated="2"/>
        </table:table-row>
        <table:table-row table:style-name="ro1">
          <table:table-cell/>
          <table:table-cell table:formula="of:=STANDARDIZE([.B38];[.B$47];[.B$48])" office:value-type="float" office:value="1.11675578212351" calcext:value-type="float">
            <text:p>1.1167557821</text:p>
          </table:table-cell>
          <table:table-cell table:formula="of:=STANDARDIZE([.C38];[.C$47];[.C$48])" office:value-type="float" office:value="1.17321491129377" calcext:value-type="float">
            <text:p>1.1732149113</text:p>
          </table:table-cell>
          <table:table-cell table:formula="of:=STANDARDIZE([.D38];[.D$47];[.D$48])" office:value-type="float" office:value="2.24573750852171" calcext:value-type="float">
            <text:p>2.2457375085</text:p>
          </table:table-cell>
          <table:table-cell table:formula="of:=STANDARDIZE([.E38];[.E$47];[.E$48])" office:value-type="float" office:value="2.64351198385267" calcext:value-type="float">
            <text:p>2.6435119839</text:p>
          </table:table-cell>
          <table:table-cell table:number-columns-repeated="3"/>
          <table:table-cell table:formula="of:=STANDARDIZE([.I38];[.I$47];[.I$48])" office:value-type="float" office:value="-0.633200990384074" calcext:value-type="float">
            <text:p>-0.6332009904</text:p>
          </table:table-cell>
          <table:table-cell table:formula="of:=STANDARDIZE([.J38];[.J$47];[.J$48])" office:value-type="float" office:value="-1.266306771128" calcext:value-type="float">
            <text:p>-1.2663067711</text:p>
          </table:table-cell>
          <table:table-cell table:formula="of:=STANDARDIZE([.K38];[.K$47];[.K$48])" office:value-type="float" office:value="-0.620007267661913" calcext:value-type="float">
            <text:p>-0.6200072677</text:p>
          </table:table-cell>
          <table:table-cell table:formula="of:=STANDARDIZE([.L38];[.L$47];[.L$48])" office:value-type="float" office:value="-0.655035076266799" calcext:value-type="float">
            <text:p>-0.6550350763</text:p>
          </table:table-cell>
          <table:table-cell table:number-columns-repeated="3"/>
          <table:table-cell table:formula="of:=STANDARDIZE([.P38];[.P$47];[.P$48])" office:value-type="float" office:value="-0.398493471971408" calcext:value-type="float">
            <text:p>-0.398493472</text:p>
          </table:table-cell>
          <table:table-cell table:formula="of:=STANDARDIZE([.Q38];[.Q$47];[.Q$48])" office:value-type="float" office:value="-0.399319997837153" calcext:value-type="float">
            <text:p>-0.3993199978</text:p>
          </table:table-cell>
          <table:table-cell table:formula="of:=STANDARDIZE([.R38];[.R$47];[.R$48])" office:value-type="float" office:value="-0.302006647511203" calcext:value-type="float">
            <text:p>-0.3020066475</text:p>
          </table:table-cell>
          <table:table-cell table:formula="of:=STANDARDIZE([.S38];[.S$47];[.S$48])" office:value-type="float" office:value="-0.0741407812477775" calcext:value-type="float">
            <text:p>-0.0741407812</text:p>
          </table:table-cell>
          <table:table-cell table:number-columns-repeated="2"/>
        </table:table-row>
        <table:table-row table:style-name="ro1">
          <table:table-cell/>
          <table:table-cell table:formula="of:=STANDARDIZE([.B39];[.B$47];[.B$48])" office:value-type="float" office:value="2.64314119031898" calcext:value-type="float">
            <text:p>2.6431411903</text:p>
          </table:table-cell>
          <table:table-cell table:formula="of:=STANDARDIZE([.C39];[.C$47];[.C$48])" office:value-type="float" office:value="2.38075545255287" calcext:value-type="float">
            <text:p>2.3807554526</text:p>
          </table:table-cell>
          <table:table-cell table:formula="of:=STANDARDIZE([.D39];[.D$47];[.D$48])" office:value-type="float" office:value="0.504060082444423" calcext:value-type="float">
            <text:p>0.5040600824</text:p>
          </table:table-cell>
          <table:table-cell table:formula="of:=STANDARDIZE([.E39];[.E$47];[.E$48])" office:value-type="float" office:value="1.0925192560477" calcext:value-type="float">
            <text:p>1.092519256</text:p>
          </table:table-cell>
          <table:table-cell table:number-columns-repeated="3"/>
          <table:table-cell table:formula="of:=STANDARDIZE([.I39];[.I$47];[.I$48])" office:value-type="float" office:value="-1.63034547100637" calcext:value-type="float">
            <text:p>-1.630345471</text:p>
          </table:table-cell>
          <table:table-cell table:formula="of:=STANDARDIZE([.J39];[.J$47];[.J$48])" office:value-type="float" office:value="-1.80141687381706" calcext:value-type="float">
            <text:p>-1.8014168738</text:p>
          </table:table-cell>
          <table:table-cell table:formula="of:=STANDARDIZE([.K39];[.K$47];[.K$48])" office:value-type="float" office:value="-1.13647223789313" calcext:value-type="float">
            <text:p>-1.1364722379</text:p>
          </table:table-cell>
          <table:table-cell table:formula="of:=STANDARDIZE([.L39];[.L$47];[.L$48])" office:value-type="float" office:value="-1.17209750727304" calcext:value-type="float">
            <text:p>-1.1720975073</text:p>
          </table:table-cell>
          <table:table-cell table:number-columns-repeated="3"/>
          <table:table-cell table:formula="of:=STANDARDIZE([.P39];[.P$47];[.P$48])" office:value-type="float" office:value="-0.140301299978728" calcext:value-type="float">
            <text:p>-0.1403013</text:p>
          </table:table-cell>
          <table:table-cell table:formula="of:=STANDARDIZE([.Q39];[.Q$47];[.Q$48])" office:value-type="float" office:value="-0.409266000489833" calcext:value-type="float">
            <text:p>-0.4092660005</text:p>
          </table:table-cell>
          <table:table-cell table:formula="of:=STANDARDIZE([.R39];[.R$47];[.R$48])" office:value-type="float" office:value="-0.132126509773426" calcext:value-type="float">
            <text:p>-0.1321265098</text:p>
          </table:table-cell>
          <table:table-cell table:formula="of:=STANDARDIZE([.S39];[.S$47];[.S$48])" office:value-type="float" office:value="-0.349580313726117" calcext:value-type="float">
            <text:p>-0.3495803137</text:p>
          </table:table-cell>
          <table:table-cell table:number-columns-repeated="2"/>
        </table:table-row>
        <table:table-row table:style-name="ro1">
          <table:table-cell/>
          <table:table-cell table:formula="of:=STANDARDIZE([.B40];[.B$47];[.B$48])" office:value-type="float" office:value="0.543508948787069" calcext:value-type="float">
            <text:p>0.5435089488</text:p>
          </table:table-cell>
          <table:table-cell table:formula="of:=STANDARDIZE([.C40];[.C$47];[.C$48])" office:value-type="float" office:value="0.089509244191053" calcext:value-type="float">
            <text:p>0.0895092442</text:p>
          </table:table-cell>
          <table:table-cell table:formula="of:=STANDARDIZE([.D40];[.D$47];[.D$48])" office:value-type="float" office:value="-0.367667922106132" calcext:value-type="float">
            <text:p>-0.3676679221</text:p>
          </table:table-cell>
          <table:table-cell table:formula="of:=STANDARDIZE([.E40];[.E$47];[.E$48])" office:value-type="float" office:value="-0.917410110230519" calcext:value-type="float">
            <text:p>-0.9174101102</text:p>
          </table:table-cell>
          <table:table-cell table:number-columns-repeated="3"/>
          <table:table-cell table:formula="of:=STANDARDIZE([.I40];[.I$47];[.I$48])" office:value-type="float" office:value="0.997779422430992" calcext:value-type="float">
            <text:p>0.9977794224</text:p>
          </table:table-cell>
          <table:table-cell table:formula="of:=STANDARDIZE([.J40];[.J$47];[.J$48])" office:value-type="float" office:value="-0.332519077305049" calcext:value-type="float">
            <text:p>-0.3325190773</text:p>
          </table:table-cell>
          <table:table-cell table:formula="of:=STANDARDIZE([.K40];[.K$47];[.K$48])" office:value-type="float" office:value="0.131900180593389" calcext:value-type="float">
            <text:p>0.1319001806</text:p>
          </table:table-cell>
          <table:table-cell table:formula="of:=STANDARDIZE([.L40];[.L$47];[.L$48])" office:value-type="float" office:value="-1.18482440943211" calcext:value-type="float">
            <text:p>-1.1848244094</text:p>
          </table:table-cell>
          <table:table-cell table:number-columns-repeated="3"/>
          <table:table-cell table:formula="of:=STANDARDIZE([.P40];[.P$47];[.P$48])" office:value-type="float" office:value="-0.474998036402894" calcext:value-type="float">
            <text:p>-0.4749980364</text:p>
          </table:table-cell>
          <table:table-cell table:formula="of:=STANDARDIZE([.Q40];[.Q$47];[.Q$48])" office:value-type="float" office:value="-0.275249265882833" calcext:value-type="float">
            <text:p>-0.2752492659</text:p>
          </table:table-cell>
          <table:table-cell table:formula="of:=STANDARDIZE([.R40];[.R$47];[.R$48])" office:value-type="float" office:value="-0.839125038746395" calcext:value-type="float">
            <text:p>-0.8391250387</text:p>
          </table:table-cell>
          <table:table-cell table:formula="of:=STANDARDIZE([.S40];[.S$47];[.S$48])" office:value-type="float" office:value="-0.421556999325185" calcext:value-type="float">
            <text:p>-0.4215569993</text:p>
          </table:table-cell>
          <table:table-cell table:number-columns-repeated="2"/>
        </table:table-row>
        <table:table-row table:style-name="ro1">
          <table:table-cell/>
          <table:table-cell table:formula="of:=STANDARDIZE([.B41];[.B$47];[.B$48])" office:value-type="float" office:value="0.830966007099533" calcext:value-type="float">
            <text:p>0.8309660071</text:p>
          </table:table-cell>
          <table:table-cell table:formula="of:=STANDARDIZE([.C41];[.C$47];[.C$48])" office:value-type="float" office:value="1.30166140794899" calcext:value-type="float">
            <text:p>1.3016614079</text:p>
          </table:table-cell>
          <table:table-cell table:formula="of:=STANDARDIZE([.D41];[.D$47];[.D$48])" office:value-type="float" office:value="0.88907650228538" calcext:value-type="float">
            <text:p>0.8890765023</text:p>
          </table:table-cell>
          <table:table-cell table:formula="of:=STANDARDIZE([.E41];[.E$47];[.E$48])" office:value-type="float" office:value="1.78597353414121" calcext:value-type="float">
            <text:p>1.7859735341</text:p>
          </table:table-cell>
          <table:table-cell table:number-columns-repeated="3"/>
          <table:table-cell table:formula="of:=STANDARDIZE([.I41];[.I$47];[.I$48])" office:value-type="float" office:value="-0.0507039693066302" calcext:value-type="float">
            <text:p>-0.0507039693</text:p>
          </table:table-cell>
          <table:table-cell table:formula="of:=STANDARDIZE([.J41];[.J$47];[.J$48])" office:value-type="float" office:value="-0.354065899152457" calcext:value-type="float">
            <text:p>-0.3540658992</text:p>
          </table:table-cell>
          <table:table-cell table:formula="of:=STANDARDIZE([.K41];[.K$47];[.K$48])" office:value-type="float" office:value="-0.241928284936442" calcext:value-type="float">
            <text:p>-0.2419282849</text:p>
          </table:table-cell>
          <table:table-cell table:formula="of:=STANDARDIZE([.L41];[.L$47];[.L$48])" office:value-type="float" office:value="-0.816406216562256" calcext:value-type="float">
            <text:p>-0.8164062166</text:p>
          </table:table-cell>
          <table:table-cell table:number-columns-repeated="3"/>
          <table:table-cell table:formula="of:=STANDARDIZE([.P41];[.P$47];[.P$48])" office:value-type="float" office:value="-1.5138630476897" calcext:value-type="float">
            <text:p>-1.5138630477</text:p>
          </table:table-cell>
          <table:table-cell table:formula="of:=STANDARDIZE([.Q41];[.Q$47];[.Q$48])" office:value-type="float" office:value="-1.44639107823598" calcext:value-type="float">
            <text:p>-1.4463910782</text:p>
          </table:table-cell>
          <table:table-cell table:formula="of:=STANDARDIZE([.R41];[.R$47];[.R$48])" office:value-type="float" office:value="-1.3739163048071" calcext:value-type="float">
            <text:p>-1.3739163048</text:p>
          </table:table-cell>
          <table:table-cell table:formula="of:=STANDARDIZE([.S41];[.S$47];[.S$48])" office:value-type="float" office:value="-1.40053582508726" calcext:value-type="float">
            <text:p>-1.4005358251</text:p>
          </table:table-cell>
          <table:table-cell table:number-columns-repeated="2"/>
        </table:table-row>
        <table:table-row table:style-name="ro1">
          <table:table-cell/>
          <table:table-cell table:formula="of:=STANDARDIZE([.B42];[.B$47];[.B$48])" office:value-type="float" office:value="1.09328939195872" calcext:value-type="float">
            <text:p>1.093289392</text:p>
          </table:table-cell>
          <table:table-cell table:formula="of:=STANDARDIZE([.C42];[.C$47];[.C$48])" office:value-type="float" office:value="0.873600359556546" calcext:value-type="float">
            <text:p>0.8736003596</text:p>
          </table:table-cell>
          <table:table-cell table:formula="of:=STANDARDIZE([.D42];[.D$47];[.D$48])" office:value-type="float" office:value="0.72454587137778" calcext:value-type="float">
            <text:p>0.7245458714</text:p>
          </table:table-cell>
          <table:table-cell table:formula="of:=STANDARDIZE([.E42];[.E$47];[.E$48])" office:value-type="float" office:value="-0.307957675380139" calcext:value-type="float">
            <text:p>-0.3079576754</text:p>
          </table:table-cell>
          <table:table-cell table:number-columns-repeated="3"/>
          <table:table-cell table:formula="of:=STANDARDIZE([.I42];[.I$47];[.I$48])" office:value-type="float" office:value="-0.326292143869865" calcext:value-type="float">
            <text:p>-0.3262921439</text:p>
          </table:table-cell>
          <table:table-cell table:formula="of:=STANDARDIZE([.J42];[.J$47];[.J$48])" office:value-type="float" office:value="-1.40059073919411" calcext:value-type="float">
            <text:p>-1.4005907392</text:p>
          </table:table-cell>
          <table:table-cell table:formula="of:=STANDARDIZE([.K42];[.K$47];[.K$48])" office:value-type="float" office:value="-1.02972095070728" calcext:value-type="float">
            <text:p>-1.0297209507</text:p>
          </table:table-cell>
          <table:table-cell table:formula="of:=STANDARDIZE([.L42];[.L$47];[.L$48])" office:value-type="float" office:value="-1.43308441698471" calcext:value-type="float">
            <text:p>-1.433084417</text:p>
          </table:table-cell>
          <table:table-cell table:number-columns-repeated="3"/>
          <table:table-cell table:formula="of:=STANDARDIZE([.P42];[.P$47];[.P$48])" office:value-type="float" office:value="-0.361543456003938" calcext:value-type="float">
            <text:p>-0.361543456</text:p>
          </table:table-cell>
          <table:table-cell table:formula="of:=STANDARDIZE([.Q42];[.Q$47];[.Q$48])" office:value-type="float" office:value="-0.192121027802757" calcext:value-type="float">
            <text:p>-0.1921210278</text:p>
          </table:table-cell>
          <table:table-cell table:formula="of:=STANDARDIZE([.R42];[.R$47];[.R$48])" office:value-type="float" office:value="-0.146327940325443" calcext:value-type="float">
            <text:p>-0.1463279403</text:p>
          </table:table-cell>
          <table:table-cell table:formula="of:=STANDARDIZE([.S42];[.S$47];[.S$48])" office:value-type="float" office:value="0.494480082438266" calcext:value-type="float">
            <text:p>0.4944800824</text:p>
          </table:table-cell>
          <table:table-cell table:number-columns-repeated="2"/>
        </table:table-row>
        <table:table-row table:style-name="ro1">
          <table:table-cell/>
          <table:table-cell table:formula="of:=STANDARDIZE([.B43];[.B$47];[.B$48])" office:value-type="float" office:value="-0.204740417777304" calcext:value-type="float">
            <text:p>-0.2047404178</text:p>
          </table:table-cell>
          <table:table-cell table:formula="of:=STANDARDIZE([.C43];[.C$47];[.C$48])" office:value-type="float" office:value="0.0236270927701059" calcext:value-type="float">
            <text:p>0.0236270928</text:p>
          </table:table-cell>
          <table:table-cell table:formula="of:=STANDARDIZE([.D43];[.D$47];[.D$48])" office:value-type="float" office:value="-0.0134724738753459" calcext:value-type="float">
            <text:p>-0.0134724739</text:p>
          </table:table-cell>
          <table:table-cell table:formula="of:=STANDARDIZE([.E43];[.E$47];[.E$48])" office:value-type="float" office:value="-0.657651223220664" calcext:value-type="float">
            <text:p>-0.6576512232</text:p>
          </table:table-cell>
          <table:table-cell table:number-columns-repeated="3"/>
          <table:table-cell table:formula="of:=STANDARDIZE([.I43];[.I$47];[.I$48])" office:value-type="float" office:value="-0.0680793510532206" calcext:value-type="float">
            <text:p>-0.0680793511</text:p>
          </table:table-cell>
          <table:table-cell table:formula="of:=STANDARDIZE([.J43];[.J$47];[.J$48])" office:value-type="float" office:value="0.571311781584751" calcext:value-type="float">
            <text:p>0.5713117816</text:p>
          </table:table-cell>
          <table:table-cell table:formula="of:=STANDARDIZE([.K43];[.K$47];[.K$48])" office:value-type="float" office:value="1.26376769152457" calcext:value-type="float">
            <text:p>1.2637676915</text:p>
          </table:table-cell>
          <table:table-cell table:formula="of:=STANDARDIZE([.L43];[.L$47];[.L$48])" office:value-type="float" office:value="1.21161283016794" calcext:value-type="float">
            <text:p>1.2116128302</text:p>
          </table:table-cell>
          <table:table-cell table:number-columns-repeated="3"/>
          <table:table-cell table:formula="of:=STANDARDIZE([.P43];[.P$47];[.P$48])" office:value-type="float" office:value="1.13843829211627" calcext:value-type="float">
            <text:p>1.1384382921</text:p>
          </table:table-cell>
          <table:table-cell table:formula="of:=STANDARDIZE([.Q43];[.Q$47];[.Q$48])" office:value-type="float" office:value="3.15586734808781" calcext:value-type="float">
            <text:p>3.1558673481</text:p>
          </table:table-cell>
          <table:table-cell table:formula="of:=STANDARDIZE([.R43];[.R$47];[.R$48])" office:value-type="float" office:value="2.95519288838342" calcext:value-type="float">
            <text:p>2.9551928884</text:p>
          </table:table-cell>
          <table:table-cell table:formula="of:=STANDARDIZE([.S43];[.S$47];[.S$48])" office:value-type="float" office:value="2.49839479724289" calcext:value-type="float">
            <text:p>2.4983947972</text:p>
          </table:table-cell>
          <table:table-cell table:number-columns-repeated="2"/>
        </table:table-row>
        <table:table-row table:style-name="ro1">
          <table:table-cell/>
          <table:table-cell table:formula="of:=STANDARDIZE([.B44];[.B$47];[.B$48])" office:value-type="float" office:value="-0.517343591955651" calcext:value-type="float">
            <text:p>-0.517343592</text:p>
          </table:table-cell>
          <table:table-cell table:formula="of:=STANDARDIZE([.C44];[.C$47];[.C$48])" office:value-type="float" office:value="0.0522447723879158" calcext:value-type="float">
            <text:p>0.0522447724</text:p>
          </table:table-cell>
          <table:table-cell table:formula="of:=STANDARDIZE([.D44];[.D$47];[.D$48])" office:value-type="float" office:value="0.0392765542258888" calcext:value-type="float">
            <text:p>0.0392765542</text:p>
          </table:table-cell>
          <table:table-cell table:formula="of:=STANDARDIZE([.E44];[.E$47];[.E$48])" office:value-type="float" office:value="-0.441767342810388" calcext:value-type="float">
            <text:p>-0.4417673428</text:p>
          </table:table-cell>
          <table:table-cell table:number-columns-repeated="3"/>
          <table:table-cell table:formula="of:=STANDARDIZE([.I44];[.I$47];[.I$48])" office:value-type="float" office:value="-0.766327903927935" calcext:value-type="float">
            <text:p>-0.7663279039</text:p>
          </table:table-cell>
          <table:table-cell table:formula="of:=STANDARDIZE([.J44];[.J$47];[.J$48])" office:value-type="float" office:value="-1.06201097879701" calcext:value-type="float">
            <text:p>-1.0620109788</text:p>
          </table:table-cell>
          <table:table-cell table:formula="of:=STANDARDIZE([.K44];[.K$47];[.K$48])" office:value-type="float" office:value="-0.775974117781118" calcext:value-type="float">
            <text:p>-0.7759741178</text:p>
          </table:table-cell>
          <table:table-cell table:formula="of:=STANDARDIZE([.L44];[.L$47];[.L$48])" office:value-type="float" office:value="-0.476538138099574" calcext:value-type="float">
            <text:p>-0.4765381381</text:p>
          </table:table-cell>
          <table:table-cell table:number-columns-repeated="3"/>
          <table:table-cell table:formula="of:=STANDARDIZE([.P44];[.P$47];[.P$48])" office:value-type="float" office:value="0.0567845326719305" calcext:value-type="float">
            <text:p>0.0567845327</text:p>
          </table:table-cell>
          <table:table-cell table:formula="of:=STANDARDIZE([.Q44];[.Q$47];[.Q$48])" office:value-type="float" office:value="-0.0525661780823319" calcext:value-type="float">
            <text:p>-0.0525661781</text:p>
          </table:table-cell>
          <table:table-cell table:formula="of:=STANDARDIZE([.R44];[.R$47];[.R$48])" office:value-type="float" office:value="0.280968043636698" calcext:value-type="float">
            <text:p>0.2809680436</text:p>
          </table:table-cell>
          <table:table-cell table:formula="of:=STANDARDIZE([.S44];[.S$47];[.S$48])" office:value-type="float" office:value="0.465002954535141" calcext:value-type="float">
            <text:p>0.4650029545</text:p>
          </table:table-cell>
          <table:table-cell table:number-columns-repeated="2"/>
        </table:table-row>
        <table:table-row table:style-name="ro1">
          <table:table-cell/>
          <table:table-cell table:formula="of:=STANDARDIZE([.B45];[.B$47];[.B$48])" office:value-type="float" office:value="0.500308892237665" calcext:value-type="float">
            <text:p>0.5003088922</text:p>
          </table:table-cell>
          <table:table-cell table:formula="of:=STANDARDIZE([.C45];[.C$47];[.C$48])" office:value-type="float" office:value="-0.175838390367277" calcext:value-type="float">
            <text:p>-0.1758383904</text:p>
          </table:table-cell>
          <table:table-cell table:formula="of:=STANDARDIZE([.D45];[.D$47];[.D$48])" office:value-type="float" office:value="-0.0398118843136512" calcext:value-type="float">
            <text:p>-0.0398118843</text:p>
          </table:table-cell>
          <table:table-cell table:formula="of:=STANDARDIZE([.E45];[.E$47];[.E$48])" office:value-type="float" office:value="0.719458545795589" calcext:value-type="float">
            <text:p>0.7194585458</text:p>
          </table:table-cell>
          <table:table-cell table:number-columns-repeated="3"/>
          <table:table-cell table:formula="of:=STANDARDIZE([.I45];[.I$47];[.I$48])" office:value-type="float" office:value="-1.03204753643121" calcext:value-type="float">
            <text:p>-1.0320475364</text:p>
          </table:table-cell>
          <table:table-cell table:formula="of:=STANDARDIZE([.J45];[.J$47];[.J$48])" office:value-type="float" office:value="-0.745929538078191" calcext:value-type="float">
            <text:p>-0.7459295381</text:p>
          </table:table-cell>
          <table:table-cell table:formula="of:=STANDARDIZE([.K45];[.K$47];[.K$48])" office:value-type="float" office:value="-0.411894710840439" calcext:value-type="float">
            <text:p>-0.4118947108</text:p>
          </table:table-cell>
          <table:table-cell table:formula="of:=STANDARDIZE([.L45];[.L$47];[.L$48])" office:value-type="float" office:value="-0.53722581584467" calcext:value-type="float">
            <text:p>-0.5372258158</text:p>
          </table:table-cell>
          <table:table-cell table:number-columns-repeated="3"/>
          <table:table-cell table:formula="of:=STANDARDIZE([.P45];[.P$47];[.P$48])" office:value-type="float" office:value="-0.210595056149222" calcext:value-type="float">
            <text:p>-0.2105950561</text:p>
          </table:table-cell>
          <table:table-cell table:formula="of:=STANDARDIZE([.Q45];[.Q$47];[.Q$48])" office:value-type="float" office:value="0.0637059836102276" calcext:value-type="float">
            <text:p>0.0637059836</text:p>
          </table:table-cell>
          <table:table-cell table:formula="of:=STANDARDIZE([.R45];[.R$47];[.R$48])" office:value-type="float" office:value="0.421759116693349" calcext:value-type="float">
            <text:p>0.4217591167</text:p>
          </table:table-cell>
          <table:table-cell table:formula="of:=STANDARDIZE([.S45];[.S$47];[.S$48])" office:value-type="float" office:value="-0.277578390860009" calcext:value-type="float">
            <text:p>-0.27757839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-score</text:p>
          </table:table-cell>
          <table:table-cell table:number-columns-repeated="19"/>
        </table:table-row>
        <table:table-row table:style-name="ro1">
          <table:table-cell/>
          <table:table-cell table:formula="of:=([.B82]*10)+50" office:value-type="float" office:value="58.2713374401854" calcext:value-type="float">
            <text:p>58.2713374402</text:p>
          </table:table-cell>
          <table:table-cell table:formula="of:=([.C82]*10)+50" office:value-type="float" office:value="58.1712079400824" calcext:value-type="float">
            <text:p>58.1712079401</text:p>
          </table:table-cell>
          <table:table-cell table:formula="of:=([.D82]*10)+50" office:value-type="float" office:value="50.4465910811377" calcext:value-type="float">
            <text:p>50.4465910811</text:p>
          </table:table-cell>
          <table:table-cell table:formula="of:=([.E82]*10)+50" office:value-type="float" office:value="53.2193834931613" calcext:value-type="float">
            <text:p>53.2193834932</text:p>
          </table:table-cell>
          <table:table-cell table:number-columns-repeated="3"/>
          <table:table-cell table:formula="of:=([.I82]*10)+50" office:value-type="float" office:value="51.2386519778816" calcext:value-type="float">
            <text:p>51.2386519779</text:p>
          </table:table-cell>
          <table:table-cell table:formula="of:=([.J82]*10)+50" office:value-type="float" office:value="48.8294914116904" calcext:value-type="float">
            <text:p>48.8294914117</text:p>
          </table:table-cell>
          <table:table-cell table:formula="of:=([.K82]*10)+50" office:value-type="float" office:value="49.268082040769" calcext:value-type="float">
            <text:p>49.2680820408</text:p>
          </table:table-cell>
          <table:table-cell table:formula="of:=([.L82]*10)+50" office:value-type="float" office:value="55.1415296721568" calcext:value-type="float">
            <text:p>55.1415296722</text:p>
          </table:table-cell>
          <table:table-cell table:number-columns-repeated="3"/>
          <table:table-cell table:formula="of:=([.P82]*10)+50" office:value-type="float" office:value="47.7641090260428" calcext:value-type="float">
            <text:p>47.764109026</text:p>
          </table:table-cell>
          <table:table-cell table:formula="of:=([.Q82]*10)+50" office:value-type="float" office:value="47.6628659746785" calcext:value-type="float">
            <text:p>47.6628659747</text:p>
          </table:table-cell>
          <table:table-cell table:formula="of:=([.R82]*10)+50" office:value-type="float" office:value="59.319365587931" calcext:value-type="float">
            <text:p>59.3193655879</text:p>
          </table:table-cell>
          <table:table-cell table:formula="of:=([.S82]*10)+50" office:value-type="float" office:value="68.0593466418986" calcext:value-type="float">
            <text:p>68.0593466419</text:p>
          </table:table-cell>
          <table:table-cell table:number-columns-repeated="2"/>
        </table:table-row>
        <table:table-row table:style-name="ro1">
          <table:table-cell/>
          <table:table-cell table:formula="of:=([.B83]*10)+50" office:value-type="float" office:value="39.9271152706915" calcext:value-type="float">
            <text:p>39.9271152707</text:p>
          </table:table-cell>
          <table:table-cell table:formula="of:=([.C83]*10)+50" office:value-type="float" office:value="41.6881162235988" calcext:value-type="float">
            <text:p>41.6881162236</text:p>
          </table:table-cell>
          <table:table-cell table:formula="of:=([.D83]*10)+50" office:value-type="float" office:value="48.3147487054137" calcext:value-type="float">
            <text:p>48.3147487054</text:p>
          </table:table-cell>
          <table:table-cell table:formula="of:=([.E83]*10)+50" office:value-type="float" office:value="64.9760004678133" calcext:value-type="float">
            <text:p>64.9760004678</text:p>
          </table:table-cell>
          <table:table-cell table:number-columns-repeated="3"/>
          <table:table-cell table:formula="of:=([.I83]*10)+50" office:value-type="float" office:value="50.0041001777315" calcext:value-type="float">
            <text:p>50.0041001777</text:p>
          </table:table-cell>
          <table:table-cell table:formula="of:=([.J83]*10)+50" office:value-type="float" office:value="49.8104549818373" calcext:value-type="float">
            <text:p>49.8104549818</text:p>
          </table:table-cell>
          <table:table-cell table:formula="of:=([.K83]*10)+50" office:value-type="float" office:value="45.8419843080101" calcext:value-type="float">
            <text:p>45.841984308</text:p>
          </table:table-cell>
          <table:table-cell table:formula="of:=([.L83]*10)+50" office:value-type="float" office:value="42.0996580385125" calcext:value-type="float">
            <text:p>42.0996580385</text:p>
          </table:table-cell>
          <table:table-cell table:number-columns-repeated="3"/>
          <table:table-cell table:formula="of:=([.P83]*10)+50" office:value-type="float" office:value="37.4427188183053" calcext:value-type="float">
            <text:p>37.4427188183</text:p>
          </table:table-cell>
          <table:table-cell table:formula="of:=([.Q83]*10)+50" office:value-type="float" office:value="45.9166643725886" calcext:value-type="float">
            <text:p>45.9166643726</text:p>
          </table:table-cell>
          <table:table-cell table:formula="of:=([.R83]*10)+50" office:value-type="float" office:value="37.9960369538309" calcext:value-type="float">
            <text:p>37.9960369538</text:p>
          </table:table-cell>
          <table:table-cell table:formula="of:=([.S83]*10)+50" office:value-type="float" office:value="39.284571880507" calcext:value-type="float">
            <text:p>39.2845718805</text:p>
          </table:table-cell>
          <table:table-cell table:number-columns-repeated="2"/>
        </table:table-row>
        <table:table-row table:style-name="ro1">
          <table:table-cell/>
          <table:table-cell table:formula="of:=([.B84]*10)+50" office:value-type="float" office:value="49.8661144560786" calcext:value-type="float">
            <text:p>49.8661144561</text:p>
          </table:table-cell>
          <table:table-cell table:formula="of:=([.C84]*10)+50" office:value-type="float" office:value="41.2792190287016" calcext:value-type="float">
            <text:p>41.2792190287</text:p>
          </table:table-cell>
          <table:table-cell table:formula="of:=([.D84]*10)+50" office:value-type="float" office:value="37.0425107437802" calcext:value-type="float">
            <text:p>37.0425107438</text:p>
          </table:table-cell>
          <table:table-cell table:formula="of:=([.E84]*10)+50" office:value-type="float" office:value="35.8075276888521" calcext:value-type="float">
            <text:p>35.8075276889</text:p>
          </table:table-cell>
          <table:table-cell table:number-columns-repeated="3"/>
          <table:table-cell table:formula="of:=([.I84]*10)+50" office:value-type="float" office:value="42.3786130623427" calcext:value-type="float">
            <text:p>42.3786130623</text:p>
          </table:table-cell>
          <table:table-cell table:formula="of:=([.J84]*10)+50" office:value-type="float" office:value="59.684853922763" calcext:value-type="float">
            <text:p>59.6848539228</text:p>
          </table:table-cell>
          <table:table-cell table:formula="of:=([.K84]*10)+50" office:value-type="float" office:value="48.2915483242045" calcext:value-type="float">
            <text:p>48.2915483242</text:p>
          </table:table-cell>
          <table:table-cell table:formula="of:=([.L84]*10)+50" office:value-type="float" office:value="52.5495978196939" calcext:value-type="float">
            <text:p>52.5495978197</text:p>
          </table:table-cell>
          <table:table-cell table:number-columns-repeated="3"/>
          <table:table-cell table:formula="of:=([.P84]*10)+50" office:value-type="float" office:value="36.1581977364926" calcext:value-type="float">
            <text:p>36.1581977365</text:p>
          </table:table-cell>
          <table:table-cell table:formula="of:=([.Q84]*10)+50" office:value-type="float" office:value="40.0618029815034" calcext:value-type="float">
            <text:p>40.0618029815</text:p>
          </table:table-cell>
          <table:table-cell table:formula="of:=([.R84]*10)+50" office:value-type="float" office:value="43.2729424616778" calcext:value-type="float">
            <text:p>43.2729424617</text:p>
          </table:table-cell>
          <table:table-cell table:formula="of:=([.S84]*10)+50" office:value-type="float" office:value="49.6727357396543" calcext:value-type="float">
            <text:p>49.6727357397</text:p>
          </table:table-cell>
          <table:table-cell table:number-columns-repeated="2"/>
        </table:table-row>
        <table:table-row table:style-name="ro1">
          <table:table-cell/>
          <table:table-cell table:formula="of:=([.B85]*10)+50" office:value-type="float" office:value="54.6120238943387" calcext:value-type="float">
            <text:p>54.6120238943</text:p>
          </table:table-cell>
          <table:table-cell table:formula="of:=([.C85]*10)+50" office:value-type="float" office:value="55.8775662500337" calcext:value-type="float">
            <text:p>55.87756625</text:p>
          </table:table-cell>
          <table:table-cell table:formula="of:=([.D85]*10)+50" office:value-type="float" office:value="51.9728961444751" calcext:value-type="float">
            <text:p>51.9728961445</text:p>
          </table:table-cell>
          <table:table-cell table:formula="of:=([.E85]*10)+50" office:value-type="float" office:value="46.7959840036584" calcext:value-type="float">
            <text:p>46.7959840037</text:p>
          </table:table-cell>
          <table:table-cell table:number-columns-repeated="3"/>
          <table:table-cell table:formula="of:=([.I85]*10)+50" office:value-type="float" office:value="38.8602388361803" calcext:value-type="float">
            <text:p>38.8602388362</text:p>
          </table:table-cell>
          <table:table-cell table:formula="of:=([.J85]*10)+50" office:value-type="float" office:value="42.0416286601884" calcext:value-type="float">
            <text:p>42.0416286602</text:p>
          </table:table-cell>
          <table:table-cell table:formula="of:=([.K85]*10)+50" office:value-type="float" office:value="54.4770456457592" calcext:value-type="float">
            <text:p>54.4770456458</text:p>
          </table:table-cell>
          <table:table-cell table:formula="of:=([.L85]*10)+50" office:value-type="float" office:value="56.8201568176677" calcext:value-type="float">
            <text:p>56.8201568177</text:p>
          </table:table-cell>
          <table:table-cell table:number-columns-repeated="3"/>
          <table:table-cell table:formula="of:=([.P85]*10)+50" office:value-type="float" office:value="54.4242706957797" calcext:value-type="float">
            <text:p>54.4242706958</text:p>
          </table:table-cell>
          <table:table-cell table:formula="of:=([.Q85]*10)+50" office:value-type="float" office:value="49.574080802597" calcext:value-type="float">
            <text:p>49.5740808026</text:p>
          </table:table-cell>
          <table:table-cell table:formula="of:=([.R85]*10)+50" office:value-type="float" office:value="45.9873251331536" calcext:value-type="float">
            <text:p>45.9873251332</text:p>
          </table:table-cell>
          <table:table-cell table:formula="of:=([.S85]*10)+50" office:value-type="float" office:value="40.6786785118157" calcext:value-type="float">
            <text:p>40.6786785118</text:p>
          </table:table-cell>
          <table:table-cell table:number-columns-repeated="2"/>
        </table:table-row>
        <table:table-row table:style-name="ro1">
          <table:table-cell/>
          <table:table-cell table:formula="of:=([.B86]*10)+50" office:value-type="float" office:value="61.8765264912193" calcext:value-type="float">
            <text:p>61.8765264912</text:p>
          </table:table-cell>
          <table:table-cell table:formula="of:=([.C86]*10)+50" office:value-type="float" office:value="66.6628702685738" calcext:value-type="float">
            <text:p>66.6628702686</text:p>
          </table:table-cell>
          <table:table-cell table:formula="of:=([.D86]*10)+50" office:value-type="float" office:value="74.3633842217322" calcext:value-type="float">
            <text:p>74.3633842217</text:p>
          </table:table-cell>
          <table:table-cell table:formula="of:=([.E86]*10)+50" office:value-type="float" office:value="51.3508672247955" calcext:value-type="float">
            <text:p>51.3508672248</text:p>
          </table:table-cell>
          <table:table-cell table:number-columns-repeated="3"/>
          <table:table-cell table:formula="of:=([.I86]*10)+50" office:value-type="float" office:value="54.8073529569993" calcext:value-type="float">
            <text:p>54.807352957</text:p>
          </table:table-cell>
          <table:table-cell table:formula="of:=([.J86]*10)+50" office:value-type="float" office:value="58.5181948082046" calcext:value-type="float">
            <text:p>58.5181948082</text:p>
          </table:table-cell>
          <table:table-cell table:formula="of:=([.K86]*10)+50" office:value-type="float" office:value="53.2304684324673" calcext:value-type="float">
            <text:p>53.2304684325</text:p>
          </table:table-cell>
          <table:table-cell table:formula="of:=([.L86]*10)+50" office:value-type="float" office:value="49.2495718806626" calcext:value-type="float">
            <text:p>49.2495718807</text:p>
          </table:table-cell>
          <table:table-cell table:number-columns-repeated="3"/>
          <table:table-cell table:formula="of:=([.P86]*10)+50" office:value-type="float" office:value="59.204589570208" calcext:value-type="float">
            <text:p>59.2045895702</text:p>
          </table:table-cell>
          <table:table-cell table:formula="of:=([.Q86]*10)+50" office:value-type="float" office:value="56.892021788443" calcext:value-type="float">
            <text:p>56.8920217884</text:p>
          </table:table-cell>
          <table:table-cell table:formula="of:=([.R86]*10)+50" office:value-type="float" office:value="49.7945615884956" calcext:value-type="float">
            <text:p>49.7945615885</text:p>
          </table:table-cell>
          <table:table-cell table:formula="of:=([.S86]*10)+50" office:value-type="float" office:value="46.5917701793688" calcext:value-type="float">
            <text:p>46.5917701794</text:p>
          </table:table-cell>
          <table:table-cell table:number-columns-repeated="2"/>
        </table:table-row>
        <table:table-row table:style-name="ro1">
          <table:table-cell/>
          <table:table-cell table:formula="of:=([.B87]*10)+50" office:value-type="float" office:value="47.7718075671397" calcext:value-type="float">
            <text:p>47.7718075671</text:p>
          </table:table-cell>
          <table:table-cell table:formula="of:=([.C87]*10)+50" office:value-type="float" office:value="46.8277694985575" calcext:value-type="float">
            <text:p>46.8277694986</text:p>
          </table:table-cell>
          <table:table-cell table:formula="of:=([.D87]*10)+50" office:value-type="float" office:value="54.3538571555752" calcext:value-type="float">
            <text:p>54.3538571556</text:p>
          </table:table-cell>
          <table:table-cell table:formula="of:=([.E87]*10)+50" office:value-type="float" office:value="51.712940442548" calcext:value-type="float">
            <text:p>51.7129404425</text:p>
          </table:table-cell>
          <table:table-cell table:number-columns-repeated="3"/>
          <table:table-cell table:formula="of:=([.I87]*10)+50" office:value-type="float" office:value="80.3058662476429" calcext:value-type="float">
            <text:p>80.3058662476</text:p>
          </table:table-cell>
          <table:table-cell table:formula="of:=([.J87]*10)+50" office:value-type="float" office:value="71.5294672431547" calcext:value-type="float">
            <text:p>71.5294672432</text:p>
          </table:table-cell>
          <table:table-cell table:formula="of:=([.K87]*10)+50" office:value-type="float" office:value="88.9313762874816" calcext:value-type="float">
            <text:p>88.9313762875</text:p>
          </table:table-cell>
          <table:table-cell table:formula="of:=([.L87]*10)+50" office:value-type="float" office:value="80.6047296898774" calcext:value-type="float">
            <text:p>80.6047296899</text:p>
          </table:table-cell>
          <table:table-cell table:number-columns-repeated="3"/>
          <table:table-cell table:formula="of:=([.P87]*10)+50" office:value-type="float" office:value="55.3141049300389" calcext:value-type="float">
            <text:p>55.31410493</text:p>
          </table:table-cell>
          <table:table-cell table:formula="of:=([.Q87]*10)+50" office:value-type="float" office:value="50.0660123542538" calcext:value-type="float">
            <text:p>50.0660123543</text:p>
          </table:table-cell>
          <table:table-cell table:formula="of:=([.R87]*10)+50" office:value-type="float" office:value="46.5658245835813" calcext:value-type="float">
            <text:p>46.5658245836</text:p>
          </table:table-cell>
          <table:table-cell table:formula="of:=([.S87]*10)+50" office:value-type="float" office:value="41.6339090692928" calcext:value-type="float">
            <text:p>41.6339090693</text:p>
          </table:table-cell>
          <table:table-cell table:number-columns-repeated="2"/>
        </table:table-row>
        <table:table-row table:style-name="ro1">
          <table:table-cell/>
          <table:table-cell table:formula="of:=([.B88]*10)+50" office:value-type="float" office:value="34.4508362127742" calcext:value-type="float">
            <text:p>34.4508362128</text:p>
          </table:table-cell>
          <table:table-cell table:formula="of:=([.C88]*10)+50" office:value-type="float" office:value="39.4740250216551" calcext:value-type="float">
            <text:p>39.4740250217</text:p>
          </table:table-cell>
          <table:table-cell table:formula="of:=([.D88]*10)+50" office:value-type="float" office:value="33.8272538800585" calcext:value-type="float">
            <text:p>33.8272538801</text:p>
          </table:table-cell>
          <table:table-cell table:formula="of:=([.E88]*10)+50" office:value-type="float" office:value="40.4518315360831" calcext:value-type="float">
            <text:p>40.4518315361</text:p>
          </table:table-cell>
          <table:table-cell table:number-columns-repeated="3"/>
          <table:table-cell table:formula="of:=([.I88]*10)+50" office:value-type="float" office:value="48.5125726669602" calcext:value-type="float">
            <text:p>48.512572667</text:p>
          </table:table-cell>
          <table:table-cell table:formula="of:=([.J88]*10)+50" office:value-type="float" office:value="51.3767431853605" calcext:value-type="float">
            <text:p>51.3767431854</text:p>
          </table:table-cell>
          <table:table-cell table:formula="of:=([.K88]*10)+50" office:value-type="float" office:value="46.1210714583452" calcext:value-type="float">
            <text:p>46.1210714583</text:p>
          </table:table-cell>
          <table:table-cell table:formula="of:=([.L88]*10)+50" office:value-type="float" office:value="44.4131355215891" calcext:value-type="float">
            <text:p>44.4131355216</text:p>
          </table:table-cell>
          <table:table-cell table:number-columns-repeated="3"/>
          <table:table-cell table:formula="of:=([.P88]*10)+50" office:value-type="float" office:value="70.4086587031483" calcext:value-type="float">
            <text:p>70.4086587031</text:p>
          </table:table-cell>
          <table:table-cell table:formula="of:=([.Q88]*10)+50" office:value-type="float" office:value="72.2577482161539" calcext:value-type="float">
            <text:p>72.2577482162</text:p>
          </table:table-cell>
          <table:table-cell table:formula="of:=([.R88]*10)+50" office:value-type="float" office:value="64.5703146996009" calcext:value-type="float">
            <text:p>64.5703146996</text:p>
          </table:table-cell>
          <table:table-cell table:formula="of:=([.S88]*10)+50" office:value-type="float" office:value="56.4767029337317" calcext:value-type="float">
            <text:p>56.4767029337</text:p>
          </table:table-cell>
          <table:table-cell table:number-columns-repeated="2"/>
        </table:table-row>
        <table:table-row table:style-name="ro1">
          <table:table-cell/>
          <table:table-cell table:formula="of:=([.B89]*10)+50" office:value-type="float" office:value="58.3911578735295" calcext:value-type="float">
            <text:p>58.3911578735</text:p>
          </table:table-cell>
          <table:table-cell table:formula="of:=([.C89]*10)+50" office:value-type="float" office:value="58.7016726280741" calcext:value-type="float">
            <text:p>58.7016726281</text:p>
          </table:table-cell>
          <table:table-cell table:formula="of:=([.D89]*10)+50" office:value-type="float" office:value="65.1638975550972" calcext:value-type="float">
            <text:p>65.1638975551</text:p>
          </table:table-cell>
          <table:table-cell table:formula="of:=([.E89]*10)+50" office:value-type="float" office:value="51.8640452370611" calcext:value-type="float">
            <text:p>51.8640452371</text:p>
          </table:table-cell>
          <table:table-cell table:number-columns-repeated="3"/>
          <table:table-cell table:formula="of:=([.I89]*10)+50" office:value-type="float" office:value="48.1802474044283" calcext:value-type="float">
            <text:p>48.1802474044</text:p>
          </table:table-cell>
          <table:table-cell table:formula="of:=([.J89]*10)+50" office:value-type="float" office:value="46.1487230069145" calcext:value-type="float">
            <text:p>46.1487230069</text:p>
          </table:table-cell>
          <table:table-cell table:formula="of:=([.K89]*10)+50" office:value-type="float" office:value="40.8573033124921" calcext:value-type="float">
            <text:p>40.8573033125</text:p>
          </table:table-cell>
          <table:table-cell table:formula="of:=([.L89]*10)+50" office:value-type="float" office:value="56.9388842941852" calcext:value-type="float">
            <text:p>56.9388842942</text:p>
          </table:table-cell>
          <table:table-cell table:number-columns-repeated="3"/>
          <table:table-cell table:formula="of:=([.P89]*10)+50" office:value-type="float" office:value="64.9448647076486" calcext:value-type="float">
            <text:p>64.9448647076</text:p>
          </table:table-cell>
          <table:table-cell table:formula="of:=([.Q89]*10)+50" office:value-type="float" office:value="51.9789225235335" calcext:value-type="float">
            <text:p>51.9789225235</text:p>
          </table:table-cell>
          <table:table-cell table:formula="of:=([.R89]*10)+50" office:value-type="float" office:value="53.085653614111" calcext:value-type="float">
            <text:p>53.0856536141</text:p>
          </table:table-cell>
          <table:table-cell table:formula="of:=([.S89]*10)+50" office:value-type="float" office:value="65.4190237641376" calcext:value-type="float">
            <text:p>65.4190237641</text:p>
          </table:table-cell>
          <table:table-cell table:number-columns-repeated="2"/>
        </table:table-row>
        <table:table-row table:style-name="ro1">
          <table:table-cell/>
          <table:table-cell table:formula="of:=([.B90]*10)+50" office:value-type="float" office:value="42.3793903701507" calcext:value-type="float">
            <text:p>42.3793903702</text:p>
          </table:table-cell>
          <table:table-cell table:formula="of:=([.C90]*10)+50" office:value-type="float" office:value="44.3437702798066" calcext:value-type="float">
            <text:p>44.3437702798</text:p>
          </table:table-cell>
          <table:table-cell table:formula="of:=([.D90]*10)+50" office:value-type="float" office:value="46.3261290679237" calcext:value-type="float">
            <text:p>46.3261290679</text:p>
          </table:table-cell>
          <table:table-cell table:formula="of:=([.E90]*10)+50" office:value-type="float" office:value="48.9060965983328" calcext:value-type="float">
            <text:p>48.9060965983</text:p>
          </table:table-cell>
          <table:table-cell table:number-columns-repeated="3"/>
          <table:table-cell table:formula="of:=([.I90]*10)+50" office:value-type="float" office:value="57.9936830756742" calcext:value-type="float">
            <text:p>57.9936830757</text:p>
          </table:table-cell>
          <table:table-cell table:formula="of:=([.J90]*10)+50" office:value-type="float" office:value="52.4933719301023" calcext:value-type="float">
            <text:p>52.4933719301</text:p>
          </table:table-cell>
          <table:table-cell table:formula="of:=([.K90]*10)+50" office:value-type="float" office:value="49.5220278340746" calcext:value-type="float">
            <text:p>49.5220278341</text:p>
          </table:table-cell>
          <table:table-cell table:formula="of:=([.L90]*10)+50" office:value-type="float" office:value="45.8333809286357" calcext:value-type="float">
            <text:p>45.8333809286</text:p>
          </table:table-cell>
          <table:table-cell table:number-columns-repeated="3"/>
          <table:table-cell table:formula="of:=([.P90]*10)+50" office:value-type="float" office:value="42.2253273916316" calcext:value-type="float">
            <text:p>42.2253273916</text:p>
          </table:table-cell>
          <table:table-cell table:formula="of:=([.Q90]*10)+50" office:value-type="float" office:value="49.14035597101" calcext:value-type="float">
            <text:p>49.140355971</text:p>
          </table:table-cell>
          <table:table-cell table:formula="of:=([.R90]*10)+50" office:value-type="float" office:value="40.1909933523852" calcext:value-type="float">
            <text:p>40.1909933524</text:p>
          </table:table-cell>
          <table:table-cell table:formula="of:=([.S90]*10)+50" office:value-type="float" office:value="43.8893636246885" calcext:value-type="float">
            <text:p>43.8893636247</text:p>
          </table:table-cell>
          <table:table-cell table:number-columns-repeated="2"/>
        </table:table-row>
        <table:table-row table:style-name="ro1">
          <table:table-cell/>
          <table:table-cell table:formula="of:=([.B91]*10)+50" office:value-type="float" office:value="42.0705696894029" calcext:value-type="float">
            <text:p>42.0705696894</text:p>
          </table:table-cell>
          <table:table-cell table:formula="of:=([.C91]*10)+50" office:value-type="float" office:value="34.5602131485147" calcext:value-type="float">
            <text:p>34.5602131485</text:p>
          </table:table-cell>
          <table:table-cell table:formula="of:=([.D91]*10)+50" office:value-type="float" office:value="40.8382643431057" calcext:value-type="float">
            <text:p>40.8382643431</text:p>
          </table:table-cell>
          <table:table-cell table:formula="of:=([.E91]*10)+50" office:value-type="float" office:value="50.5932014408267" calcext:value-type="float">
            <text:p>50.5932014408</text:p>
          </table:table-cell>
          <table:table-cell table:number-columns-repeated="3"/>
          <table:table-cell table:formula="of:=([.I91]*10)+50" office:value-type="float" office:value="57.219663238322" calcext:value-type="float">
            <text:p>57.2196632383</text:p>
          </table:table-cell>
          <table:table-cell table:formula="of:=([.J91]*10)+50" office:value-type="float" office:value="71.9981566585534" calcext:value-type="float">
            <text:p>71.9981566586</text:p>
          </table:table-cell>
          <table:table-cell table:formula="of:=([.K91]*10)+50" office:value-type="float" office:value="60.2409278361206" calcext:value-type="float">
            <text:p>60.2409278361</text:p>
          </table:table-cell>
          <table:table-cell table:formula="of:=([.L91]*10)+50" office:value-type="float" office:value="48.6025498413675" calcext:value-type="float">
            <text:p>48.6025498414</text:p>
          </table:table-cell>
          <table:table-cell table:number-columns-repeated="3"/>
          <table:table-cell table:formula="of:=([.P91]*10)+50" office:value-type="float" office:value="33.6595638139828" calcext:value-type="float">
            <text:p>33.659563814</text:p>
          </table:table-cell>
          <table:table-cell table:formula="of:=([.Q91]*10)+50" office:value-type="float" office:value="38.9572880846475" calcext:value-type="float">
            <text:p>38.9572880846</text:p>
          </table:table-cell>
          <table:table-cell table:formula="of:=([.R91]*10)+50" office:value-type="float" office:value="37.7129033909346" calcext:value-type="float">
            <text:p>37.7129033909</text:p>
          </table:table-cell>
          <table:table-cell table:formula="of:=([.S91]*10)+50" office:value-type="float" office:value="38.4921216954401" calcext:value-type="float">
            <text:p>38.4921216954</text:p>
          </table:table-cell>
          <table:table-cell table:number-columns-repeated="2"/>
        </table:table-row>
        <table:table-row table:style-name="ro1">
          <table:table-cell/>
          <table:table-cell table:formula="of:=([.B92]*10)+50" office:value-type="float" office:value="45.0535136862791" calcext:value-type="float">
            <text:p>45.0535136863</text:p>
          </table:table-cell>
          <table:table-cell table:formula="of:=([.C92]*10)+50" office:value-type="float" office:value="42.6528420302314" calcext:value-type="float">
            <text:p>42.6528420302</text:p>
          </table:table-cell>
          <table:table-cell table:formula="of:=([.D92]*10)+50" office:value-type="float" office:value="41.9174663976259" calcext:value-type="float">
            <text:p>41.9174663976</text:p>
          </table:table-cell>
          <table:table-cell table:formula="of:=([.E92]*10)+50" office:value-type="float" office:value="37.3154700074478" calcext:value-type="float">
            <text:p>37.3154700074</text:p>
          </table:table-cell>
          <table:table-cell table:number-columns-repeated="3"/>
          <table:table-cell table:formula="of:=([.I92]*10)+50" office:value-type="float" office:value="52.37058218681" calcext:value-type="float">
            <text:p>52.3705821868</text:p>
          </table:table-cell>
          <table:table-cell table:formula="of:=([.J92]*10)+50" office:value-type="float" office:value="52.5952742784405" calcext:value-type="float">
            <text:p>52.5952742784</text:p>
          </table:table-cell>
          <table:table-cell table:formula="of:=([.K92]*10)+50" office:value-type="float" office:value="48.1718103504379" calcext:value-type="float">
            <text:p>48.1718103504</text:p>
          </table:table-cell>
          <table:table-cell table:formula="of:=([.L92]*10)+50" office:value-type="float" office:value="43.2171056727141" calcext:value-type="float">
            <text:p>43.2171056727</text:p>
          </table:table-cell>
          <table:table-cell table:number-columns-repeated="3"/>
          <table:table-cell table:formula="of:=([.P92]*10)+50" office:value-type="float" office:value="58.0125150814046" calcext:value-type="float">
            <text:p>58.0125150814</text:p>
          </table:table-cell>
          <table:table-cell table:formula="of:=([.Q92]*10)+50" office:value-type="float" office:value="57.4949981992617" calcext:value-type="float">
            <text:p>57.4949981993</text:p>
          </table:table-cell>
          <table:table-cell table:formula="of:=([.R92]*10)+50" office:value-type="float" office:value="59.7334745292377" calcext:value-type="float">
            <text:p>59.7334745292</text:p>
          </table:table-cell>
          <table:table-cell table:formula="of:=([.S92]*10)+50" office:value-type="float" office:value="54.8653034332056" calcext:value-type="float">
            <text:p>54.8653034332</text:p>
          </table:table-cell>
          <table:table-cell table:number-columns-repeated="2"/>
        </table:table-row>
        <table:table-row table:style-name="ro1">
          <table:table-cell/>
          <table:table-cell table:formula="of:=([.B93]*10)+50" office:value-type="float" office:value="40.9966650578421" calcext:value-type="float">
            <text:p>40.9966650578</text:p>
          </table:table-cell>
          <table:table-cell table:formula="of:=([.C93]*10)+50" office:value-type="float" office:value="42.0023470566449" calcext:value-type="float">
            <text:p>42.0023470566</text:p>
          </table:table-cell>
          <table:table-cell table:formula="of:=([.D93]*10)+50" office:value-type="float" office:value="46.6077770507091" calcext:value-type="float">
            <text:p>46.6077770507</text:p>
          </table:table-cell>
          <table:table-cell table:formula="of:=([.E93]*10)+50" office:value-type="float" office:value="59.1354949517581" calcext:value-type="float">
            <text:p>59.1354949518</text:p>
          </table:table-cell>
          <table:table-cell table:number-columns-repeated="3"/>
          <table:table-cell table:formula="of:=([.I93]*10)+50" office:value-type="float" office:value="42.0361662182109" calcext:value-type="float">
            <text:p>42.0361662182</text:p>
          </table:table-cell>
          <table:table-cell table:formula="of:=([.J93]*10)+50" office:value-type="float" office:value="60.8419980590127" calcext:value-type="float">
            <text:p>60.841998059</text:p>
          </table:table-cell>
          <table:table-cell table:formula="of:=([.K93]*10)+50" office:value-type="float" office:value="45.869838761122" calcext:value-type="float">
            <text:p>45.8698387611</text:p>
          </table:table-cell>
          <table:table-cell table:formula="of:=([.L93]*10)+50" office:value-type="float" office:value="50.4494454248205" calcext:value-type="float">
            <text:p>50.4494454248</text:p>
          </table:table-cell>
          <table:table-cell table:number-columns-repeated="3"/>
          <table:table-cell table:formula="of:=([.P93]*10)+50" office:value-type="float" office:value="63.0816222293509" calcext:value-type="float">
            <text:p>63.0816222294</text:p>
          </table:table-cell>
          <table:table-cell table:formula="of:=([.Q93]*10)+50" office:value-type="float" office:value="52.8203769525018" calcext:value-type="float">
            <text:p>52.8203769525</text:p>
          </table:table-cell>
          <table:table-cell table:formula="of:=([.R93]*10)+50" office:value-type="float" office:value="52.9880933664112" calcext:value-type="float">
            <text:p>52.9880933664</text:p>
          </table:table-cell>
          <table:table-cell table:formula="of:=([.S93]*10)+50" office:value-type="float" office:value="49.2969528334235" calcext:value-type="float">
            <text:p>49.2969528334</text:p>
          </table:table-cell>
          <table:table-cell table:number-columns-repeated="2"/>
        </table:table-row>
        <table:table-row table:style-name="ro1">
          <table:table-cell/>
          <table:table-cell table:formula="of:=([.B94]*10)+50" office:value-type="float" office:value="42.2208740336186" calcext:value-type="float">
            <text:p>42.2208740336</text:p>
          </table:table-cell>
          <table:table-cell table:formula="of:=([.C94]*10)+50" office:value-type="float" office:value="44.5465535691306" calcext:value-type="float">
            <text:p>44.5465535691</text:p>
          </table:table-cell>
          <table:table-cell table:formula="of:=([.D94]*10)+50" office:value-type="float" office:value="43.5757610432575" calcext:value-type="float">
            <text:p>43.5757610433</text:p>
          </table:table-cell>
          <table:table-cell table:formula="of:=([.E94]*10)+50" office:value-type="float" office:value="38.8918432003836" calcext:value-type="float">
            <text:p>38.8918432004</text:p>
          </table:table-cell>
          <table:table-cell table:number-columns-repeated="3"/>
          <table:table-cell table:formula="of:=([.I94]*10)+50" office:value-type="float" office:value="51.6407036914354" calcext:value-type="float">
            <text:p>51.6407036914</text:p>
          </table:table-cell>
          <table:table-cell table:formula="of:=([.J94]*10)+50" office:value-type="float" office:value="51.1434727494057" calcext:value-type="float">
            <text:p>51.1434727494</text:p>
          </table:table-cell>
          <table:table-cell table:formula="of:=([.K94]*10)+50" office:value-type="float" office:value="54.551565351487" calcext:value-type="float">
            <text:p>54.5515653515</text:p>
          </table:table-cell>
          <table:table-cell table:formula="of:=([.L94]*10)+50" office:value-type="float" office:value="65.0815392124681" calcext:value-type="float">
            <text:p>65.0815392125</text:p>
          </table:table-cell>
          <table:table-cell table:number-columns-repeated="3"/>
          <table:table-cell table:formula="of:=([.P94]*10)+50" office:value-type="float" office:value="55.7345508901955" calcext:value-type="float">
            <text:p>55.7345508902</text:p>
          </table:table-cell>
          <table:table-cell table:formula="of:=([.Q94]*10)+50" office:value-type="float" office:value="41.8345649315864" calcext:value-type="float">
            <text:p>41.8345649316</text:p>
          </table:table-cell>
          <table:table-cell table:formula="of:=([.R94]*10)+50" office:value-type="float" office:value="62.8998565134509" calcext:value-type="float">
            <text:p>62.8998565135</text:p>
          </table:table-cell>
          <table:table-cell table:formula="of:=([.S94]*10)+50" office:value-type="float" office:value="56.5420674553662" calcext:value-type="float">
            <text:p>56.5420674554</text:p>
          </table:table-cell>
          <table:table-cell table:number-columns-repeated="2"/>
        </table:table-row>
        <table:table-row table:style-name="ro1">
          <table:table-cell/>
          <table:table-cell table:formula="of:=([.B95]*10)+50" office:value-type="float" office:value="38.8876761220345" calcext:value-type="float">
            <text:p>38.887676122</text:p>
          </table:table-cell>
          <table:table-cell table:formula="of:=([.C95]*10)+50" office:value-type="float" office:value="37.4793701902813" calcext:value-type="float">
            <text:p>37.4793701903</text:p>
          </table:table-cell>
          <table:table-cell table:formula="of:=([.D95]*10)+50" office:value-type="float" office:value="40.9628821668143" calcext:value-type="float">
            <text:p>40.9628821668</text:p>
          </table:table-cell>
          <table:table-cell table:formula="of:=([.E95]*10)+50" office:value-type="float" office:value="41.6803745570993" calcext:value-type="float">
            <text:p>41.6803745571</text:p>
          </table:table-cell>
          <table:table-cell table:number-columns-repeated="3"/>
          <table:table-cell table:formula="of:=([.I95]*10)+50" office:value-type="float" office:value="68.0196719605191" calcext:value-type="float">
            <text:p>68.0196719605</text:p>
          </table:table-cell>
          <table:table-cell table:formula="of:=([.J95]*10)+50" office:value-type="float" office:value="55.8604465122401" calcext:value-type="float">
            <text:p>55.8604465122</text:p>
          </table:table-cell>
          <table:table-cell table:formula="of:=([.K95]*10)+50" office:value-type="float" office:value="52.4398722340781" calcext:value-type="float">
            <text:p>52.4398722341</text:p>
          </table:table-cell>
          <table:table-cell table:formula="of:=([.L95]*10)+50" office:value-type="float" office:value="50.3478010384494" calcext:value-type="float">
            <text:p>50.3478010384</text:p>
          </table:table-cell>
          <table:table-cell table:number-columns-repeated="3"/>
          <table:table-cell table:formula="of:=([.P95]*10)+50" office:value-type="float" office:value="59.3162123914885" calcext:value-type="float">
            <text:p>59.3162123915</text:p>
          </table:table-cell>
          <table:table-cell table:formula="of:=([.Q95]*10)+50" office:value-type="float" office:value="58.5073995488229" calcext:value-type="float">
            <text:p>58.5073995488</text:p>
          </table:table-cell>
          <table:table-cell table:formula="of:=([.R95]*10)+50" office:value-type="float" office:value="55.0929482517994" calcext:value-type="float">
            <text:p>55.0929482518</text:p>
          </table:table-cell>
          <table:table-cell table:formula="of:=([.S95]*10)+50" office:value-type="float" office:value="61.4751960437427" calcext:value-type="float">
            <text:p>61.4751960437</text:p>
          </table:table-cell>
          <table:table-cell table:number-columns-repeated="2"/>
        </table:table-row>
        <table:table-row table:style-name="ro1">
          <table:table-cell/>
          <table:table-cell table:formula="of:=([.B96]*10)+50" office:value-type="float" office:value="48.6895599205626" calcext:value-type="float">
            <text:p>48.6895599206</text:p>
          </table:table-cell>
          <table:table-cell table:formula="of:=([.C96]*10)+50" office:value-type="float" office:value="50.7708348356918" calcext:value-type="float">
            <text:p>50.7708348357</text:p>
          </table:table-cell>
          <table:table-cell table:formula="of:=([.D96]*10)+50" office:value-type="float" office:value="45.9891343897259" calcext:value-type="float">
            <text:p>45.9891343897</text:p>
          </table:table-cell>
          <table:table-cell table:formula="of:=([.E96]*10)+50" office:value-type="float" office:value="44.124502640141" calcext:value-type="float">
            <text:p>44.1245026401</text:p>
          </table:table-cell>
          <table:table-cell table:number-columns-repeated="3"/>
          <table:table-cell table:formula="of:=([.I96]*10)+50" office:value-type="float" office:value="54.0915322138469" calcext:value-type="float">
            <text:p>54.0915322138</text:p>
          </table:table-cell>
          <table:table-cell table:formula="of:=([.J96]*10)+50" office:value-type="float" office:value="52.3325381032071" calcext:value-type="float">
            <text:p>52.3325381032</text:p>
          </table:table-cell>
          <table:table-cell table:formula="of:=([.K96]*10)+50" office:value-type="float" office:value="48.1949621036738" calcext:value-type="float">
            <text:p>48.1949621037</text:p>
          </table:table-cell>
          <table:table-cell table:formula="of:=([.L96]*10)+50" office:value-type="float" office:value="47.0845037432328" calcext:value-type="float">
            <text:p>47.0845037432</text:p>
          </table:table-cell>
          <table:table-cell table:number-columns-repeated="3"/>
          <table:table-cell table:formula="of:=([.P96]*10)+50" office:value-type="float" office:value="40.6173863404678" calcext:value-type="float">
            <text:p>40.6173863405</text:p>
          </table:table-cell>
          <table:table-cell table:formula="of:=([.Q96]*10)+50" office:value-type="float" office:value="42.0131408883049" calcext:value-type="float">
            <text:p>42.0131408883</text:p>
          </table:table-cell>
          <table:table-cell table:formula="of:=([.R96]*10)+50" office:value-type="float" office:value="40.7053476858238" calcext:value-type="float">
            <text:p>40.7053476858</text:p>
          </table:table-cell>
          <table:table-cell table:formula="of:=([.S96]*10)+50" office:value-type="float" office:value="40.0674319040985" calcext:value-type="float">
            <text:p>40.0674319041</text:p>
          </table:table-cell>
          <table:table-cell table:number-columns-repeated="2"/>
        </table:table-row>
        <table:table-row table:style-name="ro1">
          <table:table-cell/>
          <table:table-cell table:formula="of:=([.B97]*10)+50" office:value-type="float" office:value="34.4759698862274" calcext:value-type="float">
            <text:p>34.4759698862</text:p>
          </table:table-cell>
          <table:table-cell table:formula="of:=([.C97]*10)+50" office:value-type="float" office:value="37.7738735270823" calcext:value-type="float">
            <text:p>37.7738735271</text:p>
          </table:table-cell>
          <table:table-cell table:formula="of:=([.D97]*10)+50" office:value-type="float" office:value="38.4800036679676" calcext:value-type="float">
            <text:p>38.480003668</text:p>
          </table:table-cell>
          <table:table-cell table:formula="of:=([.E97]*10)+50" office:value-type="float" office:value="44.0076668280831" calcext:value-type="float">
            <text:p>44.0076668281</text:p>
          </table:table-cell>
          <table:table-cell table:number-columns-repeated="3"/>
          <table:table-cell table:formula="of:=([.I97]*10)+50" office:value-type="float" office:value="37.4325335204977" calcext:value-type="float">
            <text:p>37.4325335205</text:p>
          </table:table-cell>
          <table:table-cell table:formula="of:=([.J97]*10)+50" office:value-type="float" office:value="38.7104654477963" calcext:value-type="float">
            <text:p>38.7104654478</text:p>
          </table:table-cell>
          <table:table-cell table:formula="of:=([.K97]*10)+50" office:value-type="float" office:value="42.1934126965007" calcext:value-type="float">
            <text:p>42.1934126965</text:p>
          </table:table-cell>
          <table:table-cell table:formula="of:=([.L97]*10)+50" office:value-type="float" office:value="62.2023979069187" calcext:value-type="float">
            <text:p>62.2023979069</text:p>
          </table:table-cell>
          <table:table-cell table:number-columns-repeated="3"/>
          <table:table-cell table:formula="of:=([.P97]*10)+50" office:value-type="float" office:value="40.7370231078915" calcext:value-type="float">
            <text:p>40.7370231079</text:p>
          </table:table-cell>
          <table:table-cell table:formula="of:=([.Q97]*10)+50" office:value-type="float" office:value="40.3751585764416" calcext:value-type="float">
            <text:p>40.3751585764</text:p>
          </table:table-cell>
          <table:table-cell table:formula="of:=([.R97]*10)+50" office:value-type="float" office:value="41.4401822120762" calcext:value-type="float">
            <text:p>41.4401822121</text:p>
          </table:table-cell>
          <table:table-cell table:formula="of:=([.S97]*10)+50" office:value-type="float" office:value="38.209969049929" calcext:value-type="float">
            <text:p>38.2099690499</text:p>
          </table:table-cell>
          <table:table-cell table:number-columns-repeated="2"/>
        </table:table-row>
        <table:table-row table:style-name="ro1">
          <table:table-cell/>
          <table:table-cell table:formula="of:=([.B98]*10)+50" office:value-type="float" office:value="61.1675578212351" calcext:value-type="float">
            <text:p>61.1675578212</text:p>
          </table:table-cell>
          <table:table-cell table:formula="of:=([.C98]*10)+50" office:value-type="float" office:value="61.7321491129377" calcext:value-type="float">
            <text:p>61.7321491129</text:p>
          </table:table-cell>
          <table:table-cell table:formula="of:=([.D98]*10)+50" office:value-type="float" office:value="72.4573750852171" calcext:value-type="float">
            <text:p>72.4573750852</text:p>
          </table:table-cell>
          <table:table-cell table:formula="of:=([.E98]*10)+50" office:value-type="float" office:value="76.4351198385267" calcext:value-type="float">
            <text:p>76.4351198385</text:p>
          </table:table-cell>
          <table:table-cell table:number-columns-repeated="3"/>
          <table:table-cell table:formula="of:=([.I98]*10)+50" office:value-type="float" office:value="43.6679900961593" calcext:value-type="float">
            <text:p>43.6679900962</text:p>
          </table:table-cell>
          <table:table-cell table:formula="of:=([.J98]*10)+50" office:value-type="float" office:value="37.33693228872" calcext:value-type="float">
            <text:p>37.3369322887</text:p>
          </table:table-cell>
          <table:table-cell table:formula="of:=([.K98]*10)+50" office:value-type="float" office:value="43.7999273233809" calcext:value-type="float">
            <text:p>43.7999273234</text:p>
          </table:table-cell>
          <table:table-cell table:formula="of:=([.L98]*10)+50" office:value-type="float" office:value="43.449649237332" calcext:value-type="float">
            <text:p>43.4496492373</text:p>
          </table:table-cell>
          <table:table-cell table:number-columns-repeated="3"/>
          <table:table-cell table:formula="of:=([.P98]*10)+50" office:value-type="float" office:value="46.0150652802859" calcext:value-type="float">
            <text:p>46.0150652803</text:p>
          </table:table-cell>
          <table:table-cell table:formula="of:=([.Q98]*10)+50" office:value-type="float" office:value="46.0068000216285" calcext:value-type="float">
            <text:p>46.0068000216</text:p>
          </table:table-cell>
          <table:table-cell table:formula="of:=([.R98]*10)+50" office:value-type="float" office:value="46.979933524888" calcext:value-type="float">
            <text:p>46.9799335249</text:p>
          </table:table-cell>
          <table:table-cell table:formula="of:=([.S98]*10)+50" office:value-type="float" office:value="49.2585921875222" calcext:value-type="float">
            <text:p>49.2585921875</text:p>
          </table:table-cell>
          <table:table-cell table:number-columns-repeated="2"/>
        </table:table-row>
        <table:table-row table:style-name="ro1">
          <table:table-cell/>
          <table:table-cell table:formula="of:=([.B99]*10)+50" office:value-type="float" office:value="76.4314119031898" calcext:value-type="float">
            <text:p>76.4314119032</text:p>
          </table:table-cell>
          <table:table-cell table:formula="of:=([.C99]*10)+50" office:value-type="float" office:value="73.8075545255287" calcext:value-type="float">
            <text:p>73.8075545255</text:p>
          </table:table-cell>
          <table:table-cell table:formula="of:=([.D99]*10)+50" office:value-type="float" office:value="55.0406008244442" calcext:value-type="float">
            <text:p>55.0406008244</text:p>
          </table:table-cell>
          <table:table-cell table:formula="of:=([.E99]*10)+50" office:value-type="float" office:value="60.925192560477" calcext:value-type="float">
            <text:p>60.9251925605</text:p>
          </table:table-cell>
          <table:table-cell table:number-columns-repeated="3"/>
          <table:table-cell table:formula="of:=([.I99]*10)+50" office:value-type="float" office:value="33.6965452899363" calcext:value-type="float">
            <text:p>33.6965452899</text:p>
          </table:table-cell>
          <table:table-cell table:formula="of:=([.J99]*10)+50" office:value-type="float" office:value="31.9858312618294" calcext:value-type="float">
            <text:p>31.9858312618</text:p>
          </table:table-cell>
          <table:table-cell table:formula="of:=([.K99]*10)+50" office:value-type="float" office:value="38.6352776210687" calcext:value-type="float">
            <text:p>38.6352776211</text:p>
          </table:table-cell>
          <table:table-cell table:formula="of:=([.L99]*10)+50" office:value-type="float" office:value="38.2790249272696" calcext:value-type="float">
            <text:p>38.2790249273</text:p>
          </table:table-cell>
          <table:table-cell table:number-columns-repeated="3"/>
          <table:table-cell table:formula="of:=([.P99]*10)+50" office:value-type="float" office:value="48.5969870002127" calcext:value-type="float">
            <text:p>48.5969870002</text:p>
          </table:table-cell>
          <table:table-cell table:formula="of:=([.Q99]*10)+50" office:value-type="float" office:value="45.9073399951017" calcext:value-type="float">
            <text:p>45.9073399951</text:p>
          </table:table-cell>
          <table:table-cell table:formula="of:=([.R99]*10)+50" office:value-type="float" office:value="48.6787349022657" calcext:value-type="float">
            <text:p>48.6787349023</text:p>
          </table:table-cell>
          <table:table-cell table:formula="of:=([.S99]*10)+50" office:value-type="float" office:value="46.5041968627388" calcext:value-type="float">
            <text:p>46.5041968627</text:p>
          </table:table-cell>
          <table:table-cell table:number-columns-repeated="2"/>
        </table:table-row>
        <table:table-row table:style-name="ro1">
          <table:table-cell/>
          <table:table-cell table:formula="of:=([.B100]*10)+50" office:value-type="float" office:value="55.4350894878707" calcext:value-type="float">
            <text:p>55.4350894879</text:p>
          </table:table-cell>
          <table:table-cell table:formula="of:=([.C100]*10)+50" office:value-type="float" office:value="50.8950924419105" calcext:value-type="float">
            <text:p>50.8950924419</text:p>
          </table:table-cell>
          <table:table-cell table:formula="of:=([.D100]*10)+50" office:value-type="float" office:value="46.3233207789387" calcext:value-type="float">
            <text:p>46.3233207789</text:p>
          </table:table-cell>
          <table:table-cell table:formula="of:=([.E100]*10)+50" office:value-type="float" office:value="40.8258988976948" calcext:value-type="float">
            <text:p>40.8258988977</text:p>
          </table:table-cell>
          <table:table-cell table:number-columns-repeated="3"/>
          <table:table-cell table:formula="of:=([.I100]*10)+50" office:value-type="float" office:value="59.9777942243099" calcext:value-type="float">
            <text:p>59.9777942243</text:p>
          </table:table-cell>
          <table:table-cell table:formula="of:=([.J100]*10)+50" office:value-type="float" office:value="46.6748092269495" calcext:value-type="float">
            <text:p>46.6748092269</text:p>
          </table:table-cell>
          <table:table-cell table:formula="of:=([.K100]*10)+50" office:value-type="float" office:value="51.3190018059339" calcext:value-type="float">
            <text:p>51.3190018059</text:p>
          </table:table-cell>
          <table:table-cell table:formula="of:=([.L100]*10)+50" office:value-type="float" office:value="38.1517559056789" calcext:value-type="float">
            <text:p>38.1517559057</text:p>
          </table:table-cell>
          <table:table-cell table:number-columns-repeated="3"/>
          <table:table-cell table:formula="of:=([.P100]*10)+50" office:value-type="float" office:value="45.2500196359711" calcext:value-type="float">
            <text:p>45.250019636</text:p>
          </table:table-cell>
          <table:table-cell table:formula="of:=([.Q100]*10)+50" office:value-type="float" office:value="47.2475073411717" calcext:value-type="float">
            <text:p>47.2475073412</text:p>
          </table:table-cell>
          <table:table-cell table:formula="of:=([.R100]*10)+50" office:value-type="float" office:value="41.608749612536" calcext:value-type="float">
            <text:p>41.6087496125</text:p>
          </table:table-cell>
          <table:table-cell table:formula="of:=([.S100]*10)+50" office:value-type="float" office:value="45.7844300067482" calcext:value-type="float">
            <text:p>45.7844300067</text:p>
          </table:table-cell>
          <table:table-cell table:number-columns-repeated="2"/>
        </table:table-row>
        <table:table-row table:style-name="ro1">
          <table:table-cell/>
          <table:table-cell table:formula="of:=([.B101]*10)+50" office:value-type="float" office:value="58.3096600709953" calcext:value-type="float">
            <text:p>58.309660071</text:p>
          </table:table-cell>
          <table:table-cell table:formula="of:=([.C101]*10)+50" office:value-type="float" office:value="63.0166140794899" calcext:value-type="float">
            <text:p>63.0166140795</text:p>
          </table:table-cell>
          <table:table-cell table:formula="of:=([.D101]*10)+50" office:value-type="float" office:value="58.8907650228538" calcext:value-type="float">
            <text:p>58.8907650229</text:p>
          </table:table-cell>
          <table:table-cell table:formula="of:=([.E101]*10)+50" office:value-type="float" office:value="67.8597353414121" calcext:value-type="float">
            <text:p>67.8597353414</text:p>
          </table:table-cell>
          <table:table-cell table:number-columns-repeated="3"/>
          <table:table-cell table:formula="of:=([.I101]*10)+50" office:value-type="float" office:value="49.4929603069337" calcext:value-type="float">
            <text:p>49.4929603069</text:p>
          </table:table-cell>
          <table:table-cell table:formula="of:=([.J101]*10)+50" office:value-type="float" office:value="46.4593410084754" calcext:value-type="float">
            <text:p>46.4593410085</text:p>
          </table:table-cell>
          <table:table-cell table:formula="of:=([.K101]*10)+50" office:value-type="float" office:value="47.5807171506356" calcext:value-type="float">
            <text:p>47.5807171506</text:p>
          </table:table-cell>
          <table:table-cell table:formula="of:=([.L101]*10)+50" office:value-type="float" office:value="41.8359378343774" calcext:value-type="float">
            <text:p>41.8359378344</text:p>
          </table:table-cell>
          <table:table-cell table:number-columns-repeated="3"/>
          <table:table-cell table:formula="of:=([.P101]*10)+50" office:value-type="float" office:value="34.861369523103" calcext:value-type="float">
            <text:p>34.8613695231</text:p>
          </table:table-cell>
          <table:table-cell table:formula="of:=([.Q101]*10)+50" office:value-type="float" office:value="35.5360892176402" calcext:value-type="float">
            <text:p>35.5360892176</text:p>
          </table:table-cell>
          <table:table-cell table:formula="of:=([.R101]*10)+50" office:value-type="float" office:value="36.260836951929" calcext:value-type="float">
            <text:p>36.2608369519</text:p>
          </table:table-cell>
          <table:table-cell table:formula="of:=([.S101]*10)+50" office:value-type="float" office:value="35.9946417491274" calcext:value-type="float">
            <text:p>35.9946417491</text:p>
          </table:table-cell>
          <table:table-cell table:number-columns-repeated="2"/>
        </table:table-row>
        <table:table-row table:style-name="ro1">
          <table:table-cell/>
          <table:table-cell table:formula="of:=([.B102]*10)+50" office:value-type="float" office:value="60.9328939195872" calcext:value-type="float">
            <text:p>60.9328939196</text:p>
          </table:table-cell>
          <table:table-cell table:formula="of:=([.C102]*10)+50" office:value-type="float" office:value="58.7360035955655" calcext:value-type="float">
            <text:p>58.7360035956</text:p>
          </table:table-cell>
          <table:table-cell table:formula="of:=([.D102]*10)+50" office:value-type="float" office:value="57.2454587137778" calcext:value-type="float">
            <text:p>57.2454587138</text:p>
          </table:table-cell>
          <table:table-cell table:formula="of:=([.E102]*10)+50" office:value-type="float" office:value="46.9204232461986" calcext:value-type="float">
            <text:p>46.9204232462</text:p>
          </table:table-cell>
          <table:table-cell table:number-columns-repeated="3"/>
          <table:table-cell table:formula="of:=([.I102]*10)+50" office:value-type="float" office:value="46.7370785613013" calcext:value-type="float">
            <text:p>46.7370785613</text:p>
          </table:table-cell>
          <table:table-cell table:formula="of:=([.J102]*10)+50" office:value-type="float" office:value="35.9940926080589" calcext:value-type="float">
            <text:p>35.9940926081</text:p>
          </table:table-cell>
          <table:table-cell table:formula="of:=([.K102]*10)+50" office:value-type="float" office:value="39.7027904929272" calcext:value-type="float">
            <text:p>39.7027904929</text:p>
          </table:table-cell>
          <table:table-cell table:formula="of:=([.L102]*10)+50" office:value-type="float" office:value="35.6691558301529" calcext:value-type="float">
            <text:p>35.6691558302</text:p>
          </table:table-cell>
          <table:table-cell table:number-columns-repeated="3"/>
          <table:table-cell table:formula="of:=([.P102]*10)+50" office:value-type="float" office:value="46.3845654399606" calcext:value-type="float">
            <text:p>46.38456544</text:p>
          </table:table-cell>
          <table:table-cell table:formula="of:=([.Q102]*10)+50" office:value-type="float" office:value="48.0787897219724" calcext:value-type="float">
            <text:p>48.078789722</text:p>
          </table:table-cell>
          <table:table-cell table:formula="of:=([.R102]*10)+50" office:value-type="float" office:value="48.5367205967456" calcext:value-type="float">
            <text:p>48.5367205967</text:p>
          </table:table-cell>
          <table:table-cell table:formula="of:=([.S102]*10)+50" office:value-type="float" office:value="54.9448008243827" calcext:value-type="float">
            <text:p>54.9448008244</text:p>
          </table:table-cell>
          <table:table-cell table:number-columns-repeated="2"/>
        </table:table-row>
        <table:table-row table:style-name="ro1">
          <table:table-cell/>
          <table:table-cell table:formula="of:=([.B103]*10)+50" office:value-type="float" office:value="47.952595822227" calcext:value-type="float">
            <text:p>47.9525958222</text:p>
          </table:table-cell>
          <table:table-cell table:formula="of:=([.C103]*10)+50" office:value-type="float" office:value="50.2362709277011" calcext:value-type="float">
            <text:p>50.2362709277</text:p>
          </table:table-cell>
          <table:table-cell table:formula="of:=([.D103]*10)+50" office:value-type="float" office:value="49.8652752612465" calcext:value-type="float">
            <text:p>49.8652752612</text:p>
          </table:table-cell>
          <table:table-cell table:formula="of:=([.E103]*10)+50" office:value-type="float" office:value="43.4234877677934" calcext:value-type="float">
            <text:p>43.4234877678</text:p>
          </table:table-cell>
          <table:table-cell table:number-columns-repeated="3"/>
          <table:table-cell table:formula="of:=([.I103]*10)+50" office:value-type="float" office:value="49.3192064894678" calcext:value-type="float">
            <text:p>49.3192064895</text:p>
          </table:table-cell>
          <table:table-cell table:formula="of:=([.J103]*10)+50" office:value-type="float" office:value="55.7131178158475" calcext:value-type="float">
            <text:p>55.7131178158</text:p>
          </table:table-cell>
          <table:table-cell table:formula="of:=([.K103]*10)+50" office:value-type="float" office:value="62.6376769152457" calcext:value-type="float">
            <text:p>62.6376769152</text:p>
          </table:table-cell>
          <table:table-cell table:formula="of:=([.L103]*10)+50" office:value-type="float" office:value="62.1161283016794" calcext:value-type="float">
            <text:p>62.1161283017</text:p>
          </table:table-cell>
          <table:table-cell table:number-columns-repeated="3"/>
          <table:table-cell table:formula="of:=([.P103]*10)+50" office:value-type="float" office:value="61.3843829211627" calcext:value-type="float">
            <text:p>61.3843829212</text:p>
          </table:table-cell>
          <table:table-cell table:formula="of:=([.Q103]*10)+50" office:value-type="float" office:value="81.5586734808781" calcext:value-type="float">
            <text:p>81.5586734809</text:p>
          </table:table-cell>
          <table:table-cell table:formula="of:=([.R103]*10)+50" office:value-type="float" office:value="79.5519288838342" calcext:value-type="float">
            <text:p>79.5519288838</text:p>
          </table:table-cell>
          <table:table-cell table:formula="of:=([.S103]*10)+50" office:value-type="float" office:value="74.9839479724289" calcext:value-type="float">
            <text:p>74.9839479724</text:p>
          </table:table-cell>
          <table:table-cell table:number-columns-repeated="2"/>
        </table:table-row>
        <table:table-row table:style-name="ro1">
          <table:table-cell/>
          <table:table-cell table:formula="of:=([.B104]*10)+50" office:value-type="float" office:value="44.8265640804435" calcext:value-type="float">
            <text:p>44.8265640804</text:p>
          </table:table-cell>
          <table:table-cell table:formula="of:=([.C104]*10)+50" office:value-type="float" office:value="50.5224477238792" calcext:value-type="float">
            <text:p>50.5224477239</text:p>
          </table:table-cell>
          <table:table-cell table:formula="of:=([.D104]*10)+50" office:value-type="float" office:value="50.3927655422589" calcext:value-type="float">
            <text:p>50.3927655423</text:p>
          </table:table-cell>
          <table:table-cell table:formula="of:=([.E104]*10)+50" office:value-type="float" office:value="45.5823265718961" calcext:value-type="float">
            <text:p>45.5823265719</text:p>
          </table:table-cell>
          <table:table-cell table:number-columns-repeated="3"/>
          <table:table-cell table:formula="of:=([.I104]*10)+50" office:value-type="float" office:value="42.3367209607207" calcext:value-type="float">
            <text:p>42.3367209607</text:p>
          </table:table-cell>
          <table:table-cell table:formula="of:=([.J104]*10)+50" office:value-type="float" office:value="39.3798902120299" calcext:value-type="float">
            <text:p>39.379890212</text:p>
          </table:table-cell>
          <table:table-cell table:formula="of:=([.K104]*10)+50" office:value-type="float" office:value="42.2402588221888" calcext:value-type="float">
            <text:p>42.2402588222</text:p>
          </table:table-cell>
          <table:table-cell table:formula="of:=([.L104]*10)+50" office:value-type="float" office:value="45.2346186190043" calcext:value-type="float">
            <text:p>45.234618619</text:p>
          </table:table-cell>
          <table:table-cell table:number-columns-repeated="3"/>
          <table:table-cell table:formula="of:=([.P104]*10)+50" office:value-type="float" office:value="50.5678453267193" calcext:value-type="float">
            <text:p>50.5678453267</text:p>
          </table:table-cell>
          <table:table-cell table:formula="of:=([.Q104]*10)+50" office:value-type="float" office:value="49.4743382191767" calcext:value-type="float">
            <text:p>49.4743382192</text:p>
          </table:table-cell>
          <table:table-cell table:formula="of:=([.R104]*10)+50" office:value-type="float" office:value="52.809680436367" calcext:value-type="float">
            <text:p>52.8096804364</text:p>
          </table:table-cell>
          <table:table-cell table:formula="of:=([.S104]*10)+50" office:value-type="float" office:value="54.6500295453514" calcext:value-type="float">
            <text:p>54.6500295454</text:p>
          </table:table-cell>
          <table:table-cell table:number-columns-repeated="2"/>
        </table:table-row>
        <table:table-row table:style-name="ro1">
          <table:table-cell/>
          <table:table-cell table:formula="of:=([.B105]*10)+50" office:value-type="float" office:value="55.0030889223766" calcext:value-type="float">
            <text:p>55.0030889224</text:p>
          </table:table-cell>
          <table:table-cell table:formula="of:=([.C105]*10)+50" office:value-type="float" office:value="48.2416160963272" calcext:value-type="float">
            <text:p>48.2416160963</text:p>
          </table:table-cell>
          <table:table-cell table:formula="of:=([.D105]*10)+50" office:value-type="float" office:value="49.6018811568635" calcext:value-type="float">
            <text:p>49.6018811569</text:p>
          </table:table-cell>
          <table:table-cell table:formula="of:=([.E105]*10)+50" office:value-type="float" office:value="57.1945854579559" calcext:value-type="float">
            <text:p>57.194585458</text:p>
          </table:table-cell>
          <table:table-cell table:number-columns-repeated="3"/>
          <table:table-cell table:formula="of:=([.I105]*10)+50" office:value-type="float" office:value="39.6795246356879" calcext:value-type="float">
            <text:p>39.6795246357</text:p>
          </table:table-cell>
          <table:table-cell table:formula="of:=([.J105]*10)+50" office:value-type="float" office:value="42.5407046192181" calcext:value-type="float">
            <text:p>42.5407046192</text:p>
          </table:table-cell>
          <table:table-cell table:formula="of:=([.K105]*10)+50" office:value-type="float" office:value="45.8810528915956" calcext:value-type="float">
            <text:p>45.8810528916</text:p>
          </table:table-cell>
          <table:table-cell table:formula="of:=([.L105]*10)+50" office:value-type="float" office:value="44.6277418415533" calcext:value-type="float">
            <text:p>44.6277418416</text:p>
          </table:table-cell>
          <table:table-cell table:number-columns-repeated="3"/>
          <table:table-cell table:formula="of:=([.P105]*10)+50" office:value-type="float" office:value="47.8940494385078" calcext:value-type="float">
            <text:p>47.8940494385</text:p>
          </table:table-cell>
          <table:table-cell table:formula="of:=([.Q105]*10)+50" office:value-type="float" office:value="50.6370598361023" calcext:value-type="float">
            <text:p>50.6370598361</text:p>
          </table:table-cell>
          <table:table-cell table:formula="of:=([.R105]*10)+50" office:value-type="float" office:value="54.2175911669335" calcext:value-type="float">
            <text:p>54.2175911669</text:p>
          </table:table-cell>
          <table:table-cell table:formula="of:=([.S105]*10)+50" office:value-type="float" office:value="47.2242160913999" calcext:value-type="float">
            <text:p>47.2242160914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LEGACY.TDIST(50;24;1)" office:value-type="float" office:value="4.42240991720148E-026" calcext:value-type="float">
            <text:p>4.42240991720148E-2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38:45.140941002</meta:creation-date>
    <dc:date>2017-09-13T14:46:36.956012338</dc:date>
    <meta:editing-duration>PT5M39S</meta:editing-duration>
    <meta:editing-cycles>1</meta:editing-cycles>
    <meta:document-statistic meta:table-count="1" meta:cell-count="1482" meta:object-count="0"/>
    <meta:generator>LibreOffice/5.1.6.2$Linux_X86_64 LibreOffice_project/10m0$Build-2</meta:generator>
  </office:meta>
</office:document-meta>
</file>